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09cm"/>
    </style:style>
    <style:style style:name="co2" style:family="table-column">
      <style:table-column-properties fo:break-before="auto" style:column-width="11.291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cademicRepor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ademic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float" office:value="102121001" calcext:value-type="float">
            <text:p>102121001</text:p>
          </table:table-cell>
          <table:table-cell office:value-type="string" calcext:value-type="string">
            <text:p>AASTHA BARSA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2" calcext:value-type="float">
            <text:p>102121002</text:p>
          </table:table-cell>
          <table:table-cell office:value-type="string" calcext:value-type="string">
            <text:p>ABHIJEET VIJAY DAN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3" calcext:value-type="float">
            <text:p>102121003</text:p>
          </table:table-cell>
          <table:table-cell office:value-type="string" calcext:value-type="string">
            <text:p>ABINAYA SRI SENTHIL 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4" calcext:value-type="float">
            <text:p>102121004</text:p>
          </table:table-cell>
          <table:table-cell office:value-type="string" calcext:value-type="string">
            <text:p>ADARSH GUP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5" calcext:value-type="float">
            <text:p>102121005</text:p>
          </table:table-cell>
          <table:table-cell office:value-type="string" calcext:value-type="string">
            <text:p>ADITYA PRAVEEN MEN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6" calcext:value-type="float">
            <text:p>102121006</text:p>
          </table:table-cell>
          <table:table-cell office:value-type="string" calcext:value-type="string">
            <text:p>ANKI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7" calcext:value-type="float">
            <text:p>102121007</text:p>
          </table:table-cell>
          <table:table-cell office:value-type="string" calcext:value-type="string">
            <text:p>ANUBHAV DUT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8" calcext:value-type="float">
            <text:p>102121008</text:p>
          </table:table-cell>
          <table:table-cell office:value-type="string" calcext:value-type="string">
            <text:p>ATHARSH JEYADEV S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09" calcext:value-type="float">
            <text:p>102121009</text:p>
          </table:table-cell>
          <table:table-cell office:value-type="string" calcext:value-type="string">
            <text:p>BANOTHU VAMS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0" calcext:value-type="float">
            <text:p>102121010</text:p>
          </table:table-cell>
          <table:table-cell office:value-type="string" calcext:value-type="string">
            <text:p>B DEVI SRI PRAS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1" calcext:value-type="float">
            <text:p>102121011</text:p>
          </table:table-cell>
          <table:table-cell office:value-type="string" calcext:value-type="string">
            <text:p>BEHARA BALAJ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2" calcext:value-type="float">
            <text:p>102121012</text:p>
          </table:table-cell>
          <table:table-cell office:value-type="string" calcext:value-type="string">
            <text:p>CHAUDHARI DEVESH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3" calcext:value-type="float">
            <text:p>102121013</text:p>
          </table:table-cell>
          <table:table-cell office:value-type="string" calcext:value-type="string">
            <text:p>DAKSHESH S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4" calcext:value-type="float">
            <text:p>102121014</text:p>
          </table:table-cell>
          <table:table-cell office:value-type="string" calcext:value-type="string">
            <text:p>DARSHAN PAT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5" calcext:value-type="float">
            <text:p>102121015</text:p>
          </table:table-cell>
          <table:table-cell office:value-type="string" calcext:value-type="string">
            <text:p>D DEVA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6" calcext:value-type="float">
            <text:p>102121016</text:p>
          </table:table-cell>
          <table:table-cell office:value-type="string" calcext:value-type="string">
            <text:p>DHEGAVATH VAMSI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7" calcext:value-type="float">
            <text:p>102121017</text:p>
          </table:table-cell>
          <table:table-cell office:value-type="string" calcext:value-type="string">
            <text:p>GIRIJASRI RAJEND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8" calcext:value-type="float">
            <text:p>102121018</text:p>
          </table:table-cell>
          <table:table-cell office:value-type="string" calcext:value-type="string">
            <text:p>HARSH GUP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19" calcext:value-type="float">
            <text:p>102121019</text:p>
          </table:table-cell>
          <table:table-cell office:value-type="string" calcext:value-type="string">
            <text:p>HEMACHANDAR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0" calcext:value-type="float">
            <text:p>102121020</text:p>
          </table:table-cell>
          <table:table-cell office:value-type="string" calcext:value-type="string">
            <text:p>HENSON SUDHEER U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1" calcext:value-type="float">
            <text:p>102121021</text:p>
          </table:table-cell>
          <table:table-cell office:value-type="string" calcext:value-type="string">
            <text:p>JALASUTRAM SINDHU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2" calcext:value-type="float">
            <text:p>102121022</text:p>
          </table:table-cell>
          <table:table-cell office:value-type="string" calcext:value-type="string">
            <text:p>JAYAMALAR.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3" calcext:value-type="float">
            <text:p>102121023</text:p>
          </table:table-cell>
          <table:table-cell office:value-type="string" calcext:value-type="string">
            <text:p>KARTHDEEP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4" calcext:value-type="float">
            <text:p>102121024</text:p>
          </table:table-cell>
          <table:table-cell office:value-type="string" calcext:value-type="string">
            <text:p>MADHUPARNA MUKHERJ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5" calcext:value-type="float">
            <text:p>102121025</text:p>
          </table:table-cell>
          <table:table-cell office:value-type="string" calcext:value-type="string">
            <text:p>MANGLU RAM PODIY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6" calcext:value-type="float">
            <text:p>102121026</text:p>
          </table:table-cell>
          <table:table-cell office:value-type="string" calcext:value-type="string">
            <text:p>M CHARUPR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7" calcext:value-type="float">
            <text:p>102121027</text:p>
          </table:table-cell>
          <table:table-cell office:value-type="string" calcext:value-type="string">
            <text:p>M.MAHAD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8" calcext:value-type="float">
            <text:p>102121028</text:p>
          </table:table-cell>
          <table:table-cell office:value-type="string" calcext:value-type="string">
            <text:p>MOLUMURI TEJ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29" calcext:value-type="float">
            <text:p>102121029</text:p>
          </table:table-cell>
          <table:table-cell office:value-type="string" calcext:value-type="string">
            <text:p>MORADIYA MAULIK NARESHBH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0" calcext:value-type="float">
            <text:p>102121030</text:p>
          </table:table-cell>
          <table:table-cell office:value-type="string" calcext:value-type="string">
            <text:p>MP. MAHADE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1" calcext:value-type="float">
            <text:p>102121031</text:p>
          </table:table-cell>
          <table:table-cell office:value-type="string" calcext:value-type="string">
            <text:p>MUDIT TRIPAT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2" calcext:value-type="float">
            <text:p>102121032</text:p>
          </table:table-cell>
          <table:table-cell office:value-type="string" calcext:value-type="string">
            <text:p>NANTHA BALAN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3" calcext:value-type="float">
            <text:p>102121033</text:p>
          </table:table-cell>
          <table:table-cell office:value-type="string" calcext:value-type="string">
            <text:p>NEEHAR LABEN P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4" calcext:value-type="float">
            <text:p>102121034</text:p>
          </table:table-cell>
          <table:table-cell office:value-type="string" calcext:value-type="string">
            <text:p>PACHBHAI PRASAD GAJ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5" calcext:value-type="float">
            <text:p>102121035</text:p>
          </table:table-cell>
          <table:table-cell office:value-type="string" calcext:value-type="string">
            <text:p>PALLAV GANGW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6" calcext:value-type="float">
            <text:p>102121036</text:p>
          </table:table-cell>
          <table:table-cell office:value-type="string" calcext:value-type="string">
            <text:p>PARASURAM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7" calcext:value-type="float">
            <text:p>102121037</text:p>
          </table:table-cell>
          <table:table-cell office:value-type="string" calcext:value-type="string">
            <text:p>PRITHIKA RO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8" calcext:value-type="float">
            <text:p>102121038</text:p>
          </table:table-cell>
          <table:table-cell office:value-type="string" calcext:value-type="string">
            <text:p>PRIYANSHU PRABHA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39" calcext:value-type="float">
            <text:p>102121039</text:p>
          </table:table-cell>
          <table:table-cell office:value-type="string" calcext:value-type="string">
            <text:p>RAGHAV GANESH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0" calcext:value-type="float">
            <text:p>102121040</text:p>
          </table:table-cell>
          <table:table-cell office:value-type="string" calcext:value-type="string">
            <text:p>RATIBA SULT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1" calcext:value-type="float">
            <text:p>102121041</text:p>
          </table:table-cell>
          <table:table-cell office:value-type="string" calcext:value-type="string">
            <text:p>RAVI CHOUDH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2" calcext:value-type="float">
            <text:p>102121042</text:p>
          </table:table-cell>
          <table:table-cell office:value-type="string" calcext:value-type="string">
            <text:p>RINKA YADA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3" calcext:value-type="float">
            <text:p>102121043</text:p>
          </table:table-cell>
          <table:table-cell office:value-type="string" calcext:value-type="string">
            <text:p>RISHI KESAV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4" calcext:value-type="float">
            <text:p>102121044</text:p>
          </table:table-cell>
          <table:table-cell office:value-type="string" calcext:value-type="string">
            <text:p>RITESH YAD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5" calcext:value-type="float">
            <text:p>102121045</text:p>
          </table:table-cell>
          <table:table-cell office:value-type="string" calcext:value-type="string">
            <text:p>RITHIKA SRINIVAS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6" calcext:value-type="float">
            <text:p>102121046</text:p>
          </table:table-cell>
          <table:table-cell office:value-type="string" calcext:value-type="string">
            <text:p>R.MOH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7" calcext:value-type="float">
            <text:p>102121047</text:p>
          </table:table-cell>
          <table:table-cell office:value-type="string" calcext:value-type="string">
            <text:p>R RAAJASH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8" calcext:value-type="float">
            <text:p>102121048</text:p>
          </table:table-cell>
          <table:table-cell office:value-type="string" calcext:value-type="string">
            <text:p>SACHIN MAUR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49" calcext:value-type="float">
            <text:p>102121049</text:p>
          </table:table-cell>
          <table:table-cell office:value-type="string" calcext:value-type="string">
            <text:p>SAMRIDDH TENGUR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0" calcext:value-type="float">
            <text:p>102121050</text:p>
          </table:table-cell>
          <table:table-cell office:value-type="string" calcext:value-type="string">
            <text:p>SANJAY KUMAR P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1" calcext:value-type="float">
            <text:p>102121051</text:p>
          </table:table-cell>
          <table:table-cell office:value-type="string" calcext:value-type="string">
            <text:p>SANJAYNITHIN A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2" calcext:value-type="float">
            <text:p>102121052</text:p>
          </table:table-cell>
          <table:table-cell office:value-type="string" calcext:value-type="string">
            <text:p>SANKET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3" calcext:value-type="float">
            <text:p>102121053</text:p>
          </table:table-cell>
          <table:table-cell office:value-type="string" calcext:value-type="string">
            <text:p>SESHA RAGHAVAN K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4" calcext:value-type="float">
            <text:p>102121054</text:p>
          </table:table-cell>
          <table:table-cell office:value-type="string" calcext:value-type="string">
            <text:p>SETHU PRASAD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5" calcext:value-type="float">
            <text:p>102121055</text:p>
          </table:table-cell>
          <table:table-cell office:value-type="string" calcext:value-type="string">
            <text:p>SHANMUGAPRASATH S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6" calcext:value-type="float">
            <text:p>102121056</text:p>
          </table:table-cell>
          <table:table-cell office:value-type="string" calcext:value-type="string">
            <text:p>S HARIN SIDDHANT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7" calcext:value-type="float">
            <text:p>102121057</text:p>
          </table:table-cell>
          <table:table-cell office:value-type="string" calcext:value-type="string">
            <text:p>SHREYA OLEK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8" calcext:value-type="float">
            <text:p>102121058</text:p>
          </table:table-cell>
          <table:table-cell office:value-type="string" calcext:value-type="string">
            <text:p>SHRI SANGEET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59" calcext:value-type="float">
            <text:p>102121059</text:p>
          </table:table-cell>
          <table:table-cell office:value-type="string" calcext:value-type="string">
            <text:p>SHRUTHI KARTHIKEY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0" calcext:value-type="float">
            <text:p>102121060</text:p>
          </table:table-cell>
          <table:table-cell office:value-type="string" calcext:value-type="string">
            <text:p>SHYAM SRINIVAS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1" calcext:value-type="float">
            <text:p>102121061</text:p>
          </table:table-cell>
          <table:table-cell office:value-type="string" calcext:value-type="string">
            <text:p>SILAM VISH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2" calcext:value-type="float">
            <text:p>102121062</text:p>
          </table:table-cell>
          <table:table-cell office:value-type="string" calcext:value-type="string">
            <text:p>SONAL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3" calcext:value-type="float">
            <text:p>102121063</text:p>
          </table:table-cell>
          <table:table-cell office:value-type="string" calcext:value-type="string">
            <text:p>SONU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4" calcext:value-type="float">
            <text:p>102121064</text:p>
          </table:table-cell>
          <table:table-cell office:value-type="string" calcext:value-type="string">
            <text:p>SREERAM L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5" calcext:value-type="float">
            <text:p>102121065</text:p>
          </table:table-cell>
          <table:table-cell office:value-type="string" calcext:value-type="string">
            <text:p>SRIRAM SUBRAMANI ANAND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6" calcext:value-type="float">
            <text:p>102121066</text:p>
          </table:table-cell>
          <table:table-cell office:value-type="string" calcext:value-type="string">
            <text:p>S.SRI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7" calcext:value-type="float">
            <text:p>102121067</text:p>
          </table:table-cell>
          <table:table-cell office:value-type="string" calcext:value-type="string">
            <text:p>S S TAR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8" calcext:value-type="float">
            <text:p>102121068</text:p>
          </table:table-cell>
          <table:table-cell office:value-type="string" calcext:value-type="string">
            <text:p>S SU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69" calcext:value-type="float">
            <text:p>102121069</text:p>
          </table:table-cell>
          <table:table-cell office:value-type="string" calcext:value-type="string">
            <text:p>S SW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0" calcext:value-type="float">
            <text:p>102121070</text:p>
          </table:table-cell>
          <table:table-cell office:value-type="string" calcext:value-type="string">
            <text:p>SUJAL K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1" calcext:value-type="float">
            <text:p>102121071</text:p>
          </table:table-cell>
          <table:table-cell office:value-type="string" calcext:value-type="string">
            <text:p>SUMI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2" calcext:value-type="float">
            <text:p>102121072</text:p>
          </table:table-cell>
          <table:table-cell office:value-type="string" calcext:value-type="string">
            <text:p>SWARNA LATHA S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3" calcext:value-type="float">
            <text:p>102121073</text:p>
          </table:table-cell>
          <table:table-cell office:value-type="string" calcext:value-type="string">
            <text:p>SWETHA <text:s/>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4" calcext:value-type="float">
            <text:p>102121074</text:p>
          </table:table-cell>
          <table:table-cell office:value-type="string" calcext:value-type="string">
            <text:p>T. VISWAN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5" calcext:value-type="float">
            <text:p>102121075</text:p>
          </table:table-cell>
          <table:table-cell office:value-type="string" calcext:value-type="string">
            <text:p>URMI SA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6" calcext:value-type="float">
            <text:p>102121076</text:p>
          </table:table-cell>
          <table:table-cell office:value-type="string" calcext:value-type="string">
            <text:p>VADAPALLI HEMANTH VENKATA S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7" calcext:value-type="float">
            <text:p>102121077</text:p>
          </table:table-cell>
          <table:table-cell office:value-type="string" calcext:value-type="string">
            <text:p>VEERA VARUN ANAND S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8" calcext:value-type="float">
            <text:p>102121078</text:p>
          </table:table-cell>
          <table:table-cell office:value-type="string" calcext:value-type="string">
            <text:p>VINUTHA REDDY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79" calcext:value-type="float">
            <text:p>102121079</text:p>
          </table:table-cell>
          <table:table-cell office:value-type="string" calcext:value-type="string">
            <text:p>V. R. HEMPR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2121080" calcext:value-type="float">
            <text:p>102121080</text:p>
          </table:table-cell>
          <table:table-cell office:value-type="string" calcext:value-type="string">
            <text:p>YASHASWINI PANKAJ RAJP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03121001" calcext:value-type="float">
            <text:p>103121001</text:p>
          </table:table-cell>
          <table:table-cell office:value-type="string" calcext:value-type="string">
            <text:p>ABHAY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02" calcext:value-type="float">
            <text:p>103121002</text:p>
          </table:table-cell>
          <table:table-cell office:value-type="string" calcext:value-type="string">
            <text:p>ABHISHEK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03" calcext:value-type="float">
            <text:p>103121003</text:p>
          </table:table-cell>
          <table:table-cell office:value-type="string" calcext:value-type="string">
            <text:p>ABHISHEK PAND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04" calcext:value-type="float">
            <text:p>103121004</text:p>
          </table:table-cell>
          <table:table-cell office:value-type="string" calcext:value-type="string">
            <text:p>ABHISHEK PAR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05" calcext:value-type="float">
            <text:p>103121005</text:p>
          </table:table-cell>
          <table:table-cell office:value-type="string" calcext:value-type="string">
            <text:p>ADHULYA M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06" calcext:value-type="float">
            <text:p>103121006</text:p>
          </table:table-cell>
          <table:table-cell office:value-type="string" calcext:value-type="string">
            <text:p>ADITYA P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07" calcext:value-type="float">
            <text:p>103121007</text:p>
          </table:table-cell>
          <table:table-cell office:value-type="string" calcext:value-type="string">
            <text:p>AFRIN NA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08" calcext:value-type="float">
            <text:p>103121008</text:p>
          </table:table-cell>
          <table:table-cell office:value-type="string" calcext:value-type="string">
            <text:p>AGAM MESS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09" calcext:value-type="float">
            <text:p>103121009</text:p>
          </table:table-cell>
          <table:table-cell office:value-type="string" calcext:value-type="string">
            <text:p>AJAYSURYA 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10" calcext:value-type="float">
            <text:p>103121010</text:p>
          </table:table-cell>
          <table:table-cell office:value-type="string" calcext:value-type="string">
            <text:p>AKSHAY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11" calcext:value-type="float">
            <text:p>103121011</text:p>
          </table:table-cell>
          <table:table-cell office:value-type="string" calcext:value-type="string">
            <text:p>ALOK KUMAR BHAR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12" calcext:value-type="float">
            <text:p>103121012</text:p>
          </table:table-cell>
          <table:table-cell office:value-type="string" calcext:value-type="string">
            <text:p>ANJEE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13" calcext:value-type="float">
            <text:p>103121013</text:p>
          </table:table-cell>
          <table:table-cell office:value-type="string" calcext:value-type="string">
            <text:p>ANKIT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14" calcext:value-type="float">
            <text:p>103121014</text:p>
          </table:table-cell>
          <table:table-cell office:value-type="string" calcext:value-type="string">
            <text:p>ANURAG TIG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15" calcext:value-type="float">
            <text:p>103121015</text:p>
          </table:table-cell>
          <table:table-cell office:value-type="string" calcext:value-type="string">
            <text:p>ANUSHA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16" calcext:value-type="float">
            <text:p>103121016</text:p>
          </table:table-cell>
          <table:table-cell office:value-type="string" calcext:value-type="string">
            <text:p>ANUSHKA SHAR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17" calcext:value-type="float">
            <text:p>103121017</text:p>
          </table:table-cell>
          <table:table-cell office:value-type="string" calcext:value-type="string">
            <text:p>ARINDAM PA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18" calcext:value-type="float">
            <text:p>103121018</text:p>
          </table:table-cell>
          <table:table-cell office:value-type="string" calcext:value-type="string">
            <text:p>ARVIND JAKH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19" calcext:value-type="float">
            <text:p>103121019</text:p>
          </table:table-cell>
          <table:table-cell office:value-type="string" calcext:value-type="string">
            <text:p>ASHISH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20" calcext:value-type="float">
            <text:p>103121020</text:p>
          </table:table-cell>
          <table:table-cell office:value-type="string" calcext:value-type="string">
            <text:p>ASHWIN KUMAR NA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21" calcext:value-type="float">
            <text:p>103121021</text:p>
          </table:table-cell>
          <table:table-cell office:value-type="string" calcext:value-type="string">
            <text:p>ASWINSUNDAR S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22" calcext:value-type="float">
            <text:p>103121022</text:p>
          </table:table-cell>
          <table:table-cell office:value-type="string" calcext:value-type="string">
            <text:p>AYASKANTA PU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23" calcext:value-type="float">
            <text:p>103121023</text:p>
          </table:table-cell>
          <table:table-cell office:value-type="string" calcext:value-type="string">
            <text:p>BAGYA SAMYUKTHA 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24" calcext:value-type="float">
            <text:p>103121024</text:p>
          </table:table-cell>
          <table:table-cell office:value-type="string" calcext:value-type="string">
            <text:p>BERLIN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25" calcext:value-type="float">
            <text:p>103121025</text:p>
          </table:table-cell>
          <table:table-cell office:value-type="string" calcext:value-type="string">
            <text:p>B KABIL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26" calcext:value-type="float">
            <text:p>103121026</text:p>
          </table:table-cell>
          <table:table-cell office:value-type="string" calcext:value-type="string">
            <text:p>CHAND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27" calcext:value-type="float">
            <text:p>103121027</text:p>
          </table:table-cell>
          <table:table-cell office:value-type="string" calcext:value-type="string">
            <text:p>CYRIL JOH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28" calcext:value-type="float">
            <text:p>103121028</text:p>
          </table:table-cell>
          <table:table-cell office:value-type="string" calcext:value-type="string">
            <text:p>DARSHAN ARVIND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29" calcext:value-type="float">
            <text:p>103121029</text:p>
          </table:table-cell>
          <table:table-cell office:value-type="string" calcext:value-type="string">
            <text:p>DHANUSH AADHITYA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30" calcext:value-type="float">
            <text:p>103121030</text:p>
          </table:table-cell>
          <table:table-cell office:value-type="string" calcext:value-type="string">
            <text:p>DHARSAN KUMAR SARAV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31" calcext:value-type="float">
            <text:p>103121031</text:p>
          </table:table-cell>
          <table:table-cell office:value-type="string" calcext:value-type="string">
            <text:p>DHRUBAJYOTI MAHOTT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32" calcext:value-type="float">
            <text:p>103121032</text:p>
          </table:table-cell>
          <table:table-cell office:value-type="string" calcext:value-type="string">
            <text:p>GOKUL SRINAT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33" calcext:value-type="float">
            <text:p>103121033</text:p>
          </table:table-cell>
          <table:table-cell office:value-type="string" calcext:value-type="string">
            <text:p>GOVINDA SRINIVASAN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34" calcext:value-type="float">
            <text:p>103121034</text:p>
          </table:table-cell>
          <table:table-cell office:value-type="string" calcext:value-type="string">
            <text:p>GOVIND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35" calcext:value-type="float">
            <text:p>103121035</text:p>
          </table:table-cell>
          <table:table-cell office:value-type="string" calcext:value-type="string">
            <text:p>GOWTHAM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36" calcext:value-type="float">
            <text:p>103121036</text:p>
          </table:table-cell>
          <table:table-cell office:value-type="string" calcext:value-type="string">
            <text:p>GURUPRASAD U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37" calcext:value-type="float">
            <text:p>103121037</text:p>
          </table:table-cell>
          <table:table-cell office:value-type="string" calcext:value-type="string">
            <text:p>HARIHARAN.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38" calcext:value-type="float">
            <text:p>103121038</text:p>
          </table:table-cell>
          <table:table-cell office:value-type="string" calcext:value-type="string">
            <text:p>HARIHARAN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39" calcext:value-type="float">
            <text:p>103121039</text:p>
          </table:table-cell>
          <table:table-cell office:value-type="string" calcext:value-type="string">
            <text:p>HARISH M 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40" calcext:value-type="float">
            <text:p>103121040</text:p>
          </table:table-cell>
          <table:table-cell office:value-type="string" calcext:value-type="string">
            <text:p>HEMLAKSHAN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41" calcext:value-type="float">
            <text:p>103121041</text:p>
          </table:table-cell>
          <table:table-cell office:value-type="string" calcext:value-type="string">
            <text:p>HIMANSHU MEE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42" calcext:value-type="float">
            <text:p>103121042</text:p>
          </table:table-cell>
          <table:table-cell office:value-type="string" calcext:value-type="string">
            <text:p>ILAKKIA VISAK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43" calcext:value-type="float">
            <text:p>103121043</text:p>
          </table:table-cell>
          <table:table-cell office:value-type="string" calcext:value-type="string">
            <text:p>INTOORI THARU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44" calcext:value-type="float">
            <text:p>103121044</text:p>
          </table:table-cell>
          <table:table-cell office:value-type="string" calcext:value-type="string">
            <text:p>I S PREE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45" calcext:value-type="float">
            <text:p>103121045</text:p>
          </table:table-cell>
          <table:table-cell office:value-type="string" calcext:value-type="string">
            <text:p>JATIN AN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46" calcext:value-type="float">
            <text:p>103121046</text:p>
          </table:table-cell>
          <table:table-cell office:value-type="string" calcext:value-type="string">
            <text:p>JAYASURYA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47" calcext:value-type="float">
            <text:p>103121047</text:p>
          </table:table-cell>
          <table:table-cell office:value-type="string" calcext:value-type="string">
            <text:p>JEYARAM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48" calcext:value-type="float">
            <text:p>103121048</text:p>
          </table:table-cell>
          <table:table-cell office:value-type="string" calcext:value-type="string">
            <text:p>JOSYULA LAKSHMAN SRINIKE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49" calcext:value-type="float">
            <text:p>103121049</text:p>
          </table:table-cell>
          <table:table-cell office:value-type="string" calcext:value-type="string">
            <text:p>KANISHK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50" calcext:value-type="float">
            <text:p>103121050</text:p>
          </table:table-cell>
          <table:table-cell office:value-type="string" calcext:value-type="string">
            <text:p>KANTAMSETTI SASH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51" calcext:value-type="float">
            <text:p>103121051</text:p>
          </table:table-cell>
          <table:table-cell office:value-type="string" calcext:value-type="string">
            <text:p>KARANDEEP SINGH RATHO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52" calcext:value-type="float">
            <text:p>103121052</text:p>
          </table:table-cell>
          <table:table-cell office:value-type="string" calcext:value-type="string">
            <text:p>KARUMURI SRI HARSHI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53" calcext:value-type="float">
            <text:p>103121053</text:p>
          </table:table-cell>
          <table:table-cell office:value-type="string" calcext:value-type="string">
            <text:p>KAUSHIK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54" calcext:value-type="float">
            <text:p>103121054</text:p>
          </table:table-cell>
          <table:table-cell office:value-type="string" calcext:value-type="string">
            <text:p>KIRUTHIKA M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55" calcext:value-type="float">
            <text:p>103121055</text:p>
          </table:table-cell>
          <table:table-cell office:value-type="string" calcext:value-type="string">
            <text:p>K.PRASAN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56" calcext:value-type="float">
            <text:p>103121056</text:p>
          </table:table-cell>
          <table:table-cell office:value-type="string" calcext:value-type="string">
            <text:p>KRISHNAKRUPAL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57" calcext:value-type="float">
            <text:p>103121057</text:p>
          </table:table-cell>
          <table:table-cell office:value-type="string" calcext:value-type="string">
            <text:p>KSHIRSAGAR AJAY RAJE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58" calcext:value-type="float">
            <text:p>103121058</text:p>
          </table:table-cell>
          <table:table-cell office:value-type="string" calcext:value-type="string">
            <text:p>KULANDHAIVELAN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59" calcext:value-type="float">
            <text:p>103121059</text:p>
          </table:table-cell>
          <table:table-cell office:value-type="string" calcext:value-type="string">
            <text:p>KULDEEP MEE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60" calcext:value-type="float">
            <text:p>103121060</text:p>
          </table:table-cell>
          <table:table-cell office:value-type="string" calcext:value-type="string">
            <text:p>KUMAR RAV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61" calcext:value-type="float">
            <text:p>103121061</text:p>
          </table:table-cell>
          <table:table-cell office:value-type="string" calcext:value-type="string">
            <text:p>MAHADEVAN ARUN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62" calcext:value-type="float">
            <text:p>103121062</text:p>
          </table:table-cell>
          <table:table-cell office:value-type="string" calcext:value-type="string">
            <text:p>MALI PINKI SURE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63" calcext:value-type="float">
            <text:p>103121063</text:p>
          </table:table-cell>
          <table:table-cell office:value-type="string" calcext:value-type="string">
            <text:p>MALLADI SAI APAR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64" calcext:value-type="float">
            <text:p>103121064</text:p>
          </table:table-cell>
          <table:table-cell office:value-type="string" calcext:value-type="string">
            <text:p>MANEESH RAJA N.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65" calcext:value-type="float">
            <text:p>103121065</text:p>
          </table:table-cell>
          <table:table-cell office:value-type="string" calcext:value-type="string">
            <text:p>MANOJ 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66" calcext:value-type="float">
            <text:p>103121066</text:p>
          </table:table-cell>
          <table:table-cell office:value-type="string" calcext:value-type="string">
            <text:p>MOHIT CHHUT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67" calcext:value-type="float">
            <text:p>103121067</text:p>
          </table:table-cell>
          <table:table-cell office:value-type="string" calcext:value-type="string">
            <text:p>MOOD AJITH KUMAR NA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68" calcext:value-type="float">
            <text:p>103121068</text:p>
          </table:table-cell>
          <table:table-cell office:value-type="string" calcext:value-type="string">
            <text:p>MUDIT VE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69" calcext:value-type="float">
            <text:p>103121069</text:p>
          </table:table-cell>
          <table:table-cell office:value-type="string" calcext:value-type="string">
            <text:p>MUHAMMAD SHURAIH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70" calcext:value-type="float">
            <text:p>103121070</text:p>
          </table:table-cell>
          <table:table-cell office:value-type="string" calcext:value-type="string">
            <text:p>MUKUNTHAN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71" calcext:value-type="float">
            <text:p>103121071</text:p>
          </table:table-cell>
          <table:table-cell office:value-type="string" calcext:value-type="string">
            <text:p>NAGABHATLA SREEK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72" calcext:value-type="float">
            <text:p>103121072</text:p>
          </table:table-cell>
          <table:table-cell office:value-type="string" calcext:value-type="string">
            <text:p>NARDE PRACHI SHERSING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73" calcext:value-type="float">
            <text:p>103121073</text:p>
          </table:table-cell>
          <table:table-cell office:value-type="string" calcext:value-type="string">
            <text:p>NAVEEN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74" calcext:value-type="float">
            <text:p>103121074</text:p>
          </table:table-cell>
          <table:table-cell office:value-type="string" calcext:value-type="string">
            <text:p>NAVEEN J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75" calcext:value-type="float">
            <text:p>103121075</text:p>
          </table:table-cell>
          <table:table-cell office:value-type="string" calcext:value-type="string">
            <text:p>NEERAJ CHOUDH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76" calcext:value-type="float">
            <text:p>103121076</text:p>
          </table:table-cell>
          <table:table-cell office:value-type="string" calcext:value-type="string">
            <text:p>NIKITA SIVA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77" calcext:value-type="float">
            <text:p>103121077</text:p>
          </table:table-cell>
          <table:table-cell office:value-type="string" calcext:value-type="string">
            <text:p>NILOFER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78" calcext:value-type="float">
            <text:p>103121078</text:p>
          </table:table-cell>
          <table:table-cell office:value-type="string" calcext:value-type="string">
            <text:p>NITHYASRI 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79" calcext:value-type="float">
            <text:p>103121079</text:p>
          </table:table-cell>
          <table:table-cell office:value-type="string" calcext:value-type="string">
            <text:p>NITIN KOUSAL G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80" calcext:value-type="float">
            <text:p>103121080</text:p>
          </table:table-cell>
          <table:table-cell office:value-type="string" calcext:value-type="string">
            <text:p>NONGMAITHEM JAYALUXMI DEV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81" calcext:value-type="float">
            <text:p>103121081</text:p>
          </table:table-cell>
          <table:table-cell office:value-type="string" calcext:value-type="string">
            <text:p>N RISHAL HUSS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82" calcext:value-type="float">
            <text:p>103121082</text:p>
          </table:table-cell>
          <table:table-cell office:value-type="string" calcext:value-type="string">
            <text:p>P AANANDHA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83" calcext:value-type="float">
            <text:p>103121083</text:p>
          </table:table-cell>
          <table:table-cell office:value-type="string" calcext:value-type="string">
            <text:p>PARMARTH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84" calcext:value-type="float">
            <text:p>103121084</text:p>
          </table:table-cell>
          <table:table-cell office:value-type="string" calcext:value-type="string">
            <text:p>PATAN IRFAN K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85" calcext:value-type="float">
            <text:p>103121085</text:p>
          </table:table-cell>
          <table:table-cell office:value-type="string" calcext:value-type="string">
            <text:p>PERAM GAYATH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86" calcext:value-type="float">
            <text:p>103121086</text:p>
          </table:table-cell>
          <table:table-cell office:value-type="string" calcext:value-type="string">
            <text:p>PIYUSH YAD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87" calcext:value-type="float">
            <text:p>103121087</text:p>
          </table:table-cell>
          <table:table-cell office:value-type="string" calcext:value-type="string">
            <text:p>PRANAVA S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88" calcext:value-type="float">
            <text:p>103121088</text:p>
          </table:table-cell>
          <table:table-cell office:value-type="string" calcext:value-type="string">
            <text:p>PRAVEEN S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89" calcext:value-type="float">
            <text:p>103121089</text:p>
          </table:table-cell>
          <table:table-cell office:value-type="string" calcext:value-type="string">
            <text:p>PUNEET KUMAR RAJVANS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90" calcext:value-type="float">
            <text:p>103121090</text:p>
          </table:table-cell>
          <table:table-cell office:value-type="string" calcext:value-type="string">
            <text:p>RASAPUTHRA RAMA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91" calcext:value-type="float">
            <text:p>103121091</text:p>
          </table:table-cell>
          <table:table-cell office:value-type="string" calcext:value-type="string">
            <text:p>RASHIHA 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92" calcext:value-type="float">
            <text:p>103121092</text:p>
          </table:table-cell>
          <table:table-cell office:value-type="string" calcext:value-type="string">
            <text:p>R HARSHAVAR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93" calcext:value-type="float">
            <text:p>103121093</text:p>
          </table:table-cell>
          <table:table-cell office:value-type="string" calcext:value-type="string">
            <text:p>RITHIKA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94" calcext:value-type="float">
            <text:p>103121094</text:p>
          </table:table-cell>
          <table:table-cell office:value-type="string" calcext:value-type="string">
            <text:p>RITVIKA SHAR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95" calcext:value-type="float">
            <text:p>103121095</text:p>
          </table:table-cell>
          <table:table-cell office:value-type="string" calcext:value-type="string">
            <text:p>ROHIT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96" calcext:value-type="float">
            <text:p>103121096</text:p>
          </table:table-cell>
          <table:table-cell office:value-type="string" calcext:value-type="string">
            <text:p>RUPPA JOGENDRA S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97" calcext:value-type="float">
            <text:p>103121097</text:p>
          </table:table-cell>
          <table:table-cell office:value-type="string" calcext:value-type="string">
            <text:p>SAMANA SESH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098" calcext:value-type="float">
            <text:p>103121098</text:p>
          </table:table-cell>
          <table:table-cell office:value-type="string" calcext:value-type="string">
            <text:p>SANJANA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099" calcext:value-type="float">
            <text:p>103121099</text:p>
          </table:table-cell>
          <table:table-cell office:value-type="string" calcext:value-type="string">
            <text:p>SANKARA VINAYAGAM 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00" calcext:value-type="float">
            <text:p>103121100</text:p>
          </table:table-cell>
          <table:table-cell office:value-type="string" calcext:value-type="string">
            <text:p>SHIWANI AN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01" calcext:value-type="float">
            <text:p>103121101</text:p>
          </table:table-cell>
          <table:table-cell office:value-type="string" calcext:value-type="string">
            <text:p>SHRINIDH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02" calcext:value-type="float">
            <text:p>103121102</text:p>
          </table:table-cell>
          <table:table-cell office:value-type="string" calcext:value-type="string">
            <text:p>SIDDHARTHA SANKAR BISW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03" calcext:value-type="float">
            <text:p>103121103</text:p>
          </table:table-cell>
          <table:table-cell office:value-type="string" calcext:value-type="string">
            <text:p>S MOHAN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04" calcext:value-type="float">
            <text:p>103121104</text:p>
          </table:table-cell>
          <table:table-cell office:value-type="string" calcext:value-type="string">
            <text:p>S RATHINAVEL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05" calcext:value-type="float">
            <text:p>103121105</text:p>
          </table:table-cell>
          <table:table-cell office:value-type="string" calcext:value-type="string">
            <text:p>SREE SUBHIKSH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06" calcext:value-type="float">
            <text:p>103121106</text:p>
          </table:table-cell>
          <table:table-cell office:value-type="string" calcext:value-type="string">
            <text:p>SRI LAKSHMI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07" calcext:value-type="float">
            <text:p>103121107</text:p>
          </table:table-cell>
          <table:table-cell office:value-type="string" calcext:value-type="string">
            <text:p>S SASHW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08" calcext:value-type="float">
            <text:p>103121108</text:p>
          </table:table-cell>
          <table:table-cell office:value-type="string" calcext:value-type="string">
            <text:p>SUJ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09" calcext:value-type="float">
            <text:p>103121109</text:p>
          </table:table-cell>
          <table:table-cell office:value-type="string" calcext:value-type="string">
            <text:p>SUSHANTH PRITHVI KANCHARAP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10" calcext:value-type="float">
            <text:p>103121110</text:p>
          </table:table-cell>
          <table:table-cell office:value-type="string" calcext:value-type="string">
            <text:p>SYED ABDUL SA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11" calcext:value-type="float">
            <text:p>103121111</text:p>
          </table:table-cell>
          <table:table-cell office:value-type="string" calcext:value-type="string">
            <text:p>UTKAR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12" calcext:value-type="float">
            <text:p>103121112</text:p>
          </table:table-cell>
          <table:table-cell office:value-type="string" calcext:value-type="string">
            <text:p>UTKARSH PRAKASH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13" calcext:value-type="float">
            <text:p>103121113</text:p>
          </table:table-cell>
          <table:table-cell office:value-type="string" calcext:value-type="string">
            <text:p>VALLIAPPAN 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14" calcext:value-type="float">
            <text:p>103121114</text:p>
          </table:table-cell>
          <table:table-cell office:value-type="string" calcext:value-type="string">
            <text:p>VENKATESH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15" calcext:value-type="float">
            <text:p>103121115</text:p>
          </table:table-cell>
          <table:table-cell office:value-type="string" calcext:value-type="string">
            <text:p>VIGNESH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16" calcext:value-type="float">
            <text:p>103121116</text:p>
          </table:table-cell>
          <table:table-cell office:value-type="string" calcext:value-type="string">
            <text:p>VIKRAMADITYA AGRA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17" calcext:value-type="float">
            <text:p>103121117</text:p>
          </table:table-cell>
          <table:table-cell office:value-type="string" calcext:value-type="string">
            <text:p>VINAYAK DA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18" calcext:value-type="float">
            <text:p>103121118</text:p>
          </table:table-cell>
          <table:table-cell office:value-type="string" calcext:value-type="string">
            <text:p>VISHALKUMAR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3121119" calcext:value-type="float">
            <text:p>103121119</text:p>
          </table:table-cell>
          <table:table-cell office:value-type="string" calcext:value-type="string">
            <text:p>VISHAL YAD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3121120" calcext:value-type="float">
            <text:p>103121120</text:p>
          </table:table-cell>
          <table:table-cell office:value-type="string" calcext:value-type="string">
            <text:p>YASH R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01" calcext:value-type="float">
            <text:p>106121001</text:p>
          </table:table-cell>
          <table:table-cell office:value-type="string" calcext:value-type="string">
            <text:p>AADARSH ANANTHA RAMA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02" calcext:value-type="float">
            <text:p>106121002</text:p>
          </table:table-cell>
          <table:table-cell office:value-type="string" calcext:value-type="string">
            <text:p>AADHITHYA R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03" calcext:value-type="float">
            <text:p>106121003</text:p>
          </table:table-cell>
          <table:table-cell office:value-type="string" calcext:value-type="string">
            <text:p>AASHI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04" calcext:value-type="float">
            <text:p>106121004</text:p>
          </table:table-cell>
          <table:table-cell office:value-type="string" calcext:value-type="string">
            <text:p>AATHEESWAR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05" calcext:value-type="float">
            <text:p>106121005</text:p>
          </table:table-cell>
          <table:table-cell office:value-type="string" calcext:value-type="string">
            <text:p>ABHINAV REDDY POTTIG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06" calcext:value-type="float">
            <text:p>106121006</text:p>
          </table:table-cell>
          <table:table-cell office:value-type="string" calcext:value-type="string">
            <text:p>ADITHYA ROHIL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07" calcext:value-type="float">
            <text:p>106121007</text:p>
          </table:table-cell>
          <table:table-cell office:value-type="string" calcext:value-type="string">
            <text:p>ADITI RA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08" calcext:value-type="float">
            <text:p>106121008</text:p>
          </table:table-cell>
          <table:table-cell office:value-type="string" calcext:value-type="string">
            <text:p>ADITYA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09" calcext:value-type="float">
            <text:p>106121009</text:p>
          </table:table-cell>
          <table:table-cell office:value-type="string" calcext:value-type="string">
            <text:p>ADITYA SUNIL KAMB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10" calcext:value-type="float">
            <text:p>106121010</text:p>
          </table:table-cell>
          <table:table-cell office:value-type="string" calcext:value-type="string">
            <text:p>AHNAF ZAH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11" calcext:value-type="float">
            <text:p>106121011</text:p>
          </table:table-cell>
          <table:table-cell office:value-type="string" calcext:value-type="string">
            <text:p>AMAN GOP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12" calcext:value-type="float">
            <text:p>106121012</text:p>
          </table:table-cell>
          <table:table-cell office:value-type="string" calcext:value-type="string">
            <text:p>AMI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13" calcext:value-type="float">
            <text:p>106121013</text:p>
          </table:table-cell>
          <table:table-cell office:value-type="string" calcext:value-type="string">
            <text:p>ANIMESH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14" calcext:value-type="float">
            <text:p>106121014</text:p>
          </table:table-cell>
          <table:table-cell office:value-type="string" calcext:value-type="string">
            <text:p>ANKITA PR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15" calcext:value-type="float">
            <text:p>106121015</text:p>
          </table:table-cell>
          <table:table-cell office:value-type="string" calcext:value-type="string">
            <text:p>ANSHUL PRABHA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16" calcext:value-type="float">
            <text:p>106121016</text:p>
          </table:table-cell>
          <table:table-cell office:value-type="string" calcext:value-type="string">
            <text:p>ANTARA RAJESH MAH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17" calcext:value-type="float">
            <text:p>106121017</text:p>
          </table:table-cell>
          <table:table-cell office:value-type="string" calcext:value-type="string">
            <text:p>ANURAG JAGL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18" calcext:value-type="float">
            <text:p>106121018</text:p>
          </table:table-cell>
          <table:table-cell office:value-type="string" calcext:value-type="string">
            <text:p>APPRUVAL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19" calcext:value-type="float">
            <text:p>106121019</text:p>
          </table:table-cell>
          <table:table-cell office:value-type="string" calcext:value-type="string">
            <text:p>ARATI MOHAPAT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20" calcext:value-type="float">
            <text:p>106121020</text:p>
          </table:table-cell>
          <table:table-cell office:value-type="string" calcext:value-type="string">
            <text:p>ARNAV YAYAV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21" calcext:value-type="float">
            <text:p>106121021</text:p>
          </table:table-cell>
          <table:table-cell office:value-type="string" calcext:value-type="string">
            <text:p>AROHI SRIVASTAV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22" calcext:value-type="float">
            <text:p>106121022</text:p>
          </table:table-cell>
          <table:table-cell office:value-type="string" calcext:value-type="string">
            <text:p>ARYAM 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23" calcext:value-type="float">
            <text:p>106121023</text:p>
          </table:table-cell>
          <table:table-cell office:value-type="string" calcext:value-type="string">
            <text:p>ASHWANTH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24" calcext:value-type="float">
            <text:p>106121024</text:p>
          </table:table-cell>
          <table:table-cell office:value-type="string" calcext:value-type="string">
            <text:p>ASIM BAIBH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25" calcext:value-type="float">
            <text:p>106121025</text:p>
          </table:table-cell>
          <table:table-cell office:value-type="string" calcext:value-type="string">
            <text:p>B ANANTHA 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26" calcext:value-type="float">
            <text:p>106121026</text:p>
          </table:table-cell>
          <table:table-cell office:value-type="string" calcext:value-type="string">
            <text:p>BANAVATH GOP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27" calcext:value-type="float">
            <text:p>106121027</text:p>
          </table:table-cell>
          <table:table-cell office:value-type="string" calcext:value-type="string">
            <text:p>BHARAT JUDE JOHN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28" calcext:value-type="float">
            <text:p>106121028</text:p>
          </table:table-cell>
          <table:table-cell office:value-type="string" calcext:value-type="string">
            <text:p>BHAVIKA MAHAJ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29" calcext:value-type="float">
            <text:p>106121029</text:p>
          </table:table-cell>
          <table:table-cell office:value-type="string" calcext:value-type="string">
            <text:p>BODOLLA HARSHITH B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30" calcext:value-type="float">
            <text:p>106121030</text:p>
          </table:table-cell>
          <table:table-cell office:value-type="string" calcext:value-type="string">
            <text:p>BOORA HRUDAY ABHINAV MANOH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31" calcext:value-type="float">
            <text:p>106121031</text:p>
          </table:table-cell>
          <table:table-cell office:value-type="string" calcext:value-type="string">
            <text:p>CHEPPALA BHARATH KUMAR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32" calcext:value-type="float">
            <text:p>106121032</text:p>
          </table:table-cell>
          <table:table-cell office:value-type="string" calcext:value-type="string">
            <text:p>CHERUKURI CHARISHMA PR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33" calcext:value-type="float">
            <text:p>106121033</text:p>
          </table:table-cell>
          <table:table-cell office:value-type="string" calcext:value-type="string">
            <text:p>CHITTOOR KARTH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34" calcext:value-type="float">
            <text:p>106121034</text:p>
          </table:table-cell>
          <table:table-cell office:value-type="string" calcext:value-type="string">
            <text:p>DARSHANA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35" calcext:value-type="float">
            <text:p>106121035</text:p>
          </table:table-cell>
          <table:table-cell office:value-type="string" calcext:value-type="string">
            <text:p>DEVADEV SUJITH KOOTTA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36" calcext:value-type="float">
            <text:p>106121036</text:p>
          </table:table-cell>
          <table:table-cell office:value-type="string" calcext:value-type="string">
            <text:p>DHAGE ARYAN ANIL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37" calcext:value-type="float">
            <text:p>106121037</text:p>
          </table:table-cell>
          <table:table-cell office:value-type="string" calcext:value-type="string">
            <text:p>DHRUBIT HAJ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38" calcext:value-type="float">
            <text:p>106121038</text:p>
          </table:table-cell>
          <table:table-cell office:value-type="string" calcext:value-type="string">
            <text:p>D S VEZHAVEN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39" calcext:value-type="float">
            <text:p>106121039</text:p>
          </table:table-cell>
          <table:table-cell office:value-type="string" calcext:value-type="string">
            <text:p>ELIZABETH JEES THARAY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40" calcext:value-type="float">
            <text:p>106121040</text:p>
          </table:table-cell>
          <table:table-cell office:value-type="string" calcext:value-type="string">
            <text:p>ERRAGUNTLA V R ABHIN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41" calcext:value-type="float">
            <text:p>106121041</text:p>
          </table:table-cell>
          <table:table-cell office:value-type="string" calcext:value-type="string">
            <text:p>GADAMSETTY VENKATA AJAY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42" calcext:value-type="float">
            <text:p>106121042</text:p>
          </table:table-cell>
          <table:table-cell office:value-type="string" calcext:value-type="string">
            <text:p>G AS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43" calcext:value-type="float">
            <text:p>106121043</text:p>
          </table:table-cell>
          <table:table-cell office:value-type="string" calcext:value-type="string">
            <text:p>GAURAV NARAY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44" calcext:value-type="float">
            <text:p>106121044</text:p>
          </table:table-cell>
          <table:table-cell office:value-type="string" calcext:value-type="string">
            <text:p>GAUTHAM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45" calcext:value-type="float">
            <text:p>106121045</text:p>
          </table:table-cell>
          <table:table-cell office:value-type="string" calcext:value-type="string">
            <text:p>GOKUL ADETHYA 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46" calcext:value-type="float">
            <text:p>106121046</text:p>
          </table:table-cell>
          <table:table-cell office:value-type="string" calcext:value-type="string">
            <text:p>HARIKA BANOTH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47" calcext:value-type="float">
            <text:p>106121047</text:p>
          </table:table-cell>
          <table:table-cell office:value-type="string" calcext:value-type="string">
            <text:p>HARITHA MUTHU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48" calcext:value-type="float">
            <text:p>106121048</text:p>
          </table:table-cell>
          <table:table-cell office:value-type="string" calcext:value-type="string">
            <text:p>HARRISH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49" calcext:value-type="float">
            <text:p>106121049</text:p>
          </table:table-cell>
          <table:table-cell office:value-type="string" calcext:value-type="string">
            <text:p>HARSHEL SANTOSH SW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50" calcext:value-type="float">
            <text:p>106121050</text:p>
          </table:table-cell>
          <table:table-cell office:value-type="string" calcext:value-type="string">
            <text:p>HEM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51" calcext:value-type="float">
            <text:p>106121051</text:p>
          </table:table-cell>
          <table:table-cell office:value-type="string" calcext:value-type="string">
            <text:p>HITHESH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52" calcext:value-type="float">
            <text:p>106121052</text:p>
          </table:table-cell>
          <table:table-cell office:value-type="string" calcext:value-type="string">
            <text:p>IMAN JEYA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53" calcext:value-type="float">
            <text:p>106121053</text:p>
          </table:table-cell>
          <table:table-cell office:value-type="string" calcext:value-type="string">
            <text:p>JANARTHANAN 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54" calcext:value-type="float">
            <text:p>106121054</text:p>
          </table:table-cell>
          <table:table-cell office:value-type="string" calcext:value-type="string">
            <text:p>JEESHNU S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55" calcext:value-type="float">
            <text:p>106121055</text:p>
          </table:table-cell>
          <table:table-cell office:value-type="string" calcext:value-type="string">
            <text:p>JUVVALA SAI DIV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56" calcext:value-type="float">
            <text:p>106121056</text:p>
          </table:table-cell>
          <table:table-cell office:value-type="string" calcext:value-type="string">
            <text:p>KANCHANAPALLI RAHUL NAI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57" calcext:value-type="float">
            <text:p>106121057</text:p>
          </table:table-cell>
          <table:table-cell office:value-type="string" calcext:value-type="string">
            <text:p>KANISHQ UPADHY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58" calcext:value-type="float">
            <text:p>106121058</text:p>
          </table:table-cell>
          <table:table-cell office:value-type="string" calcext:value-type="string">
            <text:p>KARANRAJ SARAV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59" calcext:value-type="float">
            <text:p>106121059</text:p>
          </table:table-cell>
          <table:table-cell office:value-type="string" calcext:value-type="string">
            <text:p>KAVIMALAR SUBBI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60" calcext:value-type="float">
            <text:p>106121060</text:p>
          </table:table-cell>
          <table:table-cell office:value-type="string" calcext:value-type="string">
            <text:p>KAVINMAARAN R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61" calcext:value-type="float">
            <text:p>106121061</text:p>
          </table:table-cell>
          <table:table-cell office:value-type="string" calcext:value-type="string">
            <text:p>KAVIYATHARSHINI 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62" calcext:value-type="float">
            <text:p>106121062</text:p>
          </table:table-cell>
          <table:table-cell office:value-type="string" calcext:value-type="string">
            <text:p>KETHAVATH MUR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63" calcext:value-type="float">
            <text:p>106121063</text:p>
          </table:table-cell>
          <table:table-cell office:value-type="string" calcext:value-type="string">
            <text:p>KEVIN CHRI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64" calcext:value-type="float">
            <text:p>106121064</text:p>
          </table:table-cell>
          <table:table-cell office:value-type="string" calcext:value-type="string">
            <text:p>KHUSHI GO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65" calcext:value-type="float">
            <text:p>106121065</text:p>
          </table:table-cell>
          <table:table-cell office:value-type="string" calcext:value-type="string">
            <text:p>KOPPISETTI HEMA SAI DORAB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66" calcext:value-type="float">
            <text:p>106121066</text:p>
          </table:table-cell>
          <table:table-cell office:value-type="string" calcext:value-type="string">
            <text:p>KORUKONDA RAH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67" calcext:value-type="float">
            <text:p>106121067</text:p>
          </table:table-cell>
          <table:table-cell office:value-type="string" calcext:value-type="string">
            <text:p>K ROS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68" calcext:value-type="float">
            <text:p>106121068</text:p>
          </table:table-cell>
          <table:table-cell office:value-type="string" calcext:value-type="string">
            <text:p>KRUPA SAGAR REDDY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69" calcext:value-type="float">
            <text:p>106121069</text:p>
          </table:table-cell>
          <table:table-cell office:value-type="string" calcext:value-type="string">
            <text:p>KUND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70" calcext:value-type="float">
            <text:p>106121070</text:p>
          </table:table-cell>
          <table:table-cell office:value-type="string" calcext:value-type="string">
            <text:p>LALKRISHAN S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71" calcext:value-type="float">
            <text:p>106121071</text:p>
          </table:table-cell>
          <table:table-cell office:value-type="string" calcext:value-type="string">
            <text:p>MADHULLIKA .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72" calcext:value-type="float">
            <text:p>106121072</text:p>
          </table:table-cell>
          <table:table-cell office:value-type="string" calcext:value-type="string">
            <text:p>MANIKAND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73" calcext:value-type="float">
            <text:p>106121073</text:p>
          </table:table-cell>
          <table:table-cell office:value-type="string" calcext:value-type="string">
            <text:p>MAYUR R KULKAR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74" calcext:value-type="float">
            <text:p>106121074</text:p>
          </table:table-cell>
          <table:table-cell office:value-type="string" calcext:value-type="string">
            <text:p>M BHOOP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75" calcext:value-type="float">
            <text:p>106121075</text:p>
          </table:table-cell>
          <table:table-cell office:value-type="string" calcext:value-type="string">
            <text:p>MD SHAHBAZ HUSS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76" calcext:value-type="float">
            <text:p>106121076</text:p>
          </table:table-cell>
          <table:table-cell office:value-type="string" calcext:value-type="string">
            <text:p>MEKA PREMACH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77" calcext:value-type="float">
            <text:p>106121077</text:p>
          </table:table-cell>
          <table:table-cell office:value-type="string" calcext:value-type="string">
            <text:p>MERCIA MELVIN PERINCHE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78" calcext:value-type="float">
            <text:p>106121078</text:p>
          </table:table-cell>
          <table:table-cell office:value-type="string" calcext:value-type="string">
            <text:p>M MUHAMMAD NAWFAL MEE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79" calcext:value-type="float">
            <text:p>106121079</text:p>
          </table:table-cell>
          <table:table-cell office:value-type="string" calcext:value-type="string">
            <text:p>MOHD SHOAI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80" calcext:value-type="float">
            <text:p>106121080</text:p>
          </table:table-cell>
          <table:table-cell office:value-type="string" calcext:value-type="string">
            <text:p>NANDANA RAJ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81" calcext:value-type="float">
            <text:p>106121081</text:p>
          </table:table-cell>
          <table:table-cell office:value-type="string" calcext:value-type="string">
            <text:p>NANTHAN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82" calcext:value-type="float">
            <text:p>106121082</text:p>
          </table:table-cell>
          <table:table-cell office:value-type="string" calcext:value-type="string">
            <text:p>NAVEEN SURESH NAI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83" calcext:value-type="float">
            <text:p>106121083</text:p>
          </table:table-cell>
          <table:table-cell office:value-type="string" calcext:value-type="string">
            <text:p>NIDO YAM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84" calcext:value-type="float">
            <text:p>106121084</text:p>
          </table:table-cell>
          <table:table-cell office:value-type="string" calcext:value-type="string">
            <text:p>NISHAANTH J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85" calcext:value-type="float">
            <text:p>106121085</text:p>
          </table:table-cell>
          <table:table-cell office:value-type="string" calcext:value-type="string">
            <text:p>NISHITH EEDU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86" calcext:value-type="float">
            <text:p>106121086</text:p>
          </table:table-cell>
          <table:table-cell office:value-type="string" calcext:value-type="string">
            <text:p>NITHIN KUMAR 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87" calcext:value-type="float">
            <text:p>106121087</text:p>
          </table:table-cell>
          <table:table-cell office:value-type="string" calcext:value-type="string">
            <text:p>NITISH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88" calcext:value-type="float">
            <text:p>106121088</text:p>
          </table:table-cell>
          <table:table-cell office:value-type="string" calcext:value-type="string">
            <text:p>NIVESH M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89" calcext:value-type="float">
            <text:p>106121089</text:p>
          </table:table-cell>
          <table:table-cell office:value-type="string" calcext:value-type="string">
            <text:p>PASUPARTHI VISHNU VAR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90" calcext:value-type="float">
            <text:p>106121090</text:p>
          </table:table-cell>
          <table:table-cell office:value-type="string" calcext:value-type="string">
            <text:p>PAVAN M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91" calcext:value-type="float">
            <text:p>106121091</text:p>
          </table:table-cell>
          <table:table-cell office:value-type="string" calcext:value-type="string">
            <text:p>POTNURU GOPIRON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92" calcext:value-type="float">
            <text:p>106121092</text:p>
          </table:table-cell>
          <table:table-cell office:value-type="string" calcext:value-type="string">
            <text:p>PRAJWAL SUND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93" calcext:value-type="float">
            <text:p>106121093</text:p>
          </table:table-cell>
          <table:table-cell office:value-type="string" calcext:value-type="string">
            <text:p>PRANAV PRAK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94" calcext:value-type="float">
            <text:p>106121094</text:p>
          </table:table-cell>
          <table:table-cell office:value-type="string" calcext:value-type="string">
            <text:p>PREM RANJ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95" calcext:value-type="float">
            <text:p>106121095</text:p>
          </table:table-cell>
          <table:table-cell office:value-type="string" calcext:value-type="string">
            <text:p>PRINCE CHAUDH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96" calcext:value-type="float">
            <text:p>106121096</text:p>
          </table:table-cell>
          <table:table-cell office:value-type="string" calcext:value-type="string">
            <text:p>PRINCE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97" calcext:value-type="float">
            <text:p>106121097</text:p>
          </table:table-cell>
          <table:table-cell office:value-type="string" calcext:value-type="string">
            <text:p>PRITHVI RAJ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098" calcext:value-type="float">
            <text:p>106121098</text:p>
          </table:table-cell>
          <table:table-cell office:value-type="string" calcext:value-type="string">
            <text:p>PURAV SH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099" calcext:value-type="float">
            <text:p>106121099</text:p>
          </table:table-cell>
          <table:table-cell office:value-type="string" calcext:value-type="string">
            <text:p>RAGHAVAN BALANAT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00" calcext:value-type="float">
            <text:p>106121100</text:p>
          </table:table-cell>
          <table:table-cell office:value-type="string" calcext:value-type="string">
            <text:p>RAHUL SRI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01" calcext:value-type="float">
            <text:p>106121101</text:p>
          </table:table-cell>
          <table:table-cell office:value-type="string" calcext:value-type="string">
            <text:p>RISHABH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02" calcext:value-type="float">
            <text:p>106121102</text:p>
          </table:table-cell>
          <table:table-cell office:value-type="string" calcext:value-type="string">
            <text:p>RISHAV 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03" calcext:value-type="float">
            <text:p>106121103</text:p>
          </table:table-cell>
          <table:table-cell office:value-type="string" calcext:value-type="string">
            <text:p>RISHAV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04" calcext:value-type="float">
            <text:p>106121104</text:p>
          </table:table-cell>
          <table:table-cell office:value-type="string" calcext:value-type="string">
            <text:p>RITHVIK RAVIL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05" calcext:value-type="float">
            <text:p>106121105</text:p>
          </table:table-cell>
          <table:table-cell office:value-type="string" calcext:value-type="string">
            <text:p>R. KISHORE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06" calcext:value-type="float">
            <text:p>106121106</text:p>
          </table:table-cell>
          <table:table-cell office:value-type="string" calcext:value-type="string">
            <text:p>ROGESHWAR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07" calcext:value-type="float">
            <text:p>106121107</text:p>
          </table:table-cell>
          <table:table-cell office:value-type="string" calcext:value-type="string">
            <text:p>ROHITH KUMAR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08" calcext:value-type="float">
            <text:p>106121108</text:p>
          </table:table-cell>
          <table:table-cell office:value-type="string" calcext:value-type="string">
            <text:p>ROUSH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09" calcext:value-type="float">
            <text:p>106121109</text:p>
          </table:table-cell>
          <table:table-cell office:value-type="string" calcext:value-type="string">
            <text:p>R. PRANAV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10" calcext:value-type="float">
            <text:p>106121110</text:p>
          </table:table-cell>
          <table:table-cell office:value-type="string" calcext:value-type="string">
            <text:p>SAIGANE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11" calcext:value-type="float">
            <text:p>106121111</text:p>
          </table:table-cell>
          <table:table-cell office:value-type="string" calcext:value-type="string">
            <text:p>SAI PRANAV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12" calcext:value-type="float">
            <text:p>106121112</text:p>
          </table:table-cell>
          <table:table-cell office:value-type="string" calcext:value-type="string">
            <text:p>SAMEEKSHA JAISW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13" calcext:value-type="float">
            <text:p>106121113</text:p>
          </table:table-cell>
          <table:table-cell office:value-type="string" calcext:value-type="string">
            <text:p>SANGLIKAR SAMARTHA RAMCHAND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14" calcext:value-type="float">
            <text:p>106121114</text:p>
          </table:table-cell>
          <table:table-cell office:value-type="string" calcext:value-type="string">
            <text:p>SANJAI KUMAR M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15" calcext:value-type="float">
            <text:p>106121115</text:p>
          </table:table-cell>
          <table:table-cell office:value-type="string" calcext:value-type="string">
            <text:p>SANJEEV PRAS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16" calcext:value-type="float">
            <text:p>106121116</text:p>
          </table:table-cell>
          <table:table-cell office:value-type="string" calcext:value-type="string">
            <text:p>SANJIV KANNAA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17" calcext:value-type="float">
            <text:p>106121117</text:p>
          </table:table-cell>
          <table:table-cell office:value-type="string" calcext:value-type="string">
            <text:p>SAYANTI MAI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18" calcext:value-type="float">
            <text:p>106121118</text:p>
          </table:table-cell>
          <table:table-cell office:value-type="string" calcext:value-type="string">
            <text:p>SHAYANAA MIRSHA R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19" calcext:value-type="float">
            <text:p>106121119</text:p>
          </table:table-cell>
          <table:table-cell office:value-type="string" calcext:value-type="string">
            <text:p>SHUBHAM AG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20" calcext:value-type="float">
            <text:p>106121120</text:p>
          </table:table-cell>
          <table:table-cell office:value-type="string" calcext:value-type="string">
            <text:p>SHUBHAM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21" calcext:value-type="float">
            <text:p>106121121</text:p>
          </table:table-cell>
          <table:table-cell office:value-type="string" calcext:value-type="string">
            <text:p>SIDDHARTH PHANIRAJA DEVARAJ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22" calcext:value-type="float">
            <text:p>106121122</text:p>
          </table:table-cell>
          <table:table-cell office:value-type="string" calcext:value-type="string">
            <text:p>SIDDHARTH YAYAV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23" calcext:value-type="float">
            <text:p>106121123</text:p>
          </table:table-cell>
          <table:table-cell office:value-type="string" calcext:value-type="string">
            <text:p>SIDHARTH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24" calcext:value-type="float">
            <text:p>106121124</text:p>
          </table:table-cell>
          <table:table-cell office:value-type="string" calcext:value-type="string">
            <text:p>SIMRAN SING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25" calcext:value-type="float">
            <text:p>106121125</text:p>
          </table:table-cell>
          <table:table-cell office:value-type="string" calcext:value-type="string">
            <text:p>SIYAPUREDDYRAMESHPURAM PRAVEEN KUMAR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26" calcext:value-type="float">
            <text:p>106121126</text:p>
          </table:table-cell>
          <table:table-cell office:value-type="string" calcext:value-type="string">
            <text:p>SOUBHAGYA BEHE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27" calcext:value-type="float">
            <text:p>106121127</text:p>
          </table:table-cell>
          <table:table-cell office:value-type="string" calcext:value-type="string">
            <text:p>SOUPARNIKA 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28" calcext:value-type="float">
            <text:p>106121128</text:p>
          </table:table-cell>
          <table:table-cell office:value-type="string" calcext:value-type="string">
            <text:p>SRIKANTH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29" calcext:value-type="float">
            <text:p>106121129</text:p>
          </table:table-cell>
          <table:table-cell office:value-type="string" calcext:value-type="string">
            <text:p>SRINIVASA RAGHAV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30" calcext:value-type="float">
            <text:p>106121130</text:p>
          </table:table-cell>
          <table:table-cell office:value-type="string" calcext:value-type="string">
            <text:p>SRI VIGNE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31" calcext:value-type="float">
            <text:p>106121131</text:p>
          </table:table-cell>
          <table:table-cell office:value-type="string" calcext:value-type="string">
            <text:p>SRIVIJAYARAGHAV SRINIVAS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32" calcext:value-type="float">
            <text:p>106121132</text:p>
          </table:table-cell>
          <table:table-cell office:value-type="string" calcext:value-type="string">
            <text:p>SR VIJAY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33" calcext:value-type="float">
            <text:p>106121133</text:p>
          </table:table-cell>
          <table:table-cell office:value-type="string" calcext:value-type="string">
            <text:p>S.SELVANAYAG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34" calcext:value-type="float">
            <text:p>106121134</text:p>
          </table:table-cell>
          <table:table-cell office:value-type="string" calcext:value-type="string">
            <text:p>S SOMA VIG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35" calcext:value-type="float">
            <text:p>106121135</text:p>
          </table:table-cell>
          <table:table-cell office:value-type="string" calcext:value-type="string">
            <text:p>SUHANI BHARDWA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36" calcext:value-type="float">
            <text:p>106121136</text:p>
          </table:table-cell>
          <table:table-cell office:value-type="string" calcext:value-type="string">
            <text:p>SWASTIK KASHY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37" calcext:value-type="float">
            <text:p>106121137</text:p>
          </table:table-cell>
          <table:table-cell office:value-type="string" calcext:value-type="string">
            <text:p>TAMAN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38" calcext:value-type="float">
            <text:p>106121138</text:p>
          </table:table-cell>
          <table:table-cell office:value-type="string" calcext:value-type="string">
            <text:p>TANISHK JAY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39" calcext:value-type="float">
            <text:p>106121139</text:p>
          </table:table-cell>
          <table:table-cell office:value-type="string" calcext:value-type="string">
            <text:p>TATANAGARI CHETAN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40" calcext:value-type="float">
            <text:p>106121140</text:p>
          </table:table-cell>
          <table:table-cell office:value-type="string" calcext:value-type="string">
            <text:p>T P KOUSIGAA JEY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41" calcext:value-type="float">
            <text:p>106121141</text:p>
          </table:table-cell>
          <table:table-cell office:value-type="string" calcext:value-type="string">
            <text:p>VENKATESH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42" calcext:value-type="float">
            <text:p>106121142</text:p>
          </table:table-cell>
          <table:table-cell office:value-type="string" calcext:value-type="string">
            <text:p>VIGNESHWARI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43" calcext:value-type="float">
            <text:p>106121143</text:p>
          </table:table-cell>
          <table:table-cell office:value-type="string" calcext:value-type="string">
            <text:p>VIKASH KUMAR BIP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44" calcext:value-type="float">
            <text:p>106121144</text:p>
          </table:table-cell>
          <table:table-cell office:value-type="string" calcext:value-type="string">
            <text:p>VISHAL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6121145" calcext:value-type="float">
            <text:p>106121145</text:p>
          </table:table-cell>
          <table:table-cell office:value-type="string" calcext:value-type="string">
            <text:p>VISHNU N.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6121146" calcext:value-type="float">
            <text:p>106121146</text:p>
          </table:table-cell>
          <table:table-cell office:value-type="string" calcext:value-type="string">
            <text:p>VIVEK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01" calcext:value-type="float">
            <text:p>107121001</text:p>
          </table:table-cell>
          <table:table-cell office:value-type="string" calcext:value-type="string">
            <text:p>AAYUSHM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02" calcext:value-type="float">
            <text:p>107121002</text:p>
          </table:table-cell>
          <table:table-cell office:value-type="string" calcext:value-type="string">
            <text:p>ABDUL BASITH NAGOOR MEE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03" calcext:value-type="float">
            <text:p>107121003</text:p>
          </table:table-cell>
          <table:table-cell office:value-type="string" calcext:value-type="string">
            <text:p>ABHAY KRISHNA SATHISH BIJ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04" calcext:value-type="float">
            <text:p>107121004</text:p>
          </table:table-cell>
          <table:table-cell office:value-type="string" calcext:value-type="string">
            <text:p>ABHISHEK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05" calcext:value-type="float">
            <text:p>107121005</text:p>
          </table:table-cell>
          <table:table-cell office:value-type="string" calcext:value-type="string">
            <text:p>ABILASH K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06" calcext:value-type="float">
            <text:p>107121006</text:p>
          </table:table-cell>
          <table:table-cell office:value-type="string" calcext:value-type="string">
            <text:p>AKSHAIY THINAK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07" calcext:value-type="float">
            <text:p>107121007</text:p>
          </table:table-cell>
          <table:table-cell office:value-type="string" calcext:value-type="string">
            <text:p>ANEESH N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08" calcext:value-type="float">
            <text:p>107121008</text:p>
          </table:table-cell>
          <table:table-cell office:value-type="string" calcext:value-type="string">
            <text:p>ANSH BHAT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09" calcext:value-type="float">
            <text:p>107121009</text:p>
          </table:table-cell>
          <table:table-cell office:value-type="string" calcext:value-type="string">
            <text:p>ANURAG SANDIP JAGT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10" calcext:value-type="float">
            <text:p>107121010</text:p>
          </table:table-cell>
          <table:table-cell office:value-type="string" calcext:value-type="string">
            <text:p>ARITRA MA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11" calcext:value-type="float">
            <text:p>107121011</text:p>
          </table:table-cell>
          <table:table-cell office:value-type="string" calcext:value-type="string">
            <text:p>ARSHAD AHMED ASHIQBAS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12" calcext:value-type="float">
            <text:p>107121012</text:p>
          </table:table-cell>
          <table:table-cell office:value-type="string" calcext:value-type="string">
            <text:p>ARVIND GANESH A.S.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13" calcext:value-type="float">
            <text:p>107121013</text:p>
          </table:table-cell>
          <table:table-cell office:value-type="string" calcext:value-type="string">
            <text:p>ASHOK S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14" calcext:value-type="float">
            <text:p>107121014</text:p>
          </table:table-cell>
          <table:table-cell office:value-type="string" calcext:value-type="string">
            <text:p>ASHUTOSH KUMAR R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15" calcext:value-type="float">
            <text:p>107121015</text:p>
          </table:table-cell>
          <table:table-cell office:value-type="string" calcext:value-type="string">
            <text:p>A SHYAM NATARAJ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16" calcext:value-type="float">
            <text:p>107121016</text:p>
          </table:table-cell>
          <table:table-cell office:value-type="string" calcext:value-type="string">
            <text:p>ATHARVA RAT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17" calcext:value-type="float">
            <text:p>107121017</text:p>
          </table:table-cell>
          <table:table-cell office:value-type="string" calcext:value-type="string">
            <text:p>ATHRAV BHAW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18" calcext:value-type="float">
            <text:p>107121018</text:p>
          </table:table-cell>
          <table:table-cell office:value-type="string" calcext:value-type="string">
            <text:p>AYUSH GUP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19" calcext:value-type="float">
            <text:p>107121019</text:p>
          </table:table-cell>
          <table:table-cell office:value-type="string" calcext:value-type="string">
            <text:p>BALAJI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20" calcext:value-type="float">
            <text:p>107121020</text:p>
          </table:table-cell>
          <table:table-cell office:value-type="string" calcext:value-type="string">
            <text:p>BOKKA NAGA VENKATA DURGA PRAS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21" calcext:value-type="float">
            <text:p>107121021</text:p>
          </table:table-cell>
          <table:table-cell office:value-type="string" calcext:value-type="string">
            <text:p>BRANDON NEHEMIAH MUKH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22" calcext:value-type="float">
            <text:p>107121022</text:p>
          </table:table-cell>
          <table:table-cell office:value-type="string" calcext:value-type="string">
            <text:p>C ADITYA SOMASUND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23" calcext:value-type="float">
            <text:p>107121023</text:p>
          </table:table-cell>
          <table:table-cell office:value-type="string" calcext:value-type="string">
            <text:p>C.ANANDA MUTH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24" calcext:value-type="float">
            <text:p>107121024</text:p>
          </table:table-cell>
          <table:table-cell office:value-type="string" calcext:value-type="string">
            <text:p>CHANCH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25" calcext:value-type="float">
            <text:p>107121025</text:p>
          </table:table-cell>
          <table:table-cell office:value-type="string" calcext:value-type="string">
            <text:p>DANIEL BINU ABRAH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26" calcext:value-type="float">
            <text:p>107121026</text:p>
          </table:table-cell>
          <table:table-cell office:value-type="string" calcext:value-type="string">
            <text:p>DANNY PAUL BALACHAND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27" calcext:value-type="float">
            <text:p>107121027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28" calcext:value-type="float">
            <text:p>107121028</text:p>
          </table:table-cell>
          <table:table-cell office:value-type="string" calcext:value-type="string">
            <text:p>DIYA S DILEE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29" calcext:value-type="float">
            <text:p>107121029</text:p>
          </table:table-cell>
          <table:table-cell office:value-type="string" calcext:value-type="string">
            <text:p>EZHIL MARAN M 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30" calcext:value-type="float">
            <text:p>107121030</text:p>
          </table:table-cell>
          <table:table-cell office:value-type="string" calcext:value-type="string">
            <text:p>GAURAV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31" calcext:value-type="float">
            <text:p>107121031</text:p>
          </table:table-cell>
          <table:table-cell office:value-type="string" calcext:value-type="string">
            <text:p>GAYATHRI RAJE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32" calcext:value-type="float">
            <text:p>107121032</text:p>
          </table:table-cell>
          <table:table-cell office:value-type="string" calcext:value-type="string">
            <text:p>GOPEREDDY MONIKA PREE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33" calcext:value-type="float">
            <text:p>107121033</text:p>
          </table:table-cell>
          <table:table-cell office:value-type="string" calcext:value-type="string">
            <text:p>GOWTHAMRAJA 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34" calcext:value-type="float">
            <text:p>107121034</text:p>
          </table:table-cell>
          <table:table-cell office:value-type="string" calcext:value-type="string">
            <text:p>HARIIHAR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35" calcext:value-type="float">
            <text:p>107121035</text:p>
          </table:table-cell>
          <table:table-cell office:value-type="string" calcext:value-type="string">
            <text:p>HARINI SRI R 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36" calcext:value-type="float">
            <text:p>107121036</text:p>
          </table:table-cell>
          <table:table-cell office:value-type="string" calcext:value-type="string">
            <text:p>HARISH NA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37" calcext:value-type="float">
            <text:p>107121037</text:p>
          </table:table-cell>
          <table:table-cell office:value-type="string" calcext:value-type="string">
            <text:p>HARRISH MANIKANDHA DASARI MURUGAPP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38" calcext:value-type="float">
            <text:p>107121038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39" calcext:value-type="float">
            <text:p>107121039</text:p>
          </table:table-cell>
          <table:table-cell office:value-type="string" calcext:value-type="string">
            <text:p>HARSHIT MAL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40" calcext:value-type="float">
            <text:p>107121040</text:p>
          </table:table-cell>
          <table:table-cell office:value-type="string" calcext:value-type="string">
            <text:p>HARSH SUKH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41" calcext:value-type="float">
            <text:p>107121041</text:p>
          </table:table-cell>
          <table:table-cell office:value-type="string" calcext:value-type="string">
            <text:p>HARSHUL 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42" calcext:value-type="float">
            <text:p>107121042</text:p>
          </table:table-cell>
          <table:table-cell office:value-type="string" calcext:value-type="string">
            <text:p>JEREMY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43" calcext:value-type="float">
            <text:p>107121043</text:p>
          </table:table-cell>
          <table:table-cell office:value-type="string" calcext:value-type="string">
            <text:p>JOE PARENKULANGARA AJ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44" calcext:value-type="float">
            <text:p>107121044</text:p>
          </table:table-cell>
          <table:table-cell office:value-type="string" calcext:value-type="string">
            <text:p>KADEM SNEH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45" calcext:value-type="float">
            <text:p>107121045</text:p>
          </table:table-cell>
          <table:table-cell office:value-type="string" calcext:value-type="string">
            <text:p>KANADE KSHITIJ MIL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46" calcext:value-type="float">
            <text:p>107121046</text:p>
          </table:table-cell>
          <table:table-cell office:value-type="string" calcext:value-type="string">
            <text:p>KEERTHANA LAKSHMINARAYAN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47" calcext:value-type="float">
            <text:p>107121047</text:p>
          </table:table-cell>
          <table:table-cell office:value-type="string" calcext:value-type="string">
            <text:p>KHANDELWAL JANAM RAMESHBH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48" calcext:value-type="float">
            <text:p>107121048</text:p>
          </table:table-cell>
          <table:table-cell office:value-type="string" calcext:value-type="string">
            <text:p>K KRISHNA VAM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49" calcext:value-type="float">
            <text:p>107121049</text:p>
          </table:table-cell>
          <table:table-cell office:value-type="string" calcext:value-type="string">
            <text:p>K LAKSHM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50" calcext:value-type="float">
            <text:p>107121050</text:p>
          </table:table-cell>
          <table:table-cell office:value-type="string" calcext:value-type="string">
            <text:p>LAAVANYA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51" calcext:value-type="float">
            <text:p>107121051</text:p>
          </table:table-cell>
          <table:table-cell office:value-type="string" calcext:value-type="string">
            <text:p>LAKSHMI RAM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52" calcext:value-type="float">
            <text:p>107121052</text:p>
          </table:table-cell>
          <table:table-cell office:value-type="string" calcext:value-type="string">
            <text:p>LEENA PAW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53" calcext:value-type="float">
            <text:p>107121053</text:p>
          </table:table-cell>
          <table:table-cell office:value-type="string" calcext:value-type="string">
            <text:p>LOGESH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54" calcext:value-type="float">
            <text:p>107121054</text:p>
          </table:table-cell>
          <table:table-cell office:value-type="string" calcext:value-type="string">
            <text:p>MANUSH PAT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55" calcext:value-type="float">
            <text:p>107121055</text:p>
          </table:table-cell>
          <table:table-cell office:value-type="string" calcext:value-type="string">
            <text:p>MAYANK PACHA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56" calcext:value-type="float">
            <text:p>107121056</text:p>
          </table:table-cell>
          <table:table-cell office:value-type="string" calcext:value-type="string">
            <text:p>MEHTA PRATHIT SANDEE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57" calcext:value-type="float">
            <text:p>107121057</text:p>
          </table:table-cell>
          <table:table-cell office:value-type="string" calcext:value-type="string">
            <text:p>M H CHARUK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58" calcext:value-type="float">
            <text:p>107121058</text:p>
          </table:table-cell>
          <table:table-cell office:value-type="string" calcext:value-type="string">
            <text:p>MITHRA SIDDH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59" calcext:value-type="float">
            <text:p>107121059</text:p>
          </table:table-cell>
          <table:table-cell office:value-type="string" calcext:value-type="string">
            <text:p>MOHAMED ASSLAM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60" calcext:value-type="float">
            <text:p>107121060</text:p>
          </table:table-cell>
          <table:table-cell office:value-type="string" calcext:value-type="string">
            <text:p>MOHAMMED OMAR FARUQ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61" calcext:value-type="float">
            <text:p>107121061</text:p>
          </table:table-cell>
          <table:table-cell office:value-type="string" calcext:value-type="string">
            <text:p>MORTHA TANU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62" calcext:value-type="float">
            <text:p>107121062</text:p>
          </table:table-cell>
          <table:table-cell office:value-type="string" calcext:value-type="string">
            <text:p>MUSKAN SACH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63" calcext:value-type="float">
            <text:p>107121063</text:p>
          </table:table-cell>
          <table:table-cell office:value-type="string" calcext:value-type="string">
            <text:p>NIKHIL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64" calcext:value-type="float">
            <text:p>107121064</text:p>
          </table:table-cell>
          <table:table-cell office:value-type="string" calcext:value-type="string">
            <text:p>NITHYASHREE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65" calcext:value-type="float">
            <text:p>107121065</text:p>
          </table:table-cell>
          <table:table-cell office:value-type="string" calcext:value-type="string">
            <text:p>N VAMSHI VAR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66" calcext:value-type="float">
            <text:p>107121066</text:p>
          </table:table-cell>
          <table:table-cell office:value-type="string" calcext:value-type="string">
            <text:p>PALAKURTHI SARANYA PR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67" calcext:value-type="float">
            <text:p>107121067</text:p>
          </table:table-cell>
          <table:table-cell office:value-type="string" calcext:value-type="string">
            <text:p>PAMULAPATI RISHENDRA PRAS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68" calcext:value-type="float">
            <text:p>107121068</text:p>
          </table:table-cell>
          <table:table-cell office:value-type="string" calcext:value-type="string">
            <text:p>PARIMAL KACHHATI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69" calcext:value-type="float">
            <text:p>107121069</text:p>
          </table:table-cell>
          <table:table-cell office:value-type="string" calcext:value-type="string">
            <text:p>PATIL SAISH UM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70" calcext:value-type="float">
            <text:p>107121070</text:p>
          </table:table-cell>
          <table:table-cell office:value-type="string" calcext:value-type="string">
            <text:p>POLURI VYSHNAV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71" calcext:value-type="float">
            <text:p>107121071</text:p>
          </table:table-cell>
          <table:table-cell office:value-type="string" calcext:value-type="string">
            <text:p>PONNANA SAI NIKETHAN NAI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72" calcext:value-type="float">
            <text:p>107121072</text:p>
          </table:table-cell>
          <table:table-cell office:value-type="string" calcext:value-type="string">
            <text:p>PRAMOD LAXMAN AN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73" calcext:value-type="float">
            <text:p>107121073</text:p>
          </table:table-cell>
          <table:table-cell office:value-type="string" calcext:value-type="string">
            <text:p>PRAVEEN BAS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74" calcext:value-type="float">
            <text:p>107121074</text:p>
          </table:table-cell>
          <table:table-cell office:value-type="string" calcext:value-type="string">
            <text:p>PRAVEEN 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75" calcext:value-type="float">
            <text:p>107121075</text:p>
          </table:table-cell>
          <table:table-cell office:value-type="string" calcext:value-type="string">
            <text:p>PRIKE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76" calcext:value-type="float">
            <text:p>107121076</text:p>
          </table:table-cell>
          <table:table-cell office:value-type="string" calcext:value-type="string">
            <text:p>PRIYADARSHINI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77" calcext:value-type="float">
            <text:p>107121077</text:p>
          </table:table-cell>
          <table:table-cell office:value-type="string" calcext:value-type="string">
            <text:p>PRIYA DHARSHINI 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78" calcext:value-type="float">
            <text:p>107121078</text:p>
          </table:table-cell>
          <table:table-cell office:value-type="string" calcext:value-type="string">
            <text:p>PRIYADHARSHINI <text:s/>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79" calcext:value-type="float">
            <text:p>107121079</text:p>
          </table:table-cell>
          <table:table-cell office:value-type="string" calcext:value-type="string">
            <text:p>PUSALA SURENDRA B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80" calcext:value-type="float">
            <text:p>107121080</text:p>
          </table:table-cell>
          <table:table-cell office:value-type="string" calcext:value-type="string">
            <text:p>RESHMA DINAKARAN SRILAS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81" calcext:value-type="float">
            <text:p>107121081</text:p>
          </table:table-cell>
          <table:table-cell office:value-type="string" calcext:value-type="string">
            <text:p>R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82" calcext:value-type="float">
            <text:p>107121082</text:p>
          </table:table-cell>
          <table:table-cell office:value-type="string" calcext:value-type="string">
            <text:p>ROHIT MEE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83" calcext:value-type="float">
            <text:p>107121083</text:p>
          </table:table-cell>
          <table:table-cell office:value-type="string" calcext:value-type="string">
            <text:p>SABHESAN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84" calcext:value-type="float">
            <text:p>107121084</text:p>
          </table:table-cell>
          <table:table-cell office:value-type="string" calcext:value-type="string">
            <text:p>SACHIN CHANDRASEKH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85" calcext:value-type="float">
            <text:p>107121085</text:p>
          </table:table-cell>
          <table:table-cell office:value-type="string" calcext:value-type="string">
            <text:p>SACHI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86" calcext:value-type="float">
            <text:p>107121086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87" calcext:value-type="float">
            <text:p>107121087</text:p>
          </table:table-cell>
          <table:table-cell office:value-type="string" calcext:value-type="string">
            <text:p>SAKTHI KUMAR T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88" calcext:value-type="float">
            <text:p>107121088</text:p>
          </table:table-cell>
          <table:table-cell office:value-type="string" calcext:value-type="string">
            <text:p>SANGAME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89" calcext:value-type="float">
            <text:p>107121089</text:p>
          </table:table-cell>
          <table:table-cell office:value-type="string" calcext:value-type="string">
            <text:p>SANJAY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90" calcext:value-type="float">
            <text:p>107121090</text:p>
          </table:table-cell>
          <table:table-cell office:value-type="string" calcext:value-type="string">
            <text:p>SANTHOSH KUMAR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91" calcext:value-type="float">
            <text:p>107121091</text:p>
          </table:table-cell>
          <table:table-cell office:value-type="string" calcext:value-type="string">
            <text:p>SENBAGANATH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92" calcext:value-type="float">
            <text:p>107121092</text:p>
          </table:table-cell>
          <table:table-cell office:value-type="string" calcext:value-type="string">
            <text:p>SHAILESH MURM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93" calcext:value-type="float">
            <text:p>107121093</text:p>
          </table:table-cell>
          <table:table-cell office:value-type="string" calcext:value-type="string">
            <text:p>SHANDEEPAN AKILADEVI RAV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94" calcext:value-type="float">
            <text:p>107121094</text:p>
          </table:table-cell>
          <table:table-cell office:value-type="string" calcext:value-type="string">
            <text:p>SHINDE SHREYAS SHRA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95" calcext:value-type="float">
            <text:p>107121095</text:p>
          </table:table-cell>
          <table:table-cell office:value-type="string" calcext:value-type="string">
            <text:p>SHREEYA RAJAGANAPATH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96" calcext:value-type="float">
            <text:p>107121096</text:p>
          </table:table-cell>
          <table:table-cell office:value-type="string" calcext:value-type="string">
            <text:p>SHRIHARI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97" calcext:value-type="float">
            <text:p>107121097</text:p>
          </table:table-cell>
          <table:table-cell office:value-type="string" calcext:value-type="string">
            <text:p>SHRIVATS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098" calcext:value-type="float">
            <text:p>107121098</text:p>
          </table:table-cell>
          <table:table-cell office:value-type="string" calcext:value-type="string">
            <text:p>SHRUTI SANG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099" calcext:value-type="float">
            <text:p>107121099</text:p>
          </table:table-cell>
          <table:table-cell office:value-type="string" calcext:value-type="string">
            <text:p>SIVA SAI K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00" calcext:value-type="float">
            <text:p>107121100</text:p>
          </table:table-cell>
          <table:table-cell office:value-type="string" calcext:value-type="string">
            <text:p>SOHAM KUMAR D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01" calcext:value-type="float">
            <text:p>107121101</text:p>
          </table:table-cell>
          <table:table-cell office:value-type="string" calcext:value-type="string">
            <text:p>S R AKSHA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02" calcext:value-type="float">
            <text:p>107121102</text:p>
          </table:table-cell>
          <table:table-cell office:value-type="string" calcext:value-type="string">
            <text:p>SREE GANESH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03" calcext:value-type="float">
            <text:p>107121103</text:p>
          </table:table-cell>
          <table:table-cell office:value-type="string" calcext:value-type="string">
            <text:p>SREYA DEEP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04" calcext:value-type="float">
            <text:p>107121104</text:p>
          </table:table-cell>
          <table:table-cell office:value-type="string" calcext:value-type="string">
            <text:p>SRINITHI S 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05" calcext:value-type="float">
            <text:p>107121105</text:p>
          </table:table-cell>
          <table:table-cell office:value-type="string" calcext:value-type="string">
            <text:p>SRIYOGITHA RAVICHAND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06" calcext:value-type="float">
            <text:p>107121106</text:p>
          </table:table-cell>
          <table:table-cell office:value-type="string" calcext:value-type="string">
            <text:p>S SAI NARA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07" calcext:value-type="float">
            <text:p>107121107</text:p>
          </table:table-cell>
          <table:table-cell office:value-type="string" calcext:value-type="string">
            <text:p>S S RI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08" calcext:value-type="float">
            <text:p>107121108</text:p>
          </table:table-cell>
          <table:table-cell office:value-type="string" calcext:value-type="string">
            <text:p>SUGANTH BRABHAKARAN S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09" calcext:value-type="float">
            <text:p>107121109</text:p>
          </table:table-cell>
          <table:table-cell office:value-type="string" calcext:value-type="string">
            <text:p>SUJAYKARTHIK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10" calcext:value-type="float">
            <text:p>107121110</text:p>
          </table:table-cell>
          <table:table-cell office:value-type="string" calcext:value-type="string">
            <text:p>SUNDARAM S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11" calcext:value-type="float">
            <text:p>107121111</text:p>
          </table:table-cell>
          <table:table-cell office:value-type="string" calcext:value-type="string">
            <text:p>SURAJ PRAK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12" calcext:value-type="float">
            <text:p>107121112</text:p>
          </table:table-cell>
          <table:table-cell office:value-type="string" calcext:value-type="string">
            <text:p>SURENDRA S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13" calcext:value-type="float">
            <text:p>107121113</text:p>
          </table:table-cell>
          <table:table-cell office:value-type="string" calcext:value-type="string">
            <text:p>SUYASH DIX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14" calcext:value-type="float">
            <text:p>107121114</text:p>
          </table:table-cell>
          <table:table-cell office:value-type="string" calcext:value-type="string">
            <text:p>TANUJ S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15" calcext:value-type="float">
            <text:p>107121115</text:p>
          </table:table-cell>
          <table:table-cell office:value-type="string" calcext:value-type="string">
            <text:p>TEJASREE VADAKAN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16" calcext:value-type="float">
            <text:p>107121116</text:p>
          </table:table-cell>
          <table:table-cell office:value-type="string" calcext:value-type="string">
            <text:p>T SIVACHIDAMB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17" calcext:value-type="float">
            <text:p>107121117</text:p>
          </table:table-cell>
          <table:table-cell office:value-type="string" calcext:value-type="string">
            <text:p>UMA GOMATHI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18" calcext:value-type="float">
            <text:p>107121118</text:p>
          </table:table-cell>
          <table:table-cell office:value-type="string" calcext:value-type="string">
            <text:p>VADITHE PAVAN NA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19" calcext:value-type="float">
            <text:p>107121119</text:p>
          </table:table-cell>
          <table:table-cell office:value-type="string" calcext:value-type="string">
            <text:p>VALLIMAYL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20" calcext:value-type="float">
            <text:p>107121120</text:p>
          </table:table-cell>
          <table:table-cell office:value-type="string" calcext:value-type="string">
            <text:p>VANDANAPU MOHITA PRI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21" calcext:value-type="float">
            <text:p>107121121</text:p>
          </table:table-cell>
          <table:table-cell office:value-type="string" calcext:value-type="string">
            <text:p>VARSHINI GI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22" calcext:value-type="float">
            <text:p>107121122</text:p>
          </table:table-cell>
          <table:table-cell office:value-type="string" calcext:value-type="string">
            <text:p>VARUNA SUDHARSAN V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23" calcext:value-type="float">
            <text:p>107121123</text:p>
          </table:table-cell>
          <table:table-cell office:value-type="string" calcext:value-type="string">
            <text:p>VARUN SUNDARR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24" calcext:value-type="float">
            <text:p>107121124</text:p>
          </table:table-cell>
          <table:table-cell office:value-type="string" calcext:value-type="string">
            <text:p>VEERAMALLU JAYA SAI VEERABHADRA RA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25" calcext:value-type="float">
            <text:p>107121125</text:p>
          </table:table-cell>
          <table:table-cell office:value-type="string" calcext:value-type="string">
            <text:p>VIKRAMAN RENGADUR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26" calcext:value-type="float">
            <text:p>107121126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27" calcext:value-type="float">
            <text:p>107121127</text:p>
          </table:table-cell>
          <table:table-cell office:value-type="string" calcext:value-type="string">
            <text:p>VINEE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28" calcext:value-type="float">
            <text:p>107121128</text:p>
          </table:table-cell>
          <table:table-cell office:value-type="string" calcext:value-type="string">
            <text:p>VISHAL KAN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29" calcext:value-type="float">
            <text:p>107121129</text:p>
          </table:table-cell>
          <table:table-cell office:value-type="string" calcext:value-type="string">
            <text:p>VISHVAM VENKATA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30" calcext:value-type="float">
            <text:p>107121130</text:p>
          </table:table-cell>
          <table:table-cell office:value-type="string" calcext:value-type="string">
            <text:p>VIVEGA BHARATHI 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31" calcext:value-type="float">
            <text:p>107121131</text:p>
          </table:table-cell>
          <table:table-cell office:value-type="string" calcext:value-type="string">
            <text:p>VIVEK VENKATARA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7121132" calcext:value-type="float">
            <text:p>107121132</text:p>
          </table:table-cell>
          <table:table-cell office:value-type="string" calcext:value-type="string">
            <text:p>YAMARTHI.PRAMODH AR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7121133" calcext:value-type="float">
            <text:p>107121133</text:p>
          </table:table-cell>
          <table:table-cell office:value-type="string" calcext:value-type="string">
            <text:p>YUVRAJ SINGH YADUVANS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01" calcext:value-type="float">
            <text:p>108121001</text:p>
          </table:table-cell>
          <table:table-cell office:value-type="string" calcext:value-type="string">
            <text:p>A ARV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02" calcext:value-type="float">
            <text:p>108121002</text:p>
          </table:table-cell>
          <table:table-cell office:value-type="string" calcext:value-type="string">
            <text:p>AASHITA SHY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03" calcext:value-type="float">
            <text:p>108121003</text:p>
          </table:table-cell>
          <table:table-cell office:value-type="string" calcext:value-type="string">
            <text:p>ABINAYA.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04" calcext:value-type="float">
            <text:p>108121004</text:p>
          </table:table-cell>
          <table:table-cell office:value-type="string" calcext:value-type="string">
            <text:p>ADITHYA PRADEE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05" calcext:value-type="float">
            <text:p>108121005</text:p>
          </table:table-cell>
          <table:table-cell office:value-type="string" calcext:value-type="string">
            <text:p>ADITYA 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06" calcext:value-type="float">
            <text:p>108121006</text:p>
          </table:table-cell>
          <table:table-cell office:value-type="string" calcext:value-type="string">
            <text:p>ADITYA KUSHAG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07" calcext:value-type="float">
            <text:p>108121007</text:p>
          </table:table-cell>
          <table:table-cell office:value-type="string" calcext:value-type="string">
            <text:p>ADVAIT RAJAGOPAL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08" calcext:value-type="float">
            <text:p>108121008</text:p>
          </table:table-cell>
          <table:table-cell office:value-type="string" calcext:value-type="string">
            <text:p>AFEEF AHMED MOHAMED ABDUL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09" calcext:value-type="float">
            <text:p>108121009</text:p>
          </table:table-cell>
          <table:table-cell office:value-type="string" calcext:value-type="string">
            <text:p>AISHWARYA SING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10" calcext:value-type="float">
            <text:p>108121010</text:p>
          </table:table-cell>
          <table:table-cell office:value-type="string" calcext:value-type="string">
            <text:p>AKANKSH MUV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11" calcext:value-type="float">
            <text:p>108121011</text:p>
          </table:table-cell>
          <table:table-cell office:value-type="string" calcext:value-type="string">
            <text:p>AKA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12" calcext:value-type="float">
            <text:p>108121012</text:p>
          </table:table-cell>
          <table:table-cell office:value-type="string" calcext:value-type="string">
            <text:p>AKSHIT KUMAR SHANDIL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13" calcext:value-type="float">
            <text:p>108121013</text:p>
          </table:table-cell>
          <table:table-cell office:value-type="string" calcext:value-type="string">
            <text:p>ALFAZ ASIF KHER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14" calcext:value-type="float">
            <text:p>108121014</text:p>
          </table:table-cell>
          <table:table-cell office:value-type="string" calcext:value-type="string">
            <text:p>AMBREESH JAIS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15" calcext:value-type="float">
            <text:p>108121015</text:p>
          </table:table-cell>
          <table:table-cell office:value-type="string" calcext:value-type="string">
            <text:p>A NACHIAPP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16" calcext:value-type="float">
            <text:p>108121016</text:p>
          </table:table-cell>
          <table:table-cell office:value-type="string" calcext:value-type="string">
            <text:p>ANDHAVARAPU SAI MANIKANT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17" calcext:value-type="float">
            <text:p>108121017</text:p>
          </table:table-cell>
          <table:table-cell office:value-type="string" calcext:value-type="string">
            <text:p>ANIKET KUSHWA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18" calcext:value-type="float">
            <text:p>108121018</text:p>
          </table:table-cell>
          <table:table-cell office:value-type="string" calcext:value-type="string">
            <text:p>ANIKET TIW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19" calcext:value-type="float">
            <text:p>108121019</text:p>
          </table:table-cell>
          <table:table-cell office:value-type="string" calcext:value-type="string">
            <text:p>ANJAN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20" calcext:value-type="float">
            <text:p>108121020</text:p>
          </table:table-cell>
          <table:table-cell office:value-type="string" calcext:value-type="string">
            <text:p>ANKIT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21" calcext:value-type="float">
            <text:p>108121021</text:p>
          </table:table-cell>
          <table:table-cell office:value-type="string" calcext:value-type="string">
            <text:p>ANKU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22" calcext:value-type="float">
            <text:p>108121022</text:p>
          </table:table-cell>
          <table:table-cell office:value-type="string" calcext:value-type="string">
            <text:p>ANSHUMAN DH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23" calcext:value-type="float">
            <text:p>108121023</text:p>
          </table:table-cell>
          <table:table-cell office:value-type="string" calcext:value-type="string">
            <text:p>ARUN KARTHIKEYAN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24" calcext:value-type="float">
            <text:p>108121024</text:p>
          </table:table-cell>
          <table:table-cell office:value-type="string" calcext:value-type="string">
            <text:p>ATIF REH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25" calcext:value-type="float">
            <text:p>108121025</text:p>
          </table:table-cell>
          <table:table-cell office:value-type="string" calcext:value-type="string">
            <text:p>BANDERPALLY SAI NE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26" calcext:value-type="float">
            <text:p>108121026</text:p>
          </table:table-cell>
          <table:table-cell office:value-type="string" calcext:value-type="string">
            <text:p>BARATH K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27" calcext:value-type="float">
            <text:p>108121027</text:p>
          </table:table-cell>
          <table:table-cell office:value-type="string" calcext:value-type="string">
            <text:p>BHANU PRATYUSH MANT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28" calcext:value-type="float">
            <text:p>108121028</text:p>
          </table:table-cell>
          <table:table-cell office:value-type="string" calcext:value-type="string">
            <text:p>BHARATH KAMALAKAN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29" calcext:value-type="float">
            <text:p>108121029</text:p>
          </table:table-cell>
          <table:table-cell office:value-type="string" calcext:value-type="string">
            <text:p>BHAVAR UMANG RAJ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30" calcext:value-type="float">
            <text:p>108121030</text:p>
          </table:table-cell>
          <table:table-cell office:value-type="string" calcext:value-type="string">
            <text:p>BHUPATHIRAJU KRISHNA PRAN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31" calcext:value-type="float">
            <text:p>108121031</text:p>
          </table:table-cell>
          <table:table-cell office:value-type="string" calcext:value-type="string">
            <text:p>B VISH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32" calcext:value-type="float">
            <text:p>108121032</text:p>
          </table:table-cell>
          <table:table-cell office:value-type="string" calcext:value-type="string">
            <text:p>DAYANA TEJA CHANDRA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33" calcext:value-type="float">
            <text:p>108121033</text:p>
          </table:table-cell>
          <table:table-cell office:value-type="string" calcext:value-type="string">
            <text:p>DEEPIKAA POOBALARA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34" calcext:value-type="float">
            <text:p>108121034</text:p>
          </table:table-cell>
          <table:table-cell office:value-type="string" calcext:value-type="string">
            <text:p>DERLLINRAJ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35" calcext:value-type="float">
            <text:p>108121035</text:p>
          </table:table-cell>
          <table:table-cell office:value-type="string" calcext:value-type="string">
            <text:p>DEVIREDDY RISHISWARA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36" calcext:value-type="float">
            <text:p>108121036</text:p>
          </table:table-cell>
          <table:table-cell office:value-type="string" calcext:value-type="string">
            <text:p>GAURAV KUMAR MAHT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37" calcext:value-type="float">
            <text:p>108121037</text:p>
          </table:table-cell>
          <table:table-cell office:value-type="string" calcext:value-type="string">
            <text:p>GAYATHRI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38" calcext:value-type="float">
            <text:p>108121038</text:p>
          </table:table-cell>
          <table:table-cell office:value-type="string" calcext:value-type="string">
            <text:p>GHAJESHWAR KARTHICKE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39" calcext:value-type="float">
            <text:p>108121039</text:p>
          </table:table-cell>
          <table:table-cell office:value-type="string" calcext:value-type="string">
            <text:p>GOKUL SATH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40" calcext:value-type="float">
            <text:p>108121040</text:p>
          </table:table-cell>
          <table:table-cell office:value-type="string" calcext:value-type="string">
            <text:p>GONDALA SHIVATEJ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41" calcext:value-type="float">
            <text:p>108121041</text:p>
          </table:table-cell>
          <table:table-cell office:value-type="string" calcext:value-type="string">
            <text:p>G R JESHNU SKAND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42" calcext:value-type="float">
            <text:p>108121042</text:p>
          </table:table-cell>
          <table:table-cell office:value-type="string" calcext:value-type="string">
            <text:p>GUNTI NIKH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43" calcext:value-type="float">
            <text:p>108121043</text:p>
          </table:table-cell>
          <table:table-cell office:value-type="string" calcext:value-type="string">
            <text:p>G V S S KRISHNA MOW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44" calcext:value-type="float">
            <text:p>108121044</text:p>
          </table:table-cell>
          <table:table-cell office:value-type="string" calcext:value-type="string">
            <text:p>HARIKRISHNA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45" calcext:value-type="float">
            <text:p>108121045</text:p>
          </table:table-cell>
          <table:table-cell office:value-type="string" calcext:value-type="string">
            <text:p>HARINI MANI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46" calcext:value-type="float">
            <text:p>108121046</text:p>
          </table:table-cell>
          <table:table-cell office:value-type="string" calcext:value-type="string">
            <text:p>HEMANT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47" calcext:value-type="float">
            <text:p>108121047</text:p>
          </table:table-cell>
          <table:table-cell office:value-type="string" calcext:value-type="string">
            <text:p>HEMESHWARAN.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48" calcext:value-type="float">
            <text:p>108121048</text:p>
          </table:table-cell>
          <table:table-cell office:value-type="string" calcext:value-type="string">
            <text:p>IPPILI TAS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49" calcext:value-type="float">
            <text:p>108121049</text:p>
          </table:table-cell>
          <table:table-cell office:value-type="string" calcext:value-type="string">
            <text:p>JAGRAJ BASUMAT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50" calcext:value-type="float">
            <text:p>108121050</text:p>
          </table:table-cell>
          <table:table-cell office:value-type="string" calcext:value-type="string">
            <text:p>JATIN AG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51" calcext:value-type="float">
            <text:p>108121051</text:p>
          </table:table-cell>
          <table:table-cell office:value-type="string" calcext:value-type="string">
            <text:p>JAYASHREE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52" calcext:value-type="float">
            <text:p>108121052</text:p>
          </table:table-cell>
          <table:table-cell office:value-type="string" calcext:value-type="string">
            <text:p>JEYA SURYA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53" calcext:value-type="float">
            <text:p>108121053</text:p>
          </table:table-cell>
          <table:table-cell office:value-type="string" calcext:value-type="string">
            <text:p>JIBY M VARGH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54" calcext:value-type="float">
            <text:p>108121054</text:p>
          </table:table-cell>
          <table:table-cell office:value-type="string" calcext:value-type="string">
            <text:p>J ISAAC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55" calcext:value-type="float">
            <text:p>108121055</text:p>
          </table:table-cell>
          <table:table-cell office:value-type="string" calcext:value-type="string">
            <text:p>JITHIN RAJ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56" calcext:value-type="float">
            <text:p>108121056</text:p>
          </table:table-cell>
          <table:table-cell office:value-type="string" calcext:value-type="string">
            <text:p>K AJ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57" calcext:value-type="float">
            <text:p>108121057</text:p>
          </table:table-cell>
          <table:table-cell office:value-type="string" calcext:value-type="string">
            <text:p>KARTHIK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58" calcext:value-type="float">
            <text:p>108121058</text:p>
          </table:table-cell>
          <table:table-cell office:value-type="string" calcext:value-type="string">
            <text:p>KAVIKA 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59" calcext:value-type="float">
            <text:p>108121059</text:p>
          </table:table-cell>
          <table:table-cell office:value-type="string" calcext:value-type="string">
            <text:p>KHAJENDRAN BALA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60" calcext:value-type="float">
            <text:p>108121060</text:p>
          </table:table-cell>
          <table:table-cell office:value-type="string" calcext:value-type="string">
            <text:p>K NIRANJ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61" calcext:value-type="float">
            <text:p>108121061</text:p>
          </table:table-cell>
          <table:table-cell office:value-type="string" calcext:value-type="string">
            <text:p>KODALI ANJAL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62" calcext:value-type="float">
            <text:p>108121062</text:p>
          </table:table-cell>
          <table:table-cell office:value-type="string" calcext:value-type="string">
            <text:p>KUNAL VINODH KUMAR HINDUJ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63" calcext:value-type="float">
            <text:p>108121063</text:p>
          </table:table-cell>
          <table:table-cell office:value-type="string" calcext:value-type="string">
            <text:p>LUNKAD KUSHAL GOK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64" calcext:value-type="float">
            <text:p>108121064</text:p>
          </table:table-cell>
          <table:table-cell office:value-type="string" calcext:value-type="string">
            <text:p>MADAKAM MADH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65" calcext:value-type="float">
            <text:p>108121065</text:p>
          </table:table-cell>
          <table:table-cell office:value-type="string" calcext:value-type="string">
            <text:p>MADALA MEGHA VARSHI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66" calcext:value-type="float">
            <text:p>108121066</text:p>
          </table:table-cell>
          <table:table-cell office:value-type="string" calcext:value-type="string">
            <text:p>MADHAV SRIRA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67" calcext:value-type="float">
            <text:p>108121067</text:p>
          </table:table-cell>
          <table:table-cell office:value-type="string" calcext:value-type="string">
            <text:p>MADHU VARSHAN P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68" calcext:value-type="float">
            <text:p>108121068</text:p>
          </table:table-cell>
          <table:table-cell office:value-type="string" calcext:value-type="string">
            <text:p>MANISH KISHOR PAT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69" calcext:value-type="float">
            <text:p>108121069</text:p>
          </table:table-cell>
          <table:table-cell office:value-type="string" calcext:value-type="string">
            <text:p>MANOPADU SRICH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70" calcext:value-type="float">
            <text:p>108121070</text:p>
          </table:table-cell>
          <table:table-cell office:value-type="string" calcext:value-type="string">
            <text:p>M BALA RAM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71" calcext:value-type="float">
            <text:p>108121071</text:p>
          </table:table-cell>
          <table:table-cell office:value-type="string" calcext:value-type="string">
            <text:p>MERUGU UDAY KI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72" calcext:value-type="float">
            <text:p>108121072</text:p>
          </table:table-cell>
          <table:table-cell office:value-type="string" calcext:value-type="string">
            <text:p>MIRA HARIHARA SUDHA 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73" calcext:value-type="float">
            <text:p>108121073</text:p>
          </table:table-cell>
          <table:table-cell office:value-type="string" calcext:value-type="string">
            <text:p>MOHAMED IMTHIYAZ SAIED RAMAL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74" calcext:value-type="float">
            <text:p>108121074</text:p>
          </table:table-cell>
          <table:table-cell office:value-type="string" calcext:value-type="string">
            <text:p>MOHAMMAD ASI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75" calcext:value-type="float">
            <text:p>108121075</text:p>
          </table:table-cell>
          <table:table-cell office:value-type="string" calcext:value-type="string">
            <text:p>MOHAMMAD MAAZ AKH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76" calcext:value-type="float">
            <text:p>108121076</text:p>
          </table:table-cell>
          <table:table-cell office:value-type="string" calcext:value-type="string">
            <text:p>MONIKA BULD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77" calcext:value-type="float">
            <text:p>108121077</text:p>
          </table:table-cell>
          <table:table-cell office:value-type="string" calcext:value-type="string">
            <text:p>MRITUL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78" calcext:value-type="float">
            <text:p>108121078</text:p>
          </table:table-cell>
          <table:table-cell office:value-type="string" calcext:value-type="string">
            <text:p>M S AMRU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79" calcext:value-type="float">
            <text:p>108121079</text:p>
          </table:table-cell>
          <table:table-cell office:value-type="string" calcext:value-type="string">
            <text:p>MUTYALA NAGA CHARISH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80" calcext:value-type="float">
            <text:p>108121080</text:p>
          </table:table-cell>
          <table:table-cell office:value-type="string" calcext:value-type="string">
            <text:p>NANDIPATI SANTHO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81" calcext:value-type="float">
            <text:p>108121081</text:p>
          </table:table-cell>
          <table:table-cell office:value-type="string" calcext:value-type="string">
            <text:p>NARENTHIRAN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82" calcext:value-type="float">
            <text:p>108121082</text:p>
          </table:table-cell>
          <table:table-cell office:value-type="string" calcext:value-type="string">
            <text:p>NAVI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83" calcext:value-type="float">
            <text:p>108121083</text:p>
          </table:table-cell>
          <table:table-cell office:value-type="string" calcext:value-type="string">
            <text:p>NAVNEET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84" calcext:value-type="float">
            <text:p>108121084</text:p>
          </table:table-cell>
          <table:table-cell office:value-type="string" calcext:value-type="string">
            <text:p>NISHMAIE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85" calcext:value-type="float">
            <text:p>108121085</text:p>
          </table:table-cell>
          <table:table-cell office:value-type="string" calcext:value-type="string">
            <text:p>NITHIN MADHAV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86" calcext:value-type="float">
            <text:p>108121086</text:p>
          </table:table-cell>
          <table:table-cell office:value-type="string" calcext:value-type="string">
            <text:p>NITHISH KUMAR 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87" calcext:value-type="float">
            <text:p>108121087</text:p>
          </table:table-cell>
          <table:table-cell office:value-type="string" calcext:value-type="string">
            <text:p>NITIN KUMAR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88" calcext:value-type="float">
            <text:p>108121088</text:p>
          </table:table-cell>
          <table:table-cell office:value-type="string" calcext:value-type="string">
            <text:p>PAMMY THAK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89" calcext:value-type="float">
            <text:p>108121089</text:p>
          </table:table-cell>
          <table:table-cell office:value-type="string" calcext:value-type="string">
            <text:p>PAW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90" calcext:value-type="float">
            <text:p>108121090</text:p>
          </table:table-cell>
          <table:table-cell office:value-type="string" calcext:value-type="string">
            <text:p>PRAJJAWAL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91" calcext:value-type="float">
            <text:p>108121091</text:p>
          </table:table-cell>
          <table:table-cell office:value-type="string" calcext:value-type="string">
            <text:p>PRANE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92" calcext:value-type="float">
            <text:p>108121092</text:p>
          </table:table-cell>
          <table:table-cell office:value-type="string" calcext:value-type="string">
            <text:p>PRATISTHA D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93" calcext:value-type="float">
            <text:p>108121093</text:p>
          </table:table-cell>
          <table:table-cell office:value-type="string" calcext:value-type="string">
            <text:p>PRATYUSHA GARAY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94" calcext:value-type="float">
            <text:p>108121094</text:p>
          </table:table-cell>
          <table:table-cell office:value-type="string" calcext:value-type="string">
            <text:p>PRAVEENA GANES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95" calcext:value-type="float">
            <text:p>108121095</text:p>
          </table:table-cell>
          <table:table-cell office:value-type="string" calcext:value-type="string">
            <text:p>PREETI RAME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96" calcext:value-type="float">
            <text:p>108121096</text:p>
          </table:table-cell>
          <table:table-cell office:value-type="string" calcext:value-type="string">
            <text:p>PRINCE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97" calcext:value-type="float">
            <text:p>108121097</text:p>
          </table:table-cell>
          <table:table-cell office:value-type="string" calcext:value-type="string">
            <text:p>PRIYANSHU SAMRI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098" calcext:value-type="float">
            <text:p>108121098</text:p>
          </table:table-cell>
          <table:table-cell office:value-type="string" calcext:value-type="string">
            <text:p>PYLA LIKHIT PRAM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099" calcext:value-type="float">
            <text:p>108121099</text:p>
          </table:table-cell>
          <table:table-cell office:value-type="string" calcext:value-type="string">
            <text:p>RAJARSHA CHEBROL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00" calcext:value-type="float">
            <text:p>108121100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01" calcext:value-type="float">
            <text:p>108121101</text:p>
          </table:table-cell>
          <table:table-cell office:value-type="string" calcext:value-type="string">
            <text:p>RISHAB AN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02" calcext:value-type="float">
            <text:p>108121102</text:p>
          </table:table-cell>
          <table:table-cell office:value-type="string" calcext:value-type="string">
            <text:p>RISHIT SOMAYAJ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03" calcext:value-type="float">
            <text:p>108121103</text:p>
          </table:table-cell>
          <table:table-cell office:value-type="string" calcext:value-type="string">
            <text:p>RITAM P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04" calcext:value-type="float">
            <text:p>108121104</text:p>
          </table:table-cell>
          <table:table-cell office:value-type="string" calcext:value-type="string">
            <text:p>ROHITH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05" calcext:value-type="float">
            <text:p>108121105</text:p>
          </table:table-cell>
          <table:table-cell office:value-type="string" calcext:value-type="string">
            <text:p>R R VISH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06" calcext:value-type="float">
            <text:p>108121106</text:p>
          </table:table-cell>
          <table:table-cell office:value-type="string" calcext:value-type="string">
            <text:p>SAHAJ J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07" calcext:value-type="float">
            <text:p>108121107</text:p>
          </table:table-cell>
          <table:table-cell office:value-type="string" calcext:value-type="string">
            <text:p>SAHIL SID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08" calcext:value-type="float">
            <text:p>108121108</text:p>
          </table:table-cell>
          <table:table-cell office:value-type="string" calcext:value-type="string">
            <text:p>SAKE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09" calcext:value-type="float">
            <text:p>108121109</text:p>
          </table:table-cell>
          <table:table-cell office:value-type="string" calcext:value-type="string">
            <text:p>SAMARTH AG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10" calcext:value-type="float">
            <text:p>108121110</text:p>
          </table:table-cell>
          <table:table-cell office:value-type="string" calcext:value-type="string">
            <text:p>SANJANA KARTHEEB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11" calcext:value-type="float">
            <text:p>108121111</text:p>
          </table:table-cell>
          <table:table-cell office:value-type="string" calcext:value-type="string">
            <text:p>SANJAY S RAGH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12" calcext:value-type="float">
            <text:p>108121112</text:p>
          </table:table-cell>
          <table:table-cell office:value-type="string" calcext:value-type="string">
            <text:p>SANJIT PONNUSWAMY KRISHNAJE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13" calcext:value-type="float">
            <text:p>108121113</text:p>
          </table:table-cell>
          <table:table-cell office:value-type="string" calcext:value-type="string">
            <text:p>SARAVANAKRISHNAN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14" calcext:value-type="float">
            <text:p>108121114</text:p>
          </table:table-cell>
          <table:table-cell office:value-type="string" calcext:value-type="string">
            <text:p>SEEPANA VENKATA SAI SIDDART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15" calcext:value-type="float">
            <text:p>108121115</text:p>
          </table:table-cell>
          <table:table-cell office:value-type="string" calcext:value-type="string">
            <text:p>SHASHMITAA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16" calcext:value-type="float">
            <text:p>108121116</text:p>
          </table:table-cell>
          <table:table-cell office:value-type="string" calcext:value-type="string">
            <text:p>SHREYANSH AG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17" calcext:value-type="float">
            <text:p>108121117</text:p>
          </table:table-cell>
          <table:table-cell office:value-type="string" calcext:value-type="string">
            <text:p>SHRINIDHI.M.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18" calcext:value-type="float">
            <text:p>108121118</text:p>
          </table:table-cell>
          <table:table-cell office:value-type="string" calcext:value-type="string">
            <text:p>SHRIYA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19" calcext:value-type="float">
            <text:p>108121119</text:p>
          </table:table-cell>
          <table:table-cell office:value-type="string" calcext:value-type="string">
            <text:p>SHUBHANKAR SO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20" calcext:value-type="float">
            <text:p>108121120</text:p>
          </table:table-cell>
          <table:table-cell office:value-type="string" calcext:value-type="string">
            <text:p>SIDDHARTH SHRIVAST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21" calcext:value-type="float">
            <text:p>108121121</text:p>
          </table:table-cell>
          <table:table-cell office:value-type="string" calcext:value-type="string">
            <text:p>SIDDHARTH WARR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22" calcext:value-type="float">
            <text:p>108121122</text:p>
          </table:table-cell>
          <table:table-cell office:value-type="string" calcext:value-type="string">
            <text:p>S K SANJEEV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23" calcext:value-type="float">
            <text:p>108121123</text:p>
          </table:table-cell>
          <table:table-cell office:value-type="string" calcext:value-type="string">
            <text:p>SRIRAM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24" calcext:value-type="float">
            <text:p>108121124</text:p>
          </table:table-cell>
          <table:table-cell office:value-type="string" calcext:value-type="string">
            <text:p>SRIVATSAN SARVES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25" calcext:value-type="float">
            <text:p>108121125</text:p>
          </table:table-cell>
          <table:table-cell office:value-type="string" calcext:value-type="string">
            <text:p>S SAKTHI SARAV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26" calcext:value-type="float">
            <text:p>108121126</text:p>
          </table:table-cell>
          <table:table-cell office:value-type="string" calcext:value-type="string">
            <text:p>SUBRAHMANYA BHARADWAAJ B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27" calcext:value-type="float">
            <text:p>108121127</text:p>
          </table:table-cell>
          <table:table-cell office:value-type="string" calcext:value-type="string">
            <text:p>SWETHA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28" calcext:value-type="float">
            <text:p>108121128</text:p>
          </table:table-cell>
          <table:table-cell office:value-type="string" calcext:value-type="string">
            <text:p>TANMAY SAH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29" calcext:value-type="float">
            <text:p>108121129</text:p>
          </table:table-cell>
          <table:table-cell office:value-type="string" calcext:value-type="string">
            <text:p>THARUN.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30" calcext:value-type="float">
            <text:p>108121130</text:p>
          </table:table-cell>
          <table:table-cell office:value-type="string" calcext:value-type="string">
            <text:p>VARUN L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31" calcext:value-type="float">
            <text:p>108121131</text:p>
          </table:table-cell>
          <table:table-cell office:value-type="string" calcext:value-type="string">
            <text:p>VASEEKARAN E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32" calcext:value-type="float">
            <text:p>108121132</text:p>
          </table:table-cell>
          <table:table-cell office:value-type="string" calcext:value-type="string">
            <text:p>VEERA MAHINDRA SAI HARS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33" calcext:value-type="float">
            <text:p>108121133</text:p>
          </table:table-cell>
          <table:table-cell office:value-type="string" calcext:value-type="string">
            <text:p>VENKATARAMANA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34" calcext:value-type="float">
            <text:p>108121134</text:p>
          </table:table-cell>
          <table:table-cell office:value-type="string" calcext:value-type="string">
            <text:p>VINAYAK SUJAT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35" calcext:value-type="float">
            <text:p>108121135</text:p>
          </table:table-cell>
          <table:table-cell office:value-type="string" calcext:value-type="string">
            <text:p>V SATYANARAYANA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36" calcext:value-type="float">
            <text:p>108121136</text:p>
          </table:table-cell>
          <table:table-cell office:value-type="string" calcext:value-type="string">
            <text:p>V S HARISAN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37" calcext:value-type="float">
            <text:p>108121137</text:p>
          </table:table-cell>
          <table:table-cell office:value-type="string" calcext:value-type="string">
            <text:p>V THARU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38" calcext:value-type="float">
            <text:p>108121138</text:p>
          </table:table-cell>
          <table:table-cell office:value-type="string" calcext:value-type="string">
            <text:p>VUNDAVALLI SRI SAI KEER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39" calcext:value-type="float">
            <text:p>108121139</text:p>
          </table:table-cell>
          <table:table-cell office:value-type="string" calcext:value-type="string">
            <text:p>YADALA SATHV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40" calcext:value-type="float">
            <text:p>108121140</text:p>
          </table:table-cell>
          <table:table-cell office:value-type="string" calcext:value-type="string">
            <text:p>YASHASVA SWAPANK BAF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8121141" calcext:value-type="float">
            <text:p>108121141</text:p>
          </table:table-cell>
          <table:table-cell office:value-type="string" calcext:value-type="string">
            <text:p>YUKESH SUDHARS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08121142" calcext:value-type="float">
            <text:p>108121142</text:p>
          </table:table-cell>
          <table:table-cell office:value-type="string" calcext:value-type="string">
            <text:p>ZOYA CHAND SY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01" calcext:value-type="float">
            <text:p>110121001</text:p>
          </table:table-cell>
          <table:table-cell office:value-type="string" calcext:value-type="string">
            <text:p>AADITHYAA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02" calcext:value-type="float">
            <text:p>110121002</text:p>
          </table:table-cell>
          <table:table-cell office:value-type="string" calcext:value-type="string">
            <text:p>AASHIKA 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03" calcext:value-type="float">
            <text:p>110121003</text:p>
          </table:table-cell>
          <table:table-cell office:value-type="string" calcext:value-type="string">
            <text:p>AAYUSH SRIVASTA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04" calcext:value-type="float">
            <text:p>110121004</text:p>
          </table:table-cell>
          <table:table-cell office:value-type="string" calcext:value-type="string">
            <text:p>ABHISHEK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05" calcext:value-type="float">
            <text:p>110121005</text:p>
          </table:table-cell>
          <table:table-cell office:value-type="string" calcext:value-type="string">
            <text:p>ADHITHY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06" calcext:value-type="float">
            <text:p>110121006</text:p>
          </table:table-cell>
          <table:table-cell office:value-type="string" calcext:value-type="string">
            <text:p>ADITYA GA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07" calcext:value-type="float">
            <text:p>110121007</text:p>
          </table:table-cell>
          <table:table-cell office:value-type="string" calcext:value-type="string">
            <text:p>ADITYA P RAJSHEKH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08" calcext:value-type="float">
            <text:p>110121008</text:p>
          </table:table-cell>
          <table:table-cell office:value-type="string" calcext:value-type="string">
            <text:p>AKASH <text:s/>KARNA 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09" calcext:value-type="float">
            <text:p>110121009</text:p>
          </table:table-cell>
          <table:table-cell office:value-type="string" calcext:value-type="string">
            <text:p>AKSHAT KED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10" calcext:value-type="float">
            <text:p>110121010</text:p>
          </table:table-cell>
          <table:table-cell office:value-type="string" calcext:value-type="string">
            <text:p>AMAN BUDHOLI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11" calcext:value-type="float">
            <text:p>110121011</text:p>
          </table:table-cell>
          <table:table-cell office:value-type="string" calcext:value-type="string">
            <text:p>A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12" calcext:value-type="float">
            <text:p>110121012</text:p>
          </table:table-cell>
          <table:table-cell office:value-type="string" calcext:value-type="string">
            <text:p>AMBAREESH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13" calcext:value-type="float">
            <text:p>110121013</text:p>
          </table:table-cell>
          <table:table-cell office:value-type="string" calcext:value-type="string">
            <text:p>AMIT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14" calcext:value-type="float">
            <text:p>110121014</text:p>
          </table:table-cell>
          <table:table-cell office:value-type="string" calcext:value-type="string">
            <text:p>ANAS KHAL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15" calcext:value-type="float">
            <text:p>110121015</text:p>
          </table:table-cell>
          <table:table-cell office:value-type="string" calcext:value-type="string">
            <text:p>ANIKET SHIVLAL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16" calcext:value-type="float">
            <text:p>110121016</text:p>
          </table:table-cell>
          <table:table-cell office:value-type="string" calcext:value-type="string">
            <text:p>ANNAMALAI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17" calcext:value-type="float">
            <text:p>110121017</text:p>
          </table:table-cell>
          <table:table-cell office:value-type="string" calcext:value-type="string">
            <text:p>ARAVIND 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18" calcext:value-type="float">
            <text:p>110121018</text:p>
          </table:table-cell>
          <table:table-cell office:value-type="string" calcext:value-type="string">
            <text:p>ARYAN AG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19" calcext:value-type="float">
            <text:p>110121019</text:p>
          </table:table-cell>
          <table:table-cell office:value-type="string" calcext:value-type="string">
            <text:p>AVANTIK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20" calcext:value-type="float">
            <text:p>110121020</text:p>
          </table:table-cell>
          <table:table-cell office:value-type="string" calcext:value-type="string">
            <text:p>AYUSH BUNDE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21" calcext:value-type="float">
            <text:p>110121021</text:p>
          </table:table-cell>
          <table:table-cell office:value-type="string" calcext:value-type="string">
            <text:p>BANOTH SATHVIK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22" calcext:value-type="float">
            <text:p>110121022</text:p>
          </table:table-cell>
          <table:table-cell office:value-type="string" calcext:value-type="string">
            <text:p>BHARATH.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23" calcext:value-type="float">
            <text:p>110121023</text:p>
          </table:table-cell>
          <table:table-cell office:value-type="string" calcext:value-type="string">
            <text:p>BHOYAR GAURAV GAJA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24" calcext:value-type="float">
            <text:p>110121024</text:p>
          </table:table-cell>
          <table:table-cell office:value-type="string" calcext:value-type="string">
            <text:p>BOOMIKA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25" calcext:value-type="float">
            <text:p>110121025</text:p>
          </table:table-cell>
          <table:table-cell office:value-type="string" calcext:value-type="string">
            <text:p>BREM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26" calcext:value-type="float">
            <text:p>110121026</text:p>
          </table:table-cell>
          <table:table-cell office:value-type="string" calcext:value-type="string">
            <text:p>B SREE GOKULA JEE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27" calcext:value-type="float">
            <text:p>110121027</text:p>
          </table:table-cell>
          <table:table-cell office:value-type="string" calcext:value-type="string">
            <text:p>DEV BHAND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28" calcext:value-type="float">
            <text:p>110121028</text:p>
          </table:table-cell>
          <table:table-cell office:value-type="string" calcext:value-type="string">
            <text:p>DEVI POP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29" calcext:value-type="float">
            <text:p>110121029</text:p>
          </table:table-cell>
          <table:table-cell office:value-type="string" calcext:value-type="string">
            <text:p>DHRUV KUMAR NAGI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30" calcext:value-type="float">
            <text:p>110121030</text:p>
          </table:table-cell>
          <table:table-cell office:value-type="string" calcext:value-type="string">
            <text:p>DIVYA BARATHI.P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31" calcext:value-type="float">
            <text:p>110121031</text:p>
          </table:table-cell>
          <table:table-cell office:value-type="string" calcext:value-type="string">
            <text:p>DODIYAR AKASHKUMAR LAXMANBH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32" calcext:value-type="float">
            <text:p>110121032</text:p>
          </table:table-cell>
          <table:table-cell office:value-type="string" calcext:value-type="string">
            <text:p>DUTTALURU GURU VEDANTA RED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33" calcext:value-type="float">
            <text:p>110121033</text:p>
          </table:table-cell>
          <table:table-cell office:value-type="string" calcext:value-type="string">
            <text:p>ELANCHEZHIY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34" calcext:value-type="float">
            <text:p>110121034</text:p>
          </table:table-cell>
          <table:table-cell office:value-type="string" calcext:value-type="string">
            <text:p>GAURAV KUMAR TIW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35" calcext:value-type="float">
            <text:p>110121035</text:p>
          </table:table-cell>
          <table:table-cell office:value-type="string" calcext:value-type="string">
            <text:p>GODAN L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36" calcext:value-type="float">
            <text:p>110121036</text:p>
          </table:table-cell>
          <table:table-cell office:value-type="string" calcext:value-type="string">
            <text:p>GOUR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37" calcext:value-type="float">
            <text:p>110121037</text:p>
          </table:table-cell>
          <table:table-cell office:value-type="string" calcext:value-type="string">
            <text:p>HARIHARAN K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38" calcext:value-type="float">
            <text:p>110121038</text:p>
          </table:table-cell>
          <table:table-cell office:value-type="string" calcext:value-type="string">
            <text:p>HARISH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39" calcext:value-type="float">
            <text:p>110121039</text:p>
          </table:table-cell>
          <table:table-cell office:value-type="string" calcext:value-type="string">
            <text:p>HARSHADHA V 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40" calcext:value-type="float">
            <text:p>110121040</text:p>
          </table:table-cell>
          <table:table-cell office:value-type="string" calcext:value-type="string">
            <text:p>JADA THARSATH B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41" calcext:value-type="float">
            <text:p>110121041</text:p>
          </table:table-cell>
          <table:table-cell office:value-type="string" calcext:value-type="string">
            <text:p>JAYAKERUPA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42" calcext:value-type="float">
            <text:p>110121042</text:p>
          </table:table-cell>
          <table:table-cell office:value-type="string" calcext:value-type="string">
            <text:p>KARUNYA L 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43" calcext:value-type="float">
            <text:p>110121043</text:p>
          </table:table-cell>
          <table:table-cell office:value-type="string" calcext:value-type="string">
            <text:p>K CHIDAMB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44" calcext:value-type="float">
            <text:p>110121044</text:p>
          </table:table-cell>
          <table:table-cell office:value-type="string" calcext:value-type="string">
            <text:p>K DHINESH KAVIRA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45" calcext:value-type="float">
            <text:p>110121045</text:p>
          </table:table-cell>
          <table:table-cell office:value-type="string" calcext:value-type="string">
            <text:p>KEVINSAM TIN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46" calcext:value-type="float">
            <text:p>110121046</text:p>
          </table:table-cell>
          <table:table-cell office:value-type="string" calcext:value-type="string">
            <text:p>KOLLU KUSH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47" calcext:value-type="float">
            <text:p>110121047</text:p>
          </table:table-cell>
          <table:table-cell office:value-type="string" calcext:value-type="string">
            <text:p>MAHIKA ARUN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48" calcext:value-type="float">
            <text:p>110121048</text:p>
          </table:table-cell>
          <table:table-cell office:value-type="string" calcext:value-type="string">
            <text:p>MANAN PATID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49" calcext:value-type="float">
            <text:p>110121049</text:p>
          </table:table-cell>
          <table:table-cell office:value-type="string" calcext:value-type="string">
            <text:p>MANEPALLI RUCHI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50" calcext:value-type="float">
            <text:p>110121050</text:p>
          </table:table-cell>
          <table:table-cell office:value-type="string" calcext:value-type="string">
            <text:p>MOKSH J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51" calcext:value-type="float">
            <text:p>110121051</text:p>
          </table:table-cell>
          <table:table-cell office:value-type="string" calcext:value-type="string">
            <text:p>M RAVI PRAS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52" calcext:value-type="float">
            <text:p>110121052</text:p>
          </table:table-cell>
          <table:table-cell office:value-type="string" calcext:value-type="string">
            <text:p>MRIDHUBASHINI V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53" calcext:value-type="float">
            <text:p>110121053</text:p>
          </table:table-cell>
          <table:table-cell office:value-type="string" calcext:value-type="string">
            <text:p>NANAMADRI SHALINI S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54" calcext:value-type="float">
            <text:p>110121054</text:p>
          </table:table-cell>
          <table:table-cell office:value-type="string" calcext:value-type="string">
            <text:p>NANDA SETHUMADHAV MEN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55" calcext:value-type="float">
            <text:p>110121055</text:p>
          </table:table-cell>
          <table:table-cell office:value-type="string" calcext:value-type="string">
            <text:p>NARASIMHAN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56" calcext:value-type="float">
            <text:p>110121056</text:p>
          </table:table-cell>
          <table:table-cell office:value-type="string" calcext:value-type="string">
            <text:p>NAVANEETHA KRISHNAN PALANISAM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57" calcext:value-type="float">
            <text:p>110121057</text:p>
          </table:table-cell>
          <table:table-cell office:value-type="string" calcext:value-type="string">
            <text:p>NAVNITA KRSHNAN G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58" calcext:value-type="float">
            <text:p>110121058</text:p>
          </table:table-cell>
          <table:table-cell office:value-type="string" calcext:value-type="string">
            <text:p>NILASHINI S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59" calcext:value-type="float">
            <text:p>110121059</text:p>
          </table:table-cell>
          <table:table-cell office:value-type="string" calcext:value-type="string">
            <text:p>PANKAJ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60" calcext:value-type="float">
            <text:p>110121060</text:p>
          </table:table-cell>
          <table:table-cell office:value-type="string" calcext:value-type="string">
            <text:p>PANKAJ KUMAR AR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61" calcext:value-type="float">
            <text:p>110121061</text:p>
          </table:table-cell>
          <table:table-cell office:value-type="string" calcext:value-type="string">
            <text:p>PAVAN KUMAR RAVI HEMRAJ 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62" calcext:value-type="float">
            <text:p>110121062</text:p>
          </table:table-cell>
          <table:table-cell office:value-type="string" calcext:value-type="string">
            <text:p>PRAGATI GUP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63" calcext:value-type="float">
            <text:p>110121063</text:p>
          </table:table-cell>
          <table:table-cell office:value-type="string" calcext:value-type="string">
            <text:p>PRAVEEN RAJ B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64" calcext:value-type="float">
            <text:p>110121064</text:p>
          </table:table-cell>
          <table:table-cell office:value-type="string" calcext:value-type="string">
            <text:p>PRINCE KUMAR P MAG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65" calcext:value-type="float">
            <text:p>110121065</text:p>
          </table:table-cell>
          <table:table-cell office:value-type="string" calcext:value-type="string">
            <text:p>PRIYANSH PANGAR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66" calcext:value-type="float">
            <text:p>110121066</text:p>
          </table:table-cell>
          <table:table-cell office:value-type="string" calcext:value-type="string">
            <text:p>PRIYANSH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67" calcext:value-type="float">
            <text:p>110121067</text:p>
          </table:table-cell>
          <table:table-cell office:value-type="string" calcext:value-type="string">
            <text:p>PRIYANSH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68" calcext:value-type="float">
            <text:p>110121068</text:p>
          </table:table-cell>
          <table:table-cell office:value-type="string" calcext:value-type="string">
            <text:p>PURUVASU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69" calcext:value-type="float">
            <text:p>110121069</text:p>
          </table:table-cell>
          <table:table-cell office:value-type="string" calcext:value-type="string">
            <text:p>RAHUL M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70" calcext:value-type="float">
            <text:p>110121070</text:p>
          </table:table-cell>
          <table:table-cell office:value-type="string" calcext:value-type="string">
            <text:p>RAHUL MURM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71" calcext:value-type="float">
            <text:p>110121071</text:p>
          </table:table-cell>
          <table:table-cell office:value-type="string" calcext:value-type="string">
            <text:p>RAKESH ARAVINDHA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72" calcext:value-type="float">
            <text:p>110121072</text:p>
          </table:table-cell>
          <table:table-cell office:value-type="string" calcext:value-type="string">
            <text:p>RAMASHIS PADH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73" calcext:value-type="float">
            <text:p>110121073</text:p>
          </table:table-cell>
          <table:table-cell office:value-type="string" calcext:value-type="string">
            <text:p>RAM AVA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74" calcext:value-type="float">
            <text:p>110121074</text:p>
          </table:table-cell>
          <table:table-cell office:value-type="string" calcext:value-type="string">
            <text:p>R ARUN SUBRAMAN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75" calcext:value-type="float">
            <text:p>110121075</text:p>
          </table:table-cell>
          <table:table-cell office:value-type="string" calcext:value-type="string">
            <text:p>RISHINARADA KRISHNA KARTHIKEYA SHASH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76" calcext:value-type="float">
            <text:p>110121076</text:p>
          </table:table-cell>
          <table:table-cell office:value-type="string" calcext:value-type="string">
            <text:p>RIYA GUP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77" calcext:value-type="float">
            <text:p>110121077</text:p>
          </table:table-cell>
          <table:table-cell office:value-type="string" calcext:value-type="string">
            <text:p>RIYA SING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78" calcext:value-type="float">
            <text:p>110121078</text:p>
          </table:table-cell>
          <table:table-cell office:value-type="string" calcext:value-type="string">
            <text:p>ROGER R J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79" calcext:value-type="float">
            <text:p>110121079</text:p>
          </table:table-cell>
          <table:table-cell office:value-type="string" calcext:value-type="string">
            <text:p>ROHAN VASUDEV .P.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80" calcext:value-type="float">
            <text:p>110121080</text:p>
          </table:table-cell>
          <table:table-cell office:value-type="string" calcext:value-type="string">
            <text:p>ROHITH SAMUEL PRABAK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81" calcext:value-type="float">
            <text:p>110121081</text:p>
          </table:table-cell>
          <table:table-cell office:value-type="string" calcext:value-type="string">
            <text:p>ROHIT JAL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82" calcext:value-type="float">
            <text:p>110121082</text:p>
          </table:table-cell>
          <table:table-cell office:value-type="string" calcext:value-type="string">
            <text:p>ROVIN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83" calcext:value-type="float">
            <text:p>110121083</text:p>
          </table:table-cell>
          <table:table-cell office:value-type="string" calcext:value-type="string">
            <text:p>R SHAMYA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84" calcext:value-type="float">
            <text:p>110121084</text:p>
          </table:table-cell>
          <table:table-cell office:value-type="string" calcext:value-type="string">
            <text:p>R S KAMA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85" calcext:value-type="float">
            <text:p>110121085</text:p>
          </table:table-cell>
          <table:table-cell office:value-type="string" calcext:value-type="string">
            <text:p>RUSHEEK BHEEMANAPAL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86" calcext:value-type="float">
            <text:p>110121086</text:p>
          </table:table-cell>
          <table:table-cell office:value-type="string" calcext:value-type="string">
            <text:p>SABAVATH YUVA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87" calcext:value-type="float">
            <text:p>110121087</text:p>
          </table:table-cell>
          <table:table-cell office:value-type="string" calcext:value-type="string">
            <text:p>S ABHINAV SHAN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88" calcext:value-type="float">
            <text:p>110121088</text:p>
          </table:table-cell>
          <table:table-cell office:value-type="string" calcext:value-type="string">
            <text:p>SAMIKSHA KUMARI DAG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89" calcext:value-type="float">
            <text:p>110121089</text:p>
          </table:table-cell>
          <table:table-cell office:value-type="string" calcext:value-type="string">
            <text:p>SANJEEV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90" calcext:value-type="float">
            <text:p>110121090</text:p>
          </table:table-cell>
          <table:table-cell office:value-type="string" calcext:value-type="string">
            <text:p>SANKARAN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91" calcext:value-type="float">
            <text:p>110121091</text:p>
          </table:table-cell>
          <table:table-cell office:value-type="string" calcext:value-type="string">
            <text:p>SAURABH GULAB BHALERA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92" calcext:value-type="float">
            <text:p>110121092</text:p>
          </table:table-cell>
          <table:table-cell office:value-type="string" calcext:value-type="string">
            <text:p>S DHANU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93" calcext:value-type="float">
            <text:p>110121093</text:p>
          </table:table-cell>
          <table:table-cell office:value-type="string" calcext:value-type="string">
            <text:p>SHAMIT SHIVAJI KRUSHNUR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94" calcext:value-type="float">
            <text:p>110121094</text:p>
          </table:table-cell>
          <table:table-cell office:value-type="string" calcext:value-type="string">
            <text:p>SHANTHOSH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95" calcext:value-type="float">
            <text:p>110121095</text:p>
          </table:table-cell>
          <table:table-cell office:value-type="string" calcext:value-type="string">
            <text:p>SHIVAM KUMAR YAD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96" calcext:value-type="float">
            <text:p>110121096</text:p>
          </table:table-cell>
          <table:table-cell office:value-type="string" calcext:value-type="string">
            <text:p>SHLOKE MAHESHW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97" calcext:value-type="float">
            <text:p>110121097</text:p>
          </table:table-cell>
          <table:table-cell office:value-type="string" calcext:value-type="string">
            <text:p>SHRADDHA S PA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098" calcext:value-type="float">
            <text:p>110121098</text:p>
          </table:table-cell>
          <table:table-cell office:value-type="string" calcext:value-type="string">
            <text:p>SHREYA SARAVAN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099" calcext:value-type="float">
            <text:p>110121099</text:p>
          </table:table-cell>
          <table:table-cell office:value-type="string" calcext:value-type="string">
            <text:p>SIDHARTH M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00" calcext:value-type="float">
            <text:p>110121100</text:p>
          </table:table-cell>
          <table:table-cell office:value-type="string" calcext:value-type="string">
            <text:p>S J VIBHA SHREY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01" calcext:value-type="float">
            <text:p>110121101</text:p>
          </table:table-cell>
          <table:table-cell office:value-type="string" calcext:value-type="string">
            <text:p>S KAMAL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02" calcext:value-type="float">
            <text:p>110121102</text:p>
          </table:table-cell>
          <table:table-cell office:value-type="string" calcext:value-type="string">
            <text:p>S.NAVE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03" calcext:value-type="float">
            <text:p>110121103</text:p>
          </table:table-cell>
          <table:table-cell office:value-type="string" calcext:value-type="string">
            <text:p>SOHAN MISH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04" calcext:value-type="float">
            <text:p>110121104</text:p>
          </table:table-cell>
          <table:table-cell office:value-type="string" calcext:value-type="string">
            <text:p>SOURAV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05" calcext:value-type="float">
            <text:p>110121105</text:p>
          </table:table-cell>
          <table:table-cell office:value-type="string" calcext:value-type="string">
            <text:p>SREENIDHI BALACHAND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06" calcext:value-type="float">
            <text:p>110121106</text:p>
          </table:table-cell>
          <table:table-cell office:value-type="string" calcext:value-type="string">
            <text:p>SRIKRISHNAN T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07" calcext:value-type="float">
            <text:p>110121107</text:p>
          </table:table-cell>
          <table:table-cell office:value-type="string" calcext:value-type="string">
            <text:p>S V RAMA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08" calcext:value-type="float">
            <text:p>110121108</text:p>
          </table:table-cell>
          <table:table-cell office:value-type="string" calcext:value-type="string">
            <text:p>TADAIYA DIVYANSH SANJE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09" calcext:value-type="float">
            <text:p>110121109</text:p>
          </table:table-cell>
          <table:table-cell office:value-type="string" calcext:value-type="string">
            <text:p>TALABATHULA HARSHA VENKATA MUK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10" calcext:value-type="float">
            <text:p>110121110</text:p>
          </table:table-cell>
          <table:table-cell office:value-type="string" calcext:value-type="string">
            <text:p>TANAYA MOHAN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11" calcext:value-type="float">
            <text:p>110121111</text:p>
          </table:table-cell>
          <table:table-cell office:value-type="string" calcext:value-type="string">
            <text:p>T E MADHUMI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12" calcext:value-type="float">
            <text:p>110121112</text:p>
          </table:table-cell>
          <table:table-cell office:value-type="string" calcext:value-type="string">
            <text:p>TETU LOKESH RAJ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13" calcext:value-type="float">
            <text:p>110121113</text:p>
          </table:table-cell>
          <table:table-cell office:value-type="string" calcext:value-type="string">
            <text:p>THARUNKUMAR GOPALA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14" calcext:value-type="float">
            <text:p>110121114</text:p>
          </table:table-cell>
          <table:table-cell office:value-type="string" calcext:value-type="string">
            <text:p>VIGNESH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15" calcext:value-type="float">
            <text:p>110121115</text:p>
          </table:table-cell>
          <table:table-cell office:value-type="string" calcext:value-type="string">
            <text:p>VIMAL <text:s/>ATHITHYA <text:s/>K <text:s/>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16" calcext:value-type="float">
            <text:p>110121116</text:p>
          </table:table-cell>
          <table:table-cell office:value-type="string" calcext:value-type="string">
            <text:p>V RITH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121117" calcext:value-type="float">
            <text:p>110121117</text:p>
          </table:table-cell>
          <table:table-cell office:value-type="string" calcext:value-type="string">
            <text:p>YEGIREDDY KUMARI SAI TE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0121118" calcext:value-type="float">
            <text:p>110121118</text:p>
          </table:table-cell>
          <table:table-cell office:value-type="string" calcext:value-type="string">
            <text:p>ZORE MAYURESH RAJ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01" calcext:value-type="float">
            <text:p>111121001</text:p>
          </table:table-cell>
          <table:table-cell office:value-type="string" calcext:value-type="string">
            <text:p>AADITYA VIJ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02" calcext:value-type="float">
            <text:p>111121002</text:p>
          </table:table-cell>
          <table:table-cell office:value-type="string" calcext:value-type="string">
            <text:p>AATIF RAES AHMED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03" calcext:value-type="float">
            <text:p>111121003</text:p>
          </table:table-cell>
          <table:table-cell office:value-type="string" calcext:value-type="string">
            <text:p>ABHINANDAN M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04" calcext:value-type="float">
            <text:p>111121004</text:p>
          </table:table-cell>
          <table:table-cell office:value-type="string" calcext:value-type="string">
            <text:p>ABISHEK KANN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05" calcext:value-type="float">
            <text:p>111121005</text:p>
          </table:table-cell>
          <table:table-cell office:value-type="string" calcext:value-type="string">
            <text:p>ABISHEK KUMAR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06" calcext:value-type="float">
            <text:p>111121006</text:p>
          </table:table-cell>
          <table:table-cell office:value-type="string" calcext:value-type="string">
            <text:p>ADITYA SW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07" calcext:value-type="float">
            <text:p>111121007</text:p>
          </table:table-cell>
          <table:table-cell office:value-type="string" calcext:value-type="string">
            <text:p>ADVAITH VALS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08" calcext:value-type="float">
            <text:p>111121008</text:p>
          </table:table-cell>
          <table:table-cell office:value-type="string" calcext:value-type="string">
            <text:p>AKSHAJ ADIYE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09" calcext:value-type="float">
            <text:p>111121009</text:p>
          </table:table-cell>
          <table:table-cell office:value-type="string" calcext:value-type="string">
            <text:p>AMIRTHAVARSHIN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10" calcext:value-type="float">
            <text:p>111121010</text:p>
          </table:table-cell>
          <table:table-cell office:value-type="string" calcext:value-type="string">
            <text:p>AMISHA DIX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11" calcext:value-type="float">
            <text:p>111121011</text:p>
          </table:table-cell>
          <table:table-cell office:value-type="string" calcext:value-type="string">
            <text:p>ANANTH SUND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12" calcext:value-type="float">
            <text:p>111121012</text:p>
          </table:table-cell>
          <table:table-cell office:value-type="string" calcext:value-type="string">
            <text:p>ANDREA VERONICA 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13" calcext:value-type="float">
            <text:p>111121013</text:p>
          </table:table-cell>
          <table:table-cell office:value-type="string" calcext:value-type="string">
            <text:p>ANKIT KUMA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14" calcext:value-type="float">
            <text:p>111121014</text:p>
          </table:table-cell>
          <table:table-cell office:value-type="string" calcext:value-type="string">
            <text:p>ANMOL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15" calcext:value-type="float">
            <text:p>111121015</text:p>
          </table:table-cell>
          <table:table-cell office:value-type="string" calcext:value-type="string">
            <text:p>ANNAMALAI P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16" calcext:value-type="float">
            <text:p>111121016</text:p>
          </table:table-cell>
          <table:table-cell office:value-type="string" calcext:value-type="string">
            <text:p>ANNET REG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17" calcext:value-type="float">
            <text:p>111121017</text:p>
          </table:table-cell>
          <table:table-cell office:value-type="string" calcext:value-type="string">
            <text:p>ANTONY RAJA ARULSE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18" calcext:value-type="float">
            <text:p>111121018</text:p>
          </table:table-cell>
          <table:table-cell office:value-type="string" calcext:value-type="string">
            <text:p>ARAVINTH RAJ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19" calcext:value-type="float">
            <text:p>111121019</text:p>
          </table:table-cell>
          <table:table-cell office:value-type="string" calcext:value-type="string">
            <text:p>ARCHANA Y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20" calcext:value-type="float">
            <text:p>111121020</text:p>
          </table:table-cell>
          <table:table-cell office:value-type="string" calcext:value-type="string">
            <text:p>AROCKIA RACSHEL FERNANDO 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21" calcext:value-type="float">
            <text:p>111121021</text:p>
          </table:table-cell>
          <table:table-cell office:value-type="string" calcext:value-type="string">
            <text:p>ARUNANGSHU 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22" calcext:value-type="float">
            <text:p>111121022</text:p>
          </table:table-cell>
          <table:table-cell office:value-type="string" calcext:value-type="string">
            <text:p>ARYAN RAO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23" calcext:value-type="float">
            <text:p>111121023</text:p>
          </table:table-cell>
          <table:table-cell office:value-type="string" calcext:value-type="string">
            <text:p>AVANTIKA BHAL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24" calcext:value-type="float">
            <text:p>111121024</text:p>
          </table:table-cell>
          <table:table-cell office:value-type="string" calcext:value-type="string">
            <text:p>AYUSH MISH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25" calcext:value-type="float">
            <text:p>111121025</text:p>
          </table:table-cell>
          <table:table-cell office:value-type="string" calcext:value-type="string">
            <text:p>BAGGU KUMAR SWA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26" calcext:value-type="float">
            <text:p>111121026</text:p>
          </table:table-cell>
          <table:table-cell office:value-type="string" calcext:value-type="string">
            <text:p>BHARATHWAJ K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27" calcext:value-type="float">
            <text:p>111121027</text:p>
          </table:table-cell>
          <table:table-cell office:value-type="string" calcext:value-type="string">
            <text:p>BHAVESH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28" calcext:value-type="float">
            <text:p>111121028</text:p>
          </table:table-cell>
          <table:table-cell office:value-type="string" calcext:value-type="string">
            <text:p>BHOOKYA VEDAS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29" calcext:value-type="float">
            <text:p>111121029</text:p>
          </table:table-cell>
          <table:table-cell office:value-type="string" calcext:value-type="string">
            <text:p>BHUKYA PAVAN KAL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30" calcext:value-type="float">
            <text:p>111121030</text:p>
          </table:table-cell>
          <table:table-cell office:value-type="string" calcext:value-type="string">
            <text:p>CHANDRACHUDESWAR N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31" calcext:value-type="float">
            <text:p>111121031</text:p>
          </table:table-cell>
          <table:table-cell office:value-type="string" calcext:value-type="string">
            <text:p>CHAUDHARI LABHESH DEEP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32" calcext:value-type="float">
            <text:p>111121032</text:p>
          </table:table-cell>
          <table:table-cell office:value-type="string" calcext:value-type="string">
            <text:p>CHEMMANI SUNISH GAUT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33" calcext:value-type="float">
            <text:p>111121033</text:p>
          </table:table-cell>
          <table:table-cell office:value-type="string" calcext:value-type="string">
            <text:p>C RAAMANUJ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34" calcext:value-type="float">
            <text:p>111121034</text:p>
          </table:table-cell>
          <table:table-cell office:value-type="string" calcext:value-type="string">
            <text:p>C. SANJ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35" calcext:value-type="float">
            <text:p>111121035</text:p>
          </table:table-cell>
          <table:table-cell office:value-type="string" calcext:value-type="string">
            <text:p>DAKSHIN MURTHY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36" calcext:value-type="float">
            <text:p>111121036</text:p>
          </table:table-cell>
          <table:table-cell office:value-type="string" calcext:value-type="string">
            <text:p>DEEPAK PAND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37" calcext:value-type="float">
            <text:p>111121037</text:p>
          </table:table-cell>
          <table:table-cell office:value-type="string" calcext:value-type="string">
            <text:p>DEVADHARSHINI 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38" calcext:value-type="float">
            <text:p>111121038</text:p>
          </table:table-cell>
          <table:table-cell office:value-type="string" calcext:value-type="string">
            <text:p>DEVA KUMARAN <text:s/>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39" calcext:value-type="float">
            <text:p>111121039</text:p>
          </table:table-cell>
          <table:table-cell office:value-type="string" calcext:value-type="string">
            <text:p>DHAANUSH 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40" calcext:value-type="float">
            <text:p>111121040</text:p>
          </table:table-cell>
          <table:table-cell office:value-type="string" calcext:value-type="string">
            <text:p>DHAMELIYA DEVYANI DINE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41" calcext:value-type="float">
            <text:p>111121041</text:p>
          </table:table-cell>
          <table:table-cell office:value-type="string" calcext:value-type="string">
            <text:p>DILIP KHAN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42" calcext:value-type="float">
            <text:p>111121042</text:p>
          </table:table-cell>
          <table:table-cell office:value-type="string" calcext:value-type="string">
            <text:p>DUPPALA CHIN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43" calcext:value-type="float">
            <text:p>111121043</text:p>
          </table:table-cell>
          <table:table-cell office:value-type="string" calcext:value-type="string">
            <text:p>DURGA PRASAD MIDA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44" calcext:value-type="float">
            <text:p>111121044</text:p>
          </table:table-cell>
          <table:table-cell office:value-type="string" calcext:value-type="string">
            <text:p>DWIHUNG BRAH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45" calcext:value-type="float">
            <text:p>111121045</text:p>
          </table:table-cell>
          <table:table-cell office:value-type="string" calcext:value-type="string">
            <text:p>ERYL SHAJ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46" calcext:value-type="float">
            <text:p>111121046</text:p>
          </table:table-cell>
          <table:table-cell office:value-type="string" calcext:value-type="string">
            <text:p>GANAPATHY KAILA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47" calcext:value-type="float">
            <text:p>111121047</text:p>
          </table:table-cell>
          <table:table-cell office:value-type="string" calcext:value-type="string">
            <text:p>GANGADHAR SAI T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48" calcext:value-type="float">
            <text:p>111121048</text:p>
          </table:table-cell>
          <table:table-cell office:value-type="string" calcext:value-type="string">
            <text:p>GAUTAM MURUGES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49" calcext:value-type="float">
            <text:p>111121049</text:p>
          </table:table-cell>
          <table:table-cell office:value-type="string" calcext:value-type="string">
            <text:p>GUPTA DEVENDRA KAI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50" calcext:value-type="float">
            <text:p>111121050</text:p>
          </table:table-cell>
          <table:table-cell office:value-type="string" calcext:value-type="string">
            <text:p>HANUMAN 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51" calcext:value-type="float">
            <text:p>111121051</text:p>
          </table:table-cell>
          <table:table-cell office:value-type="string" calcext:value-type="string">
            <text:p>HARESH KUMAR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52" calcext:value-type="float">
            <text:p>111121052</text:p>
          </table:table-cell>
          <table:table-cell office:value-type="string" calcext:value-type="string">
            <text:p>HARIKRISHNAN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53" calcext:value-type="float">
            <text:p>111121053</text:p>
          </table:table-cell>
          <table:table-cell office:value-type="string" calcext:value-type="string">
            <text:p>HARI PRASAD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54" calcext:value-type="float">
            <text:p>111121054</text:p>
          </table:table-cell>
          <table:table-cell office:value-type="string" calcext:value-type="string">
            <text:p>HARISH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55" calcext:value-type="float">
            <text:p>111121055</text:p>
          </table:table-cell>
          <table:table-cell office:value-type="string" calcext:value-type="string">
            <text:p>HARI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56" calcext:value-type="float">
            <text:p>111121056</text:p>
          </table:table-cell>
          <table:table-cell office:value-type="string" calcext:value-type="string">
            <text:p>HURATH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57" calcext:value-type="float">
            <text:p>111121057</text:p>
          </table:table-cell>
          <table:table-cell office:value-type="string" calcext:value-type="string">
            <text:p>IISHAN VINOD KU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58" calcext:value-type="float">
            <text:p>111121058</text:p>
          </table:table-cell>
          <table:table-cell office:value-type="string" calcext:value-type="string">
            <text:p>JOYAL LIJO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59" calcext:value-type="float">
            <text:p>111121059</text:p>
          </table:table-cell>
          <table:table-cell office:value-type="string" calcext:value-type="string">
            <text:p>KARTHIKEYAN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60" calcext:value-type="float">
            <text:p>111121060</text:p>
          </table:table-cell>
          <table:table-cell office:value-type="string" calcext:value-type="string">
            <text:p>K ASH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61" calcext:value-type="float">
            <text:p>111121061</text:p>
          </table:table-cell>
          <table:table-cell office:value-type="string" calcext:value-type="string">
            <text:p>KAUSHAL BRIJGOPAL DAM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62" calcext:value-type="float">
            <text:p>111121062</text:p>
          </table:table-cell>
          <table:table-cell office:value-type="string" calcext:value-type="string">
            <text:p>KEERTHIVAS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63" calcext:value-type="float">
            <text:p>111121063</text:p>
          </table:table-cell>
          <table:table-cell office:value-type="string" calcext:value-type="string">
            <text:p>KHUSHI CHOUDH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64" calcext:value-type="float">
            <text:p>111121064</text:p>
          </table:table-cell>
          <table:table-cell office:value-type="string" calcext:value-type="string">
            <text:p>KISH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65" calcext:value-type="float">
            <text:p>111121065</text:p>
          </table:table-cell>
          <table:table-cell office:value-type="string" calcext:value-type="string">
            <text:p>KOTILINGESH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66" calcext:value-type="float">
            <text:p>111121066</text:p>
          </table:table-cell>
          <table:table-cell office:value-type="string" calcext:value-type="string">
            <text:p>KRIPA SREERA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67" calcext:value-type="float">
            <text:p>111121067</text:p>
          </table:table-cell>
          <table:table-cell office:value-type="string" calcext:value-type="string">
            <text:p>KRISHNATH DAYANAND SHI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68" calcext:value-type="float">
            <text:p>111121068</text:p>
          </table:table-cell>
          <table:table-cell office:value-type="string" calcext:value-type="string">
            <text:p>K SAMUD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69" calcext:value-type="float">
            <text:p>111121069</text:p>
          </table:table-cell>
          <table:table-cell office:value-type="string" calcext:value-type="string">
            <text:p>LALIT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70" calcext:value-type="float">
            <text:p>111121070</text:p>
          </table:table-cell>
          <table:table-cell office:value-type="string" calcext:value-type="string">
            <text:p>LEKSHMI NIRUPAMA N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71" calcext:value-type="float">
            <text:p>111121071</text:p>
          </table:table-cell>
          <table:table-cell office:value-type="string" calcext:value-type="string">
            <text:p>MAJJI AVIN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72" calcext:value-type="float">
            <text:p>111121072</text:p>
          </table:table-cell>
          <table:table-cell office:value-type="string" calcext:value-type="string">
            <text:p>MANOJKUMAR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73" calcext:value-type="float">
            <text:p>111121073</text:p>
          </table:table-cell>
          <table:table-cell office:value-type="string" calcext:value-type="string">
            <text:p>M MOTHISH LAKSH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74" calcext:value-type="float">
            <text:p>111121074</text:p>
          </table:table-cell>
          <table:table-cell office:value-type="string" calcext:value-type="string">
            <text:p>MUHAMMAD IMAM ANUGRAHADI ATHAAILL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75" calcext:value-type="float">
            <text:p>111121075</text:p>
          </table:table-cell>
          <table:table-cell office:value-type="string" calcext:value-type="string">
            <text:p>MURADI KRISHNA RAV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76" calcext:value-type="float">
            <text:p>111121076</text:p>
          </table:table-cell>
          <table:table-cell office:value-type="string" calcext:value-type="string">
            <text:p>NAKKINA VARA SANTOSH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77" calcext:value-type="float">
            <text:p>111121077</text:p>
          </table:table-cell>
          <table:table-cell office:value-type="string" calcext:value-type="string">
            <text:p>NAMAN GOV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78" calcext:value-type="float">
            <text:p>111121078</text:p>
          </table:table-cell>
          <table:table-cell office:value-type="string" calcext:value-type="string">
            <text:p>NAMRITHA N 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79" calcext:value-type="float">
            <text:p>111121079</text:p>
          </table:table-cell>
          <table:table-cell office:value-type="string" calcext:value-type="string">
            <text:p>NANDINI SIVA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80" calcext:value-type="float">
            <text:p>111121080</text:p>
          </table:table-cell>
          <table:table-cell office:value-type="string" calcext:value-type="string">
            <text:p>NAVEEN PALANISAMY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81" calcext:value-type="float">
            <text:p>111121081</text:p>
          </table:table-cell>
          <table:table-cell office:value-type="string" calcext:value-type="string">
            <text:p>NAVEENRAJA K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82" calcext:value-type="float">
            <text:p>111121082</text:p>
          </table:table-cell>
          <table:table-cell office:value-type="string" calcext:value-type="string">
            <text:p>NIKHIL SRIRAM NOOKA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83" calcext:value-type="float">
            <text:p>111121083</text:p>
          </table:table-cell>
          <table:table-cell office:value-type="string" calcext:value-type="string">
            <text:p>NITHISH KUMAR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84" calcext:value-type="float">
            <text:p>111121084</text:p>
          </table:table-cell>
          <table:table-cell office:value-type="string" calcext:value-type="string">
            <text:p>PONUGUMATI PRASAN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85" calcext:value-type="float">
            <text:p>111121085</text:p>
          </table:table-cell>
          <table:table-cell office:value-type="string" calcext:value-type="string">
            <text:p>PRAGATI ANURAG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86" calcext:value-type="float">
            <text:p>111121086</text:p>
          </table:table-cell>
          <table:table-cell office:value-type="string" calcext:value-type="string">
            <text:p>PRANAV S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87" calcext:value-type="float">
            <text:p>111121087</text:p>
          </table:table-cell>
          <table:table-cell office:value-type="string" calcext:value-type="string">
            <text:p>PRASHANT SHAN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88" calcext:value-type="float">
            <text:p>111121088</text:p>
          </table:table-cell>
          <table:table-cell office:value-type="string" calcext:value-type="string">
            <text:p>PRATHM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89" calcext:value-type="float">
            <text:p>111121089</text:p>
          </table:table-cell>
          <table:table-cell office:value-type="string" calcext:value-type="string">
            <text:p>PRATHMESH BALRAM MAHAK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90" calcext:value-type="float">
            <text:p>111121090</text:p>
          </table:table-cell>
          <table:table-cell office:value-type="string" calcext:value-type="string">
            <text:p>PRITAM SA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91" calcext:value-type="float">
            <text:p>111121091</text:p>
          </table:table-cell>
          <table:table-cell office:value-type="string" calcext:value-type="string">
            <text:p>PRIYANSHU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92" calcext:value-type="float">
            <text:p>111121092</text:p>
          </table:table-cell>
          <table:table-cell office:value-type="string" calcext:value-type="string">
            <text:p>PURANAM PHANI VENKATA SATYA AKHIL KASY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93" calcext:value-type="float">
            <text:p>111121093</text:p>
          </table:table-cell>
          <table:table-cell office:value-type="string" calcext:value-type="string">
            <text:p>RAGHU NANDH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94" calcext:value-type="float">
            <text:p>111121094</text:p>
          </table:table-cell>
          <table:table-cell office:value-type="string" calcext:value-type="string">
            <text:p>RAJ BENNER NIX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95" calcext:value-type="float">
            <text:p>111121095</text:p>
          </table:table-cell>
          <table:table-cell office:value-type="string" calcext:value-type="string">
            <text:p>RANJEETH KUMAR A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96" calcext:value-type="float">
            <text:p>111121096</text:p>
          </table:table-cell>
          <table:table-cell office:value-type="string" calcext:value-type="string">
            <text:p>RATHI TUSHAR RADHEYSHY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97" calcext:value-type="float">
            <text:p>111121097</text:p>
          </table:table-cell>
          <table:table-cell office:value-type="string" calcext:value-type="string">
            <text:p>RAVADA MEGHA DEEP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098" calcext:value-type="float">
            <text:p>111121098</text:p>
          </table:table-cell>
          <table:table-cell office:value-type="string" calcext:value-type="string">
            <text:p>REDNAM MANIKANTA SAI NEE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099" calcext:value-type="float">
            <text:p>111121099</text:p>
          </table:table-cell>
          <table:table-cell office:value-type="string" calcext:value-type="string">
            <text:p>RISHABAN SIVARAMAKRISHN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00" calcext:value-type="float">
            <text:p>111121100</text:p>
          </table:table-cell>
          <table:table-cell office:value-type="string" calcext:value-type="string">
            <text:p>RISHABH JAR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01" calcext:value-type="float">
            <text:p>111121101</text:p>
          </table:table-cell>
          <table:table-cell office:value-type="string" calcext:value-type="string">
            <text:p>RITU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02" calcext:value-type="float">
            <text:p>111121102</text:p>
          </table:table-cell>
          <table:table-cell office:value-type="string" calcext:value-type="string">
            <text:p>R LAKSH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03" calcext:value-type="float">
            <text:p>111121103</text:p>
          </table:table-cell>
          <table:table-cell office:value-type="string" calcext:value-type="string">
            <text:p>R RAGH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04" calcext:value-type="float">
            <text:p>111121104</text:p>
          </table:table-cell>
          <table:table-cell office:value-type="string" calcext:value-type="string">
            <text:p>S ADITYA KUMARASAM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05" calcext:value-type="float">
            <text:p>111121105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06" calcext:value-type="float">
            <text:p>111121106</text:p>
          </table:table-cell>
          <table:table-cell office:value-type="string" calcext:value-type="string">
            <text:p>SAKAT HARSH SANJ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07" calcext:value-type="float">
            <text:p>111121107</text:p>
          </table:table-cell>
          <table:table-cell office:value-type="string" calcext:value-type="string">
            <text:p>SAPTAK MUKHERJ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08" calcext:value-type="float">
            <text:p>111121108</text:p>
          </table:table-cell>
          <table:table-cell office:value-type="string" calcext:value-type="string">
            <text:p>SARTHAK J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09" calcext:value-type="float">
            <text:p>111121109</text:p>
          </table:table-cell>
          <table:table-cell office:value-type="string" calcext:value-type="string">
            <text:p>SATHWIK RUDRATEJ ATL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10" calcext:value-type="float">
            <text:p>111121110</text:p>
          </table:table-cell>
          <table:table-cell office:value-type="string" calcext:value-type="string">
            <text:p>SAYAN MOND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11" calcext:value-type="float">
            <text:p>111121111</text:p>
          </table:table-cell>
          <table:table-cell office:value-type="string" calcext:value-type="string">
            <text:p>SHASICA RAMARAJ N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12" calcext:value-type="float">
            <text:p>111121112</text:p>
          </table:table-cell>
          <table:table-cell office:value-type="string" calcext:value-type="string">
            <text:p>SHIVAM KUMAR MISH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13" calcext:value-type="float">
            <text:p>111121113</text:p>
          </table:table-cell>
          <table:table-cell office:value-type="string" calcext:value-type="string">
            <text:p>SHIVRAM KARTHIK 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14" calcext:value-type="float">
            <text:p>111121114</text:p>
          </table:table-cell>
          <table:table-cell office:value-type="string" calcext:value-type="string">
            <text:p>SIVARANJINI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15" calcext:value-type="float">
            <text:p>111121115</text:p>
          </table:table-cell>
          <table:table-cell office:value-type="string" calcext:value-type="string">
            <text:p>SIVA SHANKAR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16" calcext:value-type="float">
            <text:p>111121116</text:p>
          </table:table-cell>
          <table:table-cell office:value-type="string" calcext:value-type="string">
            <text:p>S K AMIT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17" calcext:value-type="float">
            <text:p>111121117</text:p>
          </table:table-cell>
          <table:table-cell office:value-type="string" calcext:value-type="string">
            <text:p>SNEHKUMAR PARESHBHAI SABHA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18" calcext:value-type="float">
            <text:p>111121118</text:p>
          </table:table-cell>
          <table:table-cell office:value-type="string" calcext:value-type="string">
            <text:p>S PRAKATHISHW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19" calcext:value-type="float">
            <text:p>111121119</text:p>
          </table:table-cell>
          <table:table-cell office:value-type="string" calcext:value-type="string">
            <text:p>SRINIVEDITA 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20" calcext:value-type="float">
            <text:p>111121120</text:p>
          </table:table-cell>
          <table:table-cell office:value-type="string" calcext:value-type="string">
            <text:p>SRIRAM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21" calcext:value-type="float">
            <text:p>111121121</text:p>
          </table:table-cell>
          <table:table-cell office:value-type="string" calcext:value-type="string">
            <text:p>SRIRAM PYDI ADITYA BOD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22" calcext:value-type="float">
            <text:p>111121122</text:p>
          </table:table-cell>
          <table:table-cell office:value-type="string" calcext:value-type="string">
            <text:p>SRI SWWARNAV KASHYAP BORTHAK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23" calcext:value-type="float">
            <text:p>111121123</text:p>
          </table:table-cell>
          <table:table-cell office:value-type="string" calcext:value-type="string">
            <text:p>SRIVATTS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24" calcext:value-type="float">
            <text:p>111121124</text:p>
          </table:table-cell>
          <table:table-cell office:value-type="string" calcext:value-type="string">
            <text:p>S SUWE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25" calcext:value-type="float">
            <text:p>111121125</text:p>
          </table:table-cell>
          <table:table-cell office:value-type="string" calcext:value-type="string">
            <text:p>SUDHEER KOTTHAPIL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26" calcext:value-type="float">
            <text:p>111121126</text:p>
          </table:table-cell>
          <table:table-cell office:value-type="string" calcext:value-type="string">
            <text:p>SUSMITH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27" calcext:value-type="float">
            <text:p>111121127</text:p>
          </table:table-cell>
          <table:table-cell office:value-type="string" calcext:value-type="string">
            <text:p>SUVEDHA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28" calcext:value-type="float">
            <text:p>111121128</text:p>
          </table:table-cell>
          <table:table-cell office:value-type="string" calcext:value-type="string">
            <text:p>TAYADE SHUBHASHREE SHIVCHA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29" calcext:value-type="float">
            <text:p>111121129</text:p>
          </table:table-cell>
          <table:table-cell office:value-type="string" calcext:value-type="string">
            <text:p>VARSHA <text:s/>M 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30" calcext:value-type="float">
            <text:p>111121130</text:p>
          </table:table-cell>
          <table:table-cell office:value-type="string" calcext:value-type="string">
            <text:p>VARUN MANOJ RAWA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31" calcext:value-type="float">
            <text:p>111121131</text:p>
          </table:table-cell>
          <table:table-cell office:value-type="string" calcext:value-type="string">
            <text:p>VARUN VARMA JAGAN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32" calcext:value-type="float">
            <text:p>111121132</text:p>
          </table:table-cell>
          <table:table-cell office:value-type="string" calcext:value-type="string">
            <text:p>VIGNESH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33" calcext:value-type="float">
            <text:p>111121133</text:p>
          </table:table-cell>
          <table:table-cell office:value-type="string" calcext:value-type="string">
            <text:p>VISHNU KAARTHIK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34" calcext:value-type="float">
            <text:p>111121134</text:p>
          </table:table-cell>
          <table:table-cell office:value-type="string" calcext:value-type="string">
            <text:p>VISHWAS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35" calcext:value-type="float">
            <text:p>111121135</text:p>
          </table:table-cell>
          <table:table-cell office:value-type="string" calcext:value-type="string">
            <text:p>V SES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1121136" calcext:value-type="float">
            <text:p>111121136</text:p>
          </table:table-cell>
          <table:table-cell office:value-type="string" calcext:value-type="string">
            <text:p>YASH CHOUR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1121137" calcext:value-type="float">
            <text:p>111121137</text:p>
          </table:table-cell>
          <table:table-cell office:value-type="string" calcext:value-type="string">
            <text:p>YESVIN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2121001" calcext:value-type="float">
            <text:p>112121001</text:p>
          </table:table-cell>
          <table:table-cell office:value-type="string" calcext:value-type="string">
            <text:p>ABHISHEK KUMAR GUP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2" calcext:value-type="float">
            <text:p>112121002</text:p>
          </table:table-cell>
          <table:table-cell office:value-type="string" calcext:value-type="string">
            <text:p>ADHAVAPPRIYA N 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3" calcext:value-type="float">
            <text:p>112121003</text:p>
          </table:table-cell>
          <table:table-cell office:value-type="string" calcext:value-type="string">
            <text:p>ADITYA CHAU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4" calcext:value-type="float">
            <text:p>112121004</text:p>
          </table:table-cell>
          <table:table-cell office:value-type="string" calcext:value-type="string">
            <text:p>ANJALI GANGW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5" calcext:value-type="float">
            <text:p>112121005</text:p>
          </table:table-cell>
          <table:table-cell office:value-type="string" calcext:value-type="string">
            <text:p>ANKIT KUMAR BHARA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6" calcext:value-type="float">
            <text:p>112121006</text:p>
          </table:table-cell>
          <table:table-cell office:value-type="string" calcext:value-type="string">
            <text:p>ARUN NARAYANAN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7" calcext:value-type="float">
            <text:p>112121007</text:p>
          </table:table-cell>
          <table:table-cell office:value-type="string" calcext:value-type="string">
            <text:p>ARYAN BHARGA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8" calcext:value-type="float">
            <text:p>112121008</text:p>
          </table:table-cell>
          <table:table-cell office:value-type="string" calcext:value-type="string">
            <text:p>AYUSH KUMAR DUB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09" calcext:value-type="float">
            <text:p>112121009</text:p>
          </table:table-cell>
          <table:table-cell office:value-type="string" calcext:value-type="string">
            <text:p>BALAJI 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0" calcext:value-type="float">
            <text:p>112121010</text:p>
          </table:table-cell>
          <table:table-cell office:value-type="string" calcext:value-type="string">
            <text:p>BALAMURUG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1" calcext:value-type="float">
            <text:p>112121011</text:p>
          </table:table-cell>
          <table:table-cell office:value-type="string" calcext:value-type="string">
            <text:p>BHUKYA JANTI RHOD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2" calcext:value-type="float">
            <text:p>112121012</text:p>
          </table:table-cell>
          <table:table-cell office:value-type="string" calcext:value-type="string">
            <text:p>BUYE SAURABH DEVI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3" calcext:value-type="float">
            <text:p>112121013</text:p>
          </table:table-cell>
          <table:table-cell office:value-type="string" calcext:value-type="string">
            <text:p>DEVENDRA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4" calcext:value-type="float">
            <text:p>112121014</text:p>
          </table:table-cell>
          <table:table-cell office:value-type="string" calcext:value-type="string">
            <text:p>DHANUSH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5" calcext:value-type="float">
            <text:p>112121015</text:p>
          </table:table-cell>
          <table:table-cell office:value-type="string" calcext:value-type="string">
            <text:p>DINESPRAVIN 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6" calcext:value-type="float">
            <text:p>112121016</text:p>
          </table:table-cell>
          <table:table-cell office:value-type="string" calcext:value-type="string">
            <text:p>DIVYANSH JOS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7" calcext:value-type="float">
            <text:p>112121017</text:p>
          </table:table-cell>
          <table:table-cell office:value-type="string" calcext:value-type="string">
            <text:p>DUSHYNTH RAJ R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8" calcext:value-type="float">
            <text:p>112121018</text:p>
          </table:table-cell>
          <table:table-cell office:value-type="string" calcext:value-type="string">
            <text:p>GOLLAPUDI SURYA TEJASW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19" calcext:value-type="float">
            <text:p>112121019</text:p>
          </table:table-cell>
          <table:table-cell office:value-type="string" calcext:value-type="string">
            <text:p>GUGULOTHU USHA MAHESHW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0" calcext:value-type="float">
            <text:p>112121020</text:p>
          </table:table-cell>
          <table:table-cell office:value-type="string" calcext:value-type="string">
            <text:p>HANNAH BLESSY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1" calcext:value-type="float">
            <text:p>112121021</text:p>
          </table:table-cell>
          <table:table-cell office:value-type="string" calcext:value-type="string">
            <text:p>HARSH FATEHCHAND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2" calcext:value-type="float">
            <text:p>112121022</text:p>
          </table:table-cell>
          <table:table-cell office:value-type="string" calcext:value-type="string">
            <text:p>HARSHITA RAM KISHO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3" calcext:value-type="float">
            <text:p>112121023</text:p>
          </table:table-cell>
          <table:table-cell office:value-type="string" calcext:value-type="string">
            <text:p>INIYAVAN R 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4" calcext:value-type="float">
            <text:p>112121024</text:p>
          </table:table-cell>
          <table:table-cell office:value-type="string" calcext:value-type="string">
            <text:p>KARTHIKEYAN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5" calcext:value-type="float">
            <text:p>112121025</text:p>
          </table:table-cell>
          <table:table-cell office:value-type="string" calcext:value-type="string">
            <text:p>KESHAV MISH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6" calcext:value-type="float">
            <text:p>112121026</text:p>
          </table:table-cell>
          <table:table-cell office:value-type="string" calcext:value-type="string">
            <text:p>KOPPADA SHANMUKHA V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7" calcext:value-type="float">
            <text:p>112121027</text:p>
          </table:table-cell>
          <table:table-cell office:value-type="string" calcext:value-type="string">
            <text:p>K S ANANDHA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8" calcext:value-type="float">
            <text:p>112121028</text:p>
          </table:table-cell>
          <table:table-cell office:value-type="string" calcext:value-type="string">
            <text:p>KUSUMA ABHIL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29" calcext:value-type="float">
            <text:p>112121029</text:p>
          </table:table-cell>
          <table:table-cell office:value-type="string" calcext:value-type="string">
            <text:p>MADHAN N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0" calcext:value-type="float">
            <text:p>112121030</text:p>
          </table:table-cell>
          <table:table-cell office:value-type="string" calcext:value-type="string">
            <text:p>MANIMARAN.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1" calcext:value-type="float">
            <text:p>112121031</text:p>
          </table:table-cell>
          <table:table-cell office:value-type="string" calcext:value-type="string">
            <text:p>MOHD DANI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2" calcext:value-type="float">
            <text:p>112121032</text:p>
          </table:table-cell>
          <table:table-cell office:value-type="string" calcext:value-type="string">
            <text:p>MOHITKUMAR ARJUNLAL SAI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3" calcext:value-type="float">
            <text:p>112121033</text:p>
          </table:table-cell>
          <table:table-cell office:value-type="string" calcext:value-type="string">
            <text:p>MUNDHE SIDDHANT H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4" calcext:value-type="float">
            <text:p>112121034</text:p>
          </table:table-cell>
          <table:table-cell office:value-type="string" calcext:value-type="string">
            <text:p>NAGAARJUNE N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5" calcext:value-type="float">
            <text:p>112121035</text:p>
          </table:table-cell>
          <table:table-cell office:value-type="string" calcext:value-type="string">
            <text:p>NATARAJ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6" calcext:value-type="float">
            <text:p>112121036</text:p>
          </table:table-cell>
          <table:table-cell office:value-type="string" calcext:value-type="string">
            <text:p>NAVEENA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7" calcext:value-type="float">
            <text:p>112121037</text:p>
          </table:table-cell>
          <table:table-cell office:value-type="string" calcext:value-type="string">
            <text:p>NIKHIL S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8" calcext:value-type="float">
            <text:p>112121038</text:p>
          </table:table-cell>
          <table:table-cell office:value-type="string" calcext:value-type="string">
            <text:p>NITHYA SELVAN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39" calcext:value-type="float">
            <text:p>112121039</text:p>
          </table:table-cell>
          <table:table-cell office:value-type="string" calcext:value-type="string">
            <text:p>PEDADA TRIS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0" calcext:value-type="float">
            <text:p>112121040</text:p>
          </table:table-cell>
          <table:table-cell office:value-type="string" calcext:value-type="string">
            <text:p>POONGUZHAL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1" calcext:value-type="float">
            <text:p>112121041</text:p>
          </table:table-cell>
          <table:table-cell office:value-type="string" calcext:value-type="string">
            <text:p>PRITHVI SHREE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2" calcext:value-type="float">
            <text:p>112121042</text:p>
          </table:table-cell>
          <table:table-cell office:value-type="string" calcext:value-type="string">
            <text:p>RAJESWARI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3" calcext:value-type="float">
            <text:p>112121043</text:p>
          </table:table-cell>
          <table:table-cell office:value-type="string" calcext:value-type="string">
            <text:p>RAKSHITH EASWAR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4" calcext:value-type="float">
            <text:p>112121044</text:p>
          </table:table-cell>
          <table:table-cell office:value-type="string" calcext:value-type="string">
            <text:p>RANGAM BHAR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5" calcext:value-type="float">
            <text:p>112121045</text:p>
          </table:table-cell>
          <table:table-cell office:value-type="string" calcext:value-type="string">
            <text:p>R ASH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6" calcext:value-type="float">
            <text:p>112121046</text:p>
          </table:table-cell>
          <table:table-cell office:value-type="string" calcext:value-type="string">
            <text:p>ROHAN JANARD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7" calcext:value-type="float">
            <text:p>112121047</text:p>
          </table:table-cell>
          <table:table-cell office:value-type="string" calcext:value-type="string">
            <text:p>SABARISH M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8" calcext:value-type="float">
            <text:p>112121048</text:p>
          </table:table-cell>
          <table:table-cell office:value-type="string" calcext:value-type="string">
            <text:p>S A MOHAMMED SAL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49" calcext:value-type="float">
            <text:p>112121049</text:p>
          </table:table-cell>
          <table:table-cell office:value-type="string" calcext:value-type="string">
            <text:p>SANDEEP KUMAR D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0" calcext:value-type="float">
            <text:p>112121050</text:p>
          </table:table-cell>
          <table:table-cell office:value-type="string" calcext:value-type="string">
            <text:p>SANGAY NOR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1" calcext:value-type="float">
            <text:p>112121051</text:p>
          </table:table-cell>
          <table:table-cell office:value-type="string" calcext:value-type="string">
            <text:p>SANJAY BHARATHI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2" calcext:value-type="float">
            <text:p>112121052</text:p>
          </table:table-cell>
          <table:table-cell office:value-type="string" calcext:value-type="string">
            <text:p>SANSKRIITI MIT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3" calcext:value-type="float">
            <text:p>112121053</text:p>
          </table:table-cell>
          <table:table-cell office:value-type="string" calcext:value-type="string">
            <text:p>SHODE SHIVAM SANJ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4" calcext:value-type="float">
            <text:p>112121054</text:p>
          </table:table-cell>
          <table:table-cell office:value-type="string" calcext:value-type="string">
            <text:p>SHRILAKSHMI 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5" calcext:value-type="float">
            <text:p>112121055</text:p>
          </table:table-cell>
          <table:table-cell office:value-type="string" calcext:value-type="string">
            <text:p>SIDDHARTH M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6" calcext:value-type="float">
            <text:p>112121056</text:p>
          </table:table-cell>
          <table:table-cell office:value-type="string" calcext:value-type="string">
            <text:p>SNEHA 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7" calcext:value-type="float">
            <text:p>112121057</text:p>
          </table:table-cell>
          <table:table-cell office:value-type="string" calcext:value-type="string">
            <text:p>SONU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8" calcext:value-type="float">
            <text:p>112121058</text:p>
          </table:table-cell>
          <table:table-cell office:value-type="string" calcext:value-type="string">
            <text:p>SOURABH TIW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59" calcext:value-type="float">
            <text:p>112121059</text:p>
          </table:table-cell>
          <table:table-cell office:value-type="string" calcext:value-type="string">
            <text:p>SRI ANURAG 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0" calcext:value-type="float">
            <text:p>112121060</text:p>
          </table:table-cell>
          <table:table-cell office:value-type="string" calcext:value-type="string">
            <text:p>SRIVASTAV AMITKUMAR JAN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1" calcext:value-type="float">
            <text:p>112121061</text:p>
          </table:table-cell>
          <table:table-cell office:value-type="string" calcext:value-type="string">
            <text:p>SRIVASTAVA RISHABH JANAK KISH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2" calcext:value-type="float">
            <text:p>112121062</text:p>
          </table:table-cell>
          <table:table-cell office:value-type="string" calcext:value-type="string">
            <text:p>S SNEKHAL PRAS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3" calcext:value-type="float">
            <text:p>112121063</text:p>
          </table:table-cell>
          <table:table-cell office:value-type="string" calcext:value-type="string">
            <text:p>SUBBHU KARTHICK S.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4" calcext:value-type="float">
            <text:p>112121064</text:p>
          </table:table-cell>
          <table:table-cell office:value-type="string" calcext:value-type="string">
            <text:p>SUDHEER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5" calcext:value-type="float">
            <text:p>112121065</text:p>
          </table:table-cell>
          <table:table-cell office:value-type="string" calcext:value-type="string">
            <text:p>SUJEET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6" calcext:value-type="float">
            <text:p>112121066</text:p>
          </table:table-cell>
          <table:table-cell office:value-type="string" calcext:value-type="string">
            <text:p>SUNKARA VENKATA KARTH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7" calcext:value-type="float">
            <text:p>112121067</text:p>
          </table:table-cell>
          <table:table-cell office:value-type="string" calcext:value-type="string">
            <text:p>SURYAWANSHI RUTUJEET ABHIJE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8" calcext:value-type="float">
            <text:p>112121068</text:p>
          </table:table-cell>
          <table:table-cell office:value-type="string" calcext:value-type="string">
            <text:p>SYED BILAL TAQEE MOHD IM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69" calcext:value-type="float">
            <text:p>112121069</text:p>
          </table:table-cell>
          <table:table-cell office:value-type="string" calcext:value-type="string">
            <text:p>TEJAS PA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0" calcext:value-type="float">
            <text:p>112121070</text:p>
          </table:table-cell>
          <table:table-cell office:value-type="string" calcext:value-type="string">
            <text:p>THANVANTH B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1" calcext:value-type="float">
            <text:p>112121071</text:p>
          </table:table-cell>
          <table:table-cell office:value-type="string" calcext:value-type="string">
            <text:p>UJJAWAL PATH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2" calcext:value-type="float">
            <text:p>112121072</text:p>
          </table:table-cell>
          <table:table-cell office:value-type="string" calcext:value-type="string">
            <text:p>VAIKUNDARAMAN T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3" calcext:value-type="float">
            <text:p>112121073</text:p>
          </table:table-cell>
          <table:table-cell office:value-type="string" calcext:value-type="string">
            <text:p>VALLARASU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4" calcext:value-type="float">
            <text:p>112121074</text:p>
          </table:table-cell>
          <table:table-cell office:value-type="string" calcext:value-type="string">
            <text:p>VALLIAMMAI.S.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5" calcext:value-type="float">
            <text:p>112121075</text:p>
          </table:table-cell>
          <table:table-cell office:value-type="string" calcext:value-type="string">
            <text:p>VIDYA JAIDEO TANDEK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6" calcext:value-type="float">
            <text:p>112121076</text:p>
          </table:table-cell>
          <table:table-cell office:value-type="string" calcext:value-type="string">
            <text:p>VIDYASHREE HARINI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7" calcext:value-type="float">
            <text:p>112121077</text:p>
          </table:table-cell>
          <table:table-cell office:value-type="string" calcext:value-type="string">
            <text:p>VIGNESHWARAN 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8" calcext:value-type="float">
            <text:p>112121078</text:p>
          </table:table-cell>
          <table:table-cell office:value-type="string" calcext:value-type="string">
            <text:p>VIRUTHEESHWARI V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79" calcext:value-type="float">
            <text:p>112121079</text:p>
          </table:table-cell>
          <table:table-cell office:value-type="string" calcext:value-type="string">
            <text:p>VISHWA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2121080" calcext:value-type="float">
            <text:p>112121080</text:p>
          </table:table-cell>
          <table:table-cell office:value-type="string" calcext:value-type="string">
            <text:p>V P SREEN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14121001" calcext:value-type="float">
            <text:p>114121001</text:p>
          </table:table-cell>
          <table:table-cell office:value-type="string" calcext:value-type="string">
            <text:p>AARYA SIN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02" calcext:value-type="float">
            <text:p>114121002</text:p>
          </table:table-cell>
          <table:table-cell office:value-type="string" calcext:value-type="string">
            <text:p>ABHISHEK KUMAR GUP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03" calcext:value-type="float">
            <text:p>114121003</text:p>
          </table:table-cell>
          <table:table-cell office:value-type="string" calcext:value-type="string">
            <text:p>ADITYA TIW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04" calcext:value-type="float">
            <text:p>114121004</text:p>
          </table:table-cell>
          <table:table-cell office:value-type="string" calcext:value-type="string">
            <text:p>AHINSA SO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05" calcext:value-type="float">
            <text:p>114121005</text:p>
          </table:table-cell>
          <table:table-cell office:value-type="string" calcext:value-type="string">
            <text:p>AJAY.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06" calcext:value-type="float">
            <text:p>114121006</text:p>
          </table:table-cell>
          <table:table-cell office:value-type="string" calcext:value-type="string">
            <text:p>AJMAL ZAAIM RUBBY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07" calcext:value-type="float">
            <text:p>114121007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08" calcext:value-type="float">
            <text:p>114121008</text:p>
          </table:table-cell>
          <table:table-cell office:value-type="string" calcext:value-type="string">
            <text:p>A KOUSHIK 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09" calcext:value-type="float">
            <text:p>114121009</text:p>
          </table:table-cell>
          <table:table-cell office:value-type="string" calcext:value-type="string">
            <text:p>APOORVA UJWAL BHAN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10" calcext:value-type="float">
            <text:p>114121010</text:p>
          </table:table-cell>
          <table:table-cell office:value-type="string" calcext:value-type="string">
            <text:p>ARAVIND KRISHNA P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11" calcext:value-type="float">
            <text:p>114121011</text:p>
          </table:table-cell>
          <table:table-cell office:value-type="string" calcext:value-type="string">
            <text:p>ASHUTOSH PANW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12" calcext:value-type="float">
            <text:p>114121012</text:p>
          </table:table-cell>
          <table:table-cell office:value-type="string" calcext:value-type="string">
            <text:p>AVDESH KUMAR M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13" calcext:value-type="float">
            <text:p>114121013</text:p>
          </table:table-cell>
          <table:table-cell office:value-type="string" calcext:value-type="string">
            <text:p>AVULA MAH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14" calcext:value-type="float">
            <text:p>114121014</text:p>
          </table:table-cell>
          <table:table-cell office:value-type="string" calcext:value-type="string">
            <text:p>B.M.MADH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15" calcext:value-type="float">
            <text:p>114121015</text:p>
          </table:table-cell>
          <table:table-cell office:value-type="string" calcext:value-type="string">
            <text:p>CHALLIENKHU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16" calcext:value-type="float">
            <text:p>114121016</text:p>
          </table:table-cell>
          <table:table-cell office:value-type="string" calcext:value-type="string">
            <text:p>CHINMAY NARASINHA UPADHY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17" calcext:value-type="float">
            <text:p>114121017</text:p>
          </table:table-cell>
          <table:table-cell office:value-type="string" calcext:value-type="string">
            <text:p>CHITRANSH J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18" calcext:value-type="float">
            <text:p>114121018</text:p>
          </table:table-cell>
          <table:table-cell office:value-type="string" calcext:value-type="string">
            <text:p>DEBALEENA BAS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19" calcext:value-type="float">
            <text:p>114121019</text:p>
          </table:table-cell>
          <table:table-cell office:value-type="string" calcext:value-type="string">
            <text:p>DEVARAKONDA HIMABINDH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20" calcext:value-type="float">
            <text:p>114121020</text:p>
          </table:table-cell>
          <table:table-cell office:value-type="string" calcext:value-type="string">
            <text:p>DHARSH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21" calcext:value-type="float">
            <text:p>114121021</text:p>
          </table:table-cell>
          <table:table-cell office:value-type="string" calcext:value-type="string">
            <text:p>DHAYANAND S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22" calcext:value-type="float">
            <text:p>114121022</text:p>
          </table:table-cell>
          <table:table-cell office:value-type="string" calcext:value-type="string">
            <text:p>DHINEASH KUMAR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23" calcext:value-type="float">
            <text:p>114121023</text:p>
          </table:table-cell>
          <table:table-cell office:value-type="string" calcext:value-type="string">
            <text:p>DHRUV CHAU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24" calcext:value-type="float">
            <text:p>114121024</text:p>
          </table:table-cell>
          <table:table-cell office:value-type="string" calcext:value-type="string">
            <text:p>D K VARUN NEV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25" calcext:value-type="float">
            <text:p>114121025</text:p>
          </table:table-cell>
          <table:table-cell office:value-type="string" calcext:value-type="string">
            <text:p>D RAMYAS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26" calcext:value-type="float">
            <text:p>114121026</text:p>
          </table:table-cell>
          <table:table-cell office:value-type="string" calcext:value-type="string">
            <text:p>DUPPADA VENKAT CHA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27" calcext:value-type="float">
            <text:p>114121027</text:p>
          </table:table-cell>
          <table:table-cell office:value-type="string" calcext:value-type="string">
            <text:p>DYAVATHI RITHVIN 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28" calcext:value-type="float">
            <text:p>114121028</text:p>
          </table:table-cell>
          <table:table-cell office:value-type="string" calcext:value-type="string">
            <text:p>ERIK BOR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29" calcext:value-type="float">
            <text:p>114121029</text:p>
          </table:table-cell>
          <table:table-cell office:value-type="string" calcext:value-type="string">
            <text:p>ESHA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30" calcext:value-type="float">
            <text:p>114121030</text:p>
          </table:table-cell>
          <table:table-cell office:value-type="string" calcext:value-type="string">
            <text:p>GADHAMSETTY SRI VENKATA ABHIN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31" calcext:value-type="float">
            <text:p>114121031</text:p>
          </table:table-cell>
          <table:table-cell office:value-type="string" calcext:value-type="string">
            <text:p>GANISHK 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32" calcext:value-type="float">
            <text:p>114121032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33" calcext:value-type="float">
            <text:p>114121033</text:p>
          </table:table-cell>
          <table:table-cell office:value-type="string" calcext:value-type="string">
            <text:p>GAURAV YADA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34" calcext:value-type="float">
            <text:p>114121034</text:p>
          </table:table-cell>
          <table:table-cell office:value-type="string" calcext:value-type="string">
            <text:p>GIRATKAR ROHIT SUN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35" calcext:value-type="float">
            <text:p>114121035</text:p>
          </table:table-cell>
          <table:table-cell office:value-type="string" calcext:value-type="string">
            <text:p>HARESHVAR 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36" calcext:value-type="float">
            <text:p>114121036</text:p>
          </table:table-cell>
          <table:table-cell office:value-type="string" calcext:value-type="string">
            <text:p>HARISH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37" calcext:value-type="float">
            <text:p>114121037</text:p>
          </table:table-cell>
          <table:table-cell office:value-type="string" calcext:value-type="string">
            <text:p>HEMANTH GANGESH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38" calcext:value-type="float">
            <text:p>114121038</text:p>
          </table:table-cell>
          <table:table-cell office:value-type="string" calcext:value-type="string">
            <text:p>HEMANTH KANNAN A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39" calcext:value-type="float">
            <text:p>114121039</text:p>
          </table:table-cell>
          <table:table-cell office:value-type="string" calcext:value-type="string">
            <text:p>JOANELLE J KEN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40" calcext:value-type="float">
            <text:p>114121040</text:p>
          </table:table-cell>
          <table:table-cell office:value-type="string" calcext:value-type="string">
            <text:p>JOSHUA BENEDICT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41" calcext:value-type="float">
            <text:p>114121041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42" calcext:value-type="float">
            <text:p>114121042</text:p>
          </table:table-cell>
          <table:table-cell office:value-type="string" calcext:value-type="string">
            <text:p>KAAVYA SWETHA V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43" calcext:value-type="float">
            <text:p>114121043</text:p>
          </table:table-cell>
          <table:table-cell office:value-type="string" calcext:value-type="string">
            <text:p>KAMBLE SUMEDH SHAN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44" calcext:value-type="float">
            <text:p>114121044</text:p>
          </table:table-cell>
          <table:table-cell office:value-type="string" calcext:value-type="string">
            <text:p>KAR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45" calcext:value-type="float">
            <text:p>114121045</text:p>
          </table:table-cell>
          <table:table-cell office:value-type="string" calcext:value-type="string">
            <text:p>KAUSHIQ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46" calcext:value-type="float">
            <text:p>114121046</text:p>
          </table:table-cell>
          <table:table-cell office:value-type="string" calcext:value-type="string">
            <text:p>KESHAV GA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47" calcext:value-type="float">
            <text:p>114121047</text:p>
          </table:table-cell>
          <table:table-cell office:value-type="string" calcext:value-type="string">
            <text:p>KESHAV KAB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48" calcext:value-type="float">
            <text:p>114121048</text:p>
          </table:table-cell>
          <table:table-cell office:value-type="string" calcext:value-type="string">
            <text:p>KHUSHI CHANE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49" calcext:value-type="float">
            <text:p>114121049</text:p>
          </table:table-cell>
          <table:table-cell office:value-type="string" calcext:value-type="string">
            <text:p>KOTNANA CHIDWI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50" calcext:value-type="float">
            <text:p>114121050</text:p>
          </table:table-cell>
          <table:table-cell office:value-type="string" calcext:value-type="string">
            <text:p>K S SRISOWRIRAJ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51" calcext:value-type="float">
            <text:p>114121051</text:p>
          </table:table-cell>
          <table:table-cell office:value-type="string" calcext:value-type="string">
            <text:p>KUMBHAR PRATHAMESH GOV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52" calcext:value-type="float">
            <text:p>114121052</text:p>
          </table:table-cell>
          <table:table-cell office:value-type="string" calcext:value-type="string">
            <text:p>MADHU BAL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53" calcext:value-type="float">
            <text:p>114121053</text:p>
          </table:table-cell>
          <table:table-cell office:value-type="string" calcext:value-type="string">
            <text:p>MIRDULA <text:s/>A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54" calcext:value-type="float">
            <text:p>114121054</text:p>
          </table:table-cell>
          <table:table-cell office:value-type="string" calcext:value-type="string">
            <text:p>MUKESH <text:s/>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55" calcext:value-type="float">
            <text:p>114121055</text:p>
          </table:table-cell>
          <table:table-cell office:value-type="string" calcext:value-type="string">
            <text:p>M YOGEESV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56" calcext:value-type="float">
            <text:p>114121056</text:p>
          </table:table-cell>
          <table:table-cell office:value-type="string" calcext:value-type="string">
            <text:p>NANDHIN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57" calcext:value-type="float">
            <text:p>114121057</text:p>
          </table:table-cell>
          <table:table-cell office:value-type="string" calcext:value-type="string">
            <text:p>NAROJU RAJ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58" calcext:value-type="float">
            <text:p>114121058</text:p>
          </table:table-cell>
          <table:table-cell office:value-type="string" calcext:value-type="string">
            <text:p>NAVEENPRASANNA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59" calcext:value-type="float">
            <text:p>114121059</text:p>
          </table:table-cell>
          <table:table-cell office:value-type="string" calcext:value-type="string">
            <text:p>NIRAJ AMRUTRAO ZAMBRE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60" calcext:value-type="float">
            <text:p>114121060</text:p>
          </table:table-cell>
          <table:table-cell office:value-type="string" calcext:value-type="string">
            <text:p>NISHA PREETHI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61" calcext:value-type="float">
            <text:p>114121061</text:p>
          </table:table-cell>
          <table:table-cell office:value-type="string" calcext:value-type="string">
            <text:p>N V KARTHIK BALAJ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62" calcext:value-type="float">
            <text:p>114121062</text:p>
          </table:table-cell>
          <table:table-cell office:value-type="string" calcext:value-type="string">
            <text:p>PATHIVADA SANDH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63" calcext:value-type="float">
            <text:p>114121063</text:p>
          </table:table-cell>
          <table:table-cell office:value-type="string" calcext:value-type="string">
            <text:p>PAWA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64" calcext:value-type="float">
            <text:p>114121064</text:p>
          </table:table-cell>
          <table:table-cell office:value-type="string" calcext:value-type="string">
            <text:p>P M ISAI VISAA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65" calcext:value-type="float">
            <text:p>114121065</text:p>
          </table:table-cell>
          <table:table-cell office:value-type="string" calcext:value-type="string">
            <text:p>PRAKHAR VISHNO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66" calcext:value-type="float">
            <text:p>114121066</text:p>
          </table:table-cell>
          <table:table-cell office:value-type="string" calcext:value-type="string">
            <text:p>PRANAV GUHAN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67" calcext:value-type="float">
            <text:p>114121067</text:p>
          </table:table-cell>
          <table:table-cell office:value-type="string" calcext:value-type="string">
            <text:p>PRANAV KUMAR 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68" calcext:value-type="float">
            <text:p>114121068</text:p>
          </table:table-cell>
          <table:table-cell office:value-type="string" calcext:value-type="string">
            <text:p>PRATHEEP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69" calcext:value-type="float">
            <text:p>114121069</text:p>
          </table:table-cell>
          <table:table-cell office:value-type="string" calcext:value-type="string">
            <text:p>PRIYAM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70" calcext:value-type="float">
            <text:p>114121070</text:p>
          </table:table-cell>
          <table:table-cell office:value-type="string" calcext:value-type="string">
            <text:p>RANJIT KUMAR V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71" calcext:value-type="float">
            <text:p>114121071</text:p>
          </table:table-cell>
          <table:table-cell office:value-type="string" calcext:value-type="string">
            <text:p>RICHA SWARA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72" calcext:value-type="float">
            <text:p>114121072</text:p>
          </table:table-cell>
          <table:table-cell office:value-type="string" calcext:value-type="string">
            <text:p>RISHAV RANJ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73" calcext:value-type="float">
            <text:p>114121073</text:p>
          </table:table-cell>
          <table:table-cell office:value-type="string" calcext:value-type="string">
            <text:p>ROHINI A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74" calcext:value-type="float">
            <text:p>114121074</text:p>
          </table:table-cell>
          <table:table-cell office:value-type="string" calcext:value-type="string">
            <text:p>SAJAN VIDHYESH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75" calcext:value-type="float">
            <text:p>114121075</text:p>
          </table:table-cell>
          <table:table-cell office:value-type="string" calcext:value-type="string">
            <text:p>SAM TAMILVENTHAN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76" calcext:value-type="float">
            <text:p>114121076</text:p>
          </table:table-cell>
          <table:table-cell office:value-type="string" calcext:value-type="string">
            <text:p>SANKA CHAITANYA VASAVI BALA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77" calcext:value-type="float">
            <text:p>114121077</text:p>
          </table:table-cell>
          <table:table-cell office:value-type="string" calcext:value-type="string">
            <text:p>SANSKAR DWIVED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78" calcext:value-type="float">
            <text:p>114121078</text:p>
          </table:table-cell>
          <table:table-cell office:value-type="string" calcext:value-type="string">
            <text:p>SARANKUMAR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79" calcext:value-type="float">
            <text:p>114121079</text:p>
          </table:table-cell>
          <table:table-cell office:value-type="string" calcext:value-type="string">
            <text:p>SATHISHKUMAR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80" calcext:value-type="float">
            <text:p>114121080</text:p>
          </table:table-cell>
          <table:table-cell office:value-type="string" calcext:value-type="string">
            <text:p>SATYAM SACHDE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81" calcext:value-type="float">
            <text:p>114121081</text:p>
          </table:table-cell>
          <table:table-cell office:value-type="string" calcext:value-type="string">
            <text:p>SETHU MADHAV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82" calcext:value-type="float">
            <text:p>114121082</text:p>
          </table:table-cell>
          <table:table-cell office:value-type="string" calcext:value-type="string">
            <text:p>SHANJAI S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83" calcext:value-type="float">
            <text:p>114121083</text:p>
          </table:table-cell>
          <table:table-cell office:value-type="string" calcext:value-type="string">
            <text:p>SHANKAR 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84" calcext:value-type="float">
            <text:p>114121084</text:p>
          </table:table-cell>
          <table:table-cell office:value-type="string" calcext:value-type="string">
            <text:p>SHANK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85" calcext:value-type="float">
            <text:p>114121085</text:p>
          </table:table-cell>
          <table:table-cell office:value-type="string" calcext:value-type="string">
            <text:p>SHANTHIN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86" calcext:value-type="float">
            <text:p>114121086</text:p>
          </table:table-cell>
          <table:table-cell office:value-type="string" calcext:value-type="string">
            <text:p>SHARMIKHA 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87" calcext:value-type="float">
            <text:p>114121087</text:p>
          </table:table-cell>
          <table:table-cell office:value-type="string" calcext:value-type="string">
            <text:p>SHASHANK KAUSH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88" calcext:value-type="float">
            <text:p>114121088</text:p>
          </table:table-cell>
          <table:table-cell office:value-type="string" calcext:value-type="string">
            <text:p>SHREYAS K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89" calcext:value-type="float">
            <text:p>114121089</text:p>
          </table:table-cell>
          <table:table-cell office:value-type="string" calcext:value-type="string">
            <text:p>SHRIHARI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90" calcext:value-type="float">
            <text:p>114121090</text:p>
          </table:table-cell>
          <table:table-cell office:value-type="string" calcext:value-type="string">
            <text:p>SHRIVATHS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91" calcext:value-type="float">
            <text:p>114121091</text:p>
          </table:table-cell>
          <table:table-cell office:value-type="string" calcext:value-type="string">
            <text:p>SOMYA J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92" calcext:value-type="float">
            <text:p>114121092</text:p>
          </table:table-cell>
          <table:table-cell office:value-type="string" calcext:value-type="string">
            <text:p>SREENIDHI 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93" calcext:value-type="float">
            <text:p>114121093</text:p>
          </table:table-cell>
          <table:table-cell office:value-type="string" calcext:value-type="string">
            <text:p>SRIDHAR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94" calcext:value-type="float">
            <text:p>114121094</text:p>
          </table:table-cell>
          <table:table-cell office:value-type="string" calcext:value-type="string">
            <text:p>SRIRAM NAMAGI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95" calcext:value-type="float">
            <text:p>114121095</text:p>
          </table:table-cell>
          <table:table-cell office:value-type="string" calcext:value-type="string">
            <text:p>SRUTHI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96" calcext:value-type="float">
            <text:p>114121096</text:p>
          </table:table-cell>
          <table:table-cell office:value-type="string" calcext:value-type="string">
            <text:p>S.SANJAYRAM THAR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97" calcext:value-type="float">
            <text:p>114121097</text:p>
          </table:table-cell>
          <table:table-cell office:value-type="string" calcext:value-type="string">
            <text:p>S THARUN ABHIR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098" calcext:value-type="float">
            <text:p>114121098</text:p>
          </table:table-cell>
          <table:table-cell office:value-type="string" calcext:value-type="string">
            <text:p>SUDHARSHAN 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099" calcext:value-type="float">
            <text:p>114121099</text:p>
          </table:table-cell>
          <table:table-cell office:value-type="string" calcext:value-type="string">
            <text:p>SUGANTH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00" calcext:value-type="float">
            <text:p>114121100</text:p>
          </table:table-cell>
          <table:table-cell office:value-type="string" calcext:value-type="string">
            <text:p>SURYABH BHATTACHAR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01" calcext:value-type="float">
            <text:p>114121101</text:p>
          </table:table-cell>
          <table:table-cell office:value-type="string" calcext:value-type="string">
            <text:p>TANISHQ.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02" calcext:value-type="float">
            <text:p>114121102</text:p>
          </table:table-cell>
          <table:table-cell office:value-type="string" calcext:value-type="string">
            <text:p>TANMAY PIPLODI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03" calcext:value-type="float">
            <text:p>114121103</text:p>
          </table:table-cell>
          <table:table-cell office:value-type="string" calcext:value-type="string">
            <text:p>TARUN 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04" calcext:value-type="float">
            <text:p>114121104</text:p>
          </table:table-cell>
          <table:table-cell office:value-type="string" calcext:value-type="string">
            <text:p>TAUSEEF MUSTAF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05" calcext:value-type="float">
            <text:p>114121105</text:p>
          </table:table-cell>
          <table:table-cell office:value-type="string" calcext:value-type="string">
            <text:p>TEJAS BOTHA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06" calcext:value-type="float">
            <text:p>114121106</text:p>
          </table:table-cell>
          <table:table-cell office:value-type="string" calcext:value-type="string">
            <text:p>THIRAVIAM PILLAI 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07" calcext:value-type="float">
            <text:p>114121107</text:p>
          </table:table-cell>
          <table:table-cell office:value-type="string" calcext:value-type="string">
            <text:p>TOLANI GOURAV KISHANL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08" calcext:value-type="float">
            <text:p>114121108</text:p>
          </table:table-cell>
          <table:table-cell office:value-type="string" calcext:value-type="string">
            <text:p>UPPALAPATI STANLY VASANTH KIR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09" calcext:value-type="float">
            <text:p>114121109</text:p>
          </table:table-cell>
          <table:table-cell office:value-type="string" calcext:value-type="string">
            <text:p>VAIBHAV MEHRO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10" calcext:value-type="float">
            <text:p>114121110</text:p>
          </table:table-cell>
          <table:table-cell office:value-type="string" calcext:value-type="string">
            <text:p>VAYDA MOHAMMED AHMED MOHAMMED SADIQ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11" calcext:value-type="float">
            <text:p>114121111</text:p>
          </table:table-cell>
          <table:table-cell office:value-type="string" calcext:value-type="string">
            <text:p>VIBHA KAUSHI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12" calcext:value-type="float">
            <text:p>114121112</text:p>
          </table:table-cell>
          <table:table-cell office:value-type="string" calcext:value-type="string">
            <text:p>VIJAYMEGAVARUNAN 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13" calcext:value-type="float">
            <text:p>114121113</text:p>
          </table:table-cell>
          <table:table-cell office:value-type="string" calcext:value-type="string">
            <text:p>VINEET KIRAN SHI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14" calcext:value-type="float">
            <text:p>114121114</text:p>
          </table:table-cell>
          <table:table-cell office:value-type="string" calcext:value-type="string">
            <text:p>VISHAL S 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15" calcext:value-type="float">
            <text:p>114121115</text:p>
          </table:table-cell>
          <table:table-cell office:value-type="string" calcext:value-type="string">
            <text:p>VISHNUCHARAN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114121116" calcext:value-type="float">
            <text:p>114121116</text:p>
          </table:table-cell>
          <table:table-cell office:value-type="string" calcext:value-type="string">
            <text:p>V S SURIYAPRAK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4121117" calcext:value-type="float">
            <text:p>114121117</text:p>
          </table:table-cell>
          <table:table-cell office:value-type="string" calcext:value-type="string">
            <text:p>YADHU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Tech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 table:number-rows-repeated="104750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ademicReport" style:display-name="PageStyle_Academic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ff</meta:initial-creator>
    <meta:creation-date>2021-12-15T11:12:59</meta:creation-date>
    <dc:date>2022-07-16T16:41:41.592923245</dc:date>
    <meta:generator>LibreOffice/7.3.3.2$Linux_X86_64 LibreOffice_project/30$Build-2</meta:generator>
    <meta:editing-duration>PT3M59S</meta:editing-duration>
    <meta:editing-cycles>1</meta:editing-cycles>
    <meta:document-statistic meta:table-count="1" meta:cell-count="6438" meta:object-count="0"/>
    <meta:user-defined meta:name="AppVersion">16.0300</meta:user-defined>
  </office:meta>
</office:document-meta>
</file>